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pace Mono" svg:font-family="'Space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00%" fo:text-align="justify" style:justify-single-word="false"/>
      <style:text-properties fo:color="#000000" style:font-name="Space Mono" fo:font-size="10pt" style:font-size-asian="10pt" style:font-size-complex="10pt"/>
    </style:style>
    <style:style style:name="P2" style:family="paragraph" style:parent-style-name="Heading_20_2">
      <style:paragraph-properties fo:line-height="100%" fo:text-align="justify" style:justify-single-word="false" fo:padding="0.049cm" fo:border="0.06pt solid #e3e3e3"/>
      <style:text-properties fo:color="#000000" style:font-name="Space Mono" fo:font-size="10pt" style:font-size-asian="10pt" style:font-size-complex="10pt"/>
    </style:style>
    <style:style style:name="P3" style:family="paragraph" style:parent-style-name="Heading_20_3">
      <style:paragraph-properties fo:line-height="100%" fo:text-align="justify" style:justify-single-word="false"/>
      <style:text-properties fo:color="#000000" style:font-name="Space Mono" fo:font-size="10pt" style:font-size-asian="10pt" style:font-size-complex="10pt"/>
    </style:style>
    <style:style style:name="P4" style:family="paragraph" style:parent-style-name="Heading_20_3">
      <style:paragraph-properties fo:line-height="100%" fo:padding="0.049cm" fo:border="0.06pt solid #e3e3e3"/>
      <style:text-properties fo:color="#000000" style:font-name="Space Mono" fo:font-size="10pt" style:font-size-asian="10pt" style:font-size-complex="10pt"/>
    </style:style>
    <style:style style:name="P5" style:family="paragraph" style:parent-style-name="Heading_20_3">
      <style:paragraph-properties fo:line-height="100%" fo:text-align="justify" style:justify-single-word="false" fo:padding="0.049cm" fo:border="0.06pt solid #e3e3e3"/>
      <style:text-properties fo:color="#000000" style:font-name="Space Mono" fo:font-size="10pt" style:font-size-asian="10pt" style:font-size-complex="10pt"/>
    </style:style>
    <style:style style:name="P6" style:family="paragraph" style:parent-style-name="Heading_20_4">
      <style:paragraph-properties fo:line-height="100%" fo:text-align="justify" style:justify-single-word="false" fo:padding="0.049cm" fo:border="0.06pt solid #e3e3e3"/>
      <style:text-properties fo:color="#000000" style:font-name="Space Mono" fo:font-size="10pt" style:font-size-asian="10pt" style:font-size-complex="10pt"/>
    </style:style>
    <style:style style:name="P7" style:family="paragraph" style:parent-style-name="Heading_20_4">
      <style:paragraph-properties fo:line-height="100%" fo:text-align="justify" style:justify-single-word="false" fo:padding="0.049cm" fo:border="0.06pt solid #e3e3e3"/>
    </style:style>
    <style:style style:name="P8" style:family="paragraph" style:parent-style-name="Preformatted_20_Text">
      <style:paragraph-properties fo:margin-top="0cm" fo:margin-bottom="0.499cm" loext:contextual-spacing="false" fo:line-height="100%" fo:padding="0.049cm" fo:border="0.06pt solid #e3e3e3" style:writing-mode="lr-tb"/>
    </style:style>
    <style:style style:name="P9" style:family="paragraph" style:parent-style-name="Preformatted_20_Text">
      <style:paragraph-properties fo:margin-top="0cm" fo:margin-bottom="0.499cm" loext:contextual-spacing="false" fo:line-height="100%" fo:text-align="justify" style:justify-single-word="false" fo:padding="0.049cm" fo:border="0.06pt solid #e3e3e3" style:writing-mode="lr-tb"/>
    </style:style>
    <style:style style:name="P10" style:family="paragraph" style:parent-style-name="Preformatted_20_Text" style:list-style-name="L5">
      <style:paragraph-properties fo:margin-top="0cm" fo:margin-bottom="0.499cm" loext:contextual-spacing="false" fo:line-height="100%" fo:text-align="justify" style:justify-single-word="false" fo:padding="0.049cm" fo:border="0.06pt solid #e3e3e3" style:writing-mode="lr-tb"/>
    </style:style>
    <style:style style:name="P11" style:family="paragraph" style:parent-style-name="Preformatted_20_Text" style:list-style-name="L6">
      <style:paragraph-properties fo:margin-top="0cm" fo:margin-bottom="0.499cm" loext:contextual-spacing="false" fo:line-height="100%" fo:text-align="justify" style:justify-single-word="false" fo:padding="0.049cm" fo:border="0.06pt solid #e3e3e3" style:writing-mode="lr-tb"/>
    </style:style>
    <style:style style:name="P12" style:family="paragraph" style:parent-style-name="Preformatted_20_Text" style:list-style-name="L7">
      <style:paragraph-properties fo:margin-top="0cm" fo:margin-bottom="0.499cm" loext:contextual-spacing="false" fo:line-height="100%" fo:text-align="justify" style:justify-single-word="false" fo:padding="0.049cm" fo:border="0.06pt solid #e3e3e3" style:writing-mode="lr-tb"/>
    </style:style>
    <style:style style:name="P13" style:family="paragraph" style:parent-style-name="Preformatted_20_Text" style:list-style-name="L9">
      <style:paragraph-properties fo:margin-top="0cm" fo:margin-bottom="0.499cm" loext:contextual-spacing="false" fo:line-height="100%" fo:text-align="justify" style:justify-single-word="false" fo:padding="0.049cm" fo:border="0.06pt solid #e3e3e3" style:writing-mode="lr-tb"/>
    </style:style>
    <style:style style:name="P14" style:family="paragraph" style:parent-style-name="Preformatted_20_Text" style:list-style-name="L10">
      <style:paragraph-properties fo:margin-top="0cm" fo:margin-bottom="0.499cm" loext:contextual-spacing="false" fo:line-height="100%" fo:text-align="justify" style:justify-single-word="false" fo:padding="0.049cm" fo:border="0.06pt solid #e3e3e3" style:writing-mode="lr-tb"/>
    </style:style>
    <style:style style:name="P15" style:family="paragraph" style:parent-style-name="Preformatted_20_Text" style:list-style-name="L11">
      <style:paragraph-properties fo:margin-top="0cm" fo:margin-bottom="0.499cm" loext:contextual-spacing="false" fo:line-height="100%" fo:text-align="justify" style:justify-single-word="false" fo:padding="0.049cm" fo:border="0.06pt solid #e3e3e3" style:writing-mode="lr-tb"/>
    </style:style>
    <style:style style:name="P16" style:family="paragraph" style:parent-style-name="Preformatted_20_Text" style:list-style-name="L19">
      <style:paragraph-properties fo:margin-top="0cm" fo:margin-bottom="0.499cm" loext:contextual-spacing="false" fo:line-height="100%" fo:padding="0.049cm" fo:border="0.06pt solid #e3e3e3" style:writing-mode="lr-tb"/>
    </style:style>
    <style:style style:name="P17" style:family="paragraph" style:parent-style-name="Preformatted_20_Text" style:list-style-name="L20">
      <style:paragraph-properties fo:margin-top="0cm" fo:margin-bottom="0.499cm" loext:contextual-spacing="false" fo:line-height="100%" fo:padding="0.049cm" fo:border="0.06pt solid #e3e3e3" style:writing-mode="lr-tb"/>
    </style:style>
    <style:style style:name="P18" style:family="paragraph" style:parent-style-name="Preformatted_20_Text">
      <style:paragraph-properties fo:line-height="100%" fo:padding="0.049cm" fo:border="0.06pt solid #e3e3e3"/>
      <style:text-properties fo:color="#000000" style:font-name="Space Mono" fo:font-size="10pt" style:font-size-asian="10pt" style:font-size-complex="10pt" loext:padding="0.049cm" loext:border="0.06pt solid #e3e3e3"/>
    </style:style>
    <style:style style:name="P19" style:family="paragraph" style:parent-style-name="Preformatted_20_Text">
      <style:paragraph-properties fo:line-height="100%" fo:text-align="justify" style:justify-single-word="false" fo:padding="0.049cm" fo:border="0.06pt solid #e3e3e3"/>
      <style:text-properties fo:color="#000000" style:font-name="Space Mono" fo:font-size="10pt" style:font-size-asian="10pt" style:font-size-complex="10pt" loext:padding="0.049cm" loext:border="0.06pt solid #e3e3e3"/>
    </style:style>
    <style:style style:name="P20" style:family="paragraph" style:parent-style-name="Preformatted_20_Text" style:list-style-name="L5">
      <style:paragraph-properties fo:line-height="100%" fo:text-align="justify" style:justify-single-word="false" fo:padding="0.049cm" fo:border="0.06pt solid #e3e3e3"/>
      <style:text-properties fo:color="#000000" style:font-name="Space Mono" fo:font-size="10pt" style:font-size-asian="10pt" style:font-size-complex="10pt" loext:padding="0.049cm" loext:border="0.06pt solid #e3e3e3"/>
    </style:style>
    <style:style style:name="P21" style:family="paragraph" style:parent-style-name="Preformatted_20_Text" style:list-style-name="L6">
      <style:paragraph-properties fo:line-height="100%" fo:text-align="justify" style:justify-single-word="false" fo:padding="0.049cm" fo:border="0.06pt solid #e3e3e3"/>
      <style:text-properties fo:color="#000000" style:font-name="Space Mono" fo:font-size="10pt" style:font-size-asian="10pt" style:font-size-complex="10pt" loext:padding="0.049cm" loext:border="0.06pt solid #e3e3e3"/>
    </style:style>
    <style:style style:name="P22" style:family="paragraph" style:parent-style-name="Preformatted_20_Text" style:list-style-name="L7">
      <style:paragraph-properties fo:line-height="100%" fo:text-align="justify" style:justify-single-word="false" fo:padding="0.049cm" fo:border="0.06pt solid #e3e3e3"/>
      <style:text-properties fo:color="#000000" style:font-name="Space Mono" fo:font-size="10pt" style:font-size-asian="10pt" style:font-size-complex="10pt" loext:padding="0.049cm" loext:border="0.06pt solid #e3e3e3"/>
    </style:style>
    <style:style style:name="P23" style:family="paragraph" style:parent-style-name="Preformatted_20_Text" style:list-style-name="L9">
      <style:paragraph-properties fo:line-height="100%" fo:text-align="justify" style:justify-single-word="false" fo:padding="0.049cm" fo:border="0.06pt solid #e3e3e3"/>
      <style:text-properties fo:color="#000000" style:font-name="Space Mono" fo:font-size="10pt" style:font-size-asian="10pt" style:font-size-complex="10pt" loext:padding="0.049cm" loext:border="0.06pt solid #e3e3e3"/>
    </style:style>
    <style:style style:name="P24" style:family="paragraph" style:parent-style-name="Preformatted_20_Text" style:list-style-name="L10">
      <style:paragraph-properties fo:line-height="100%" fo:text-align="justify" style:justify-single-word="false" fo:padding="0.049cm" fo:border="0.06pt solid #e3e3e3"/>
      <style:text-properties fo:color="#000000" style:font-name="Space Mono" fo:font-size="10pt" style:font-size-asian="10pt" style:font-size-complex="10pt" loext:padding="0.049cm" loext:border="0.06pt solid #e3e3e3"/>
    </style:style>
    <style:style style:name="P25" style:family="paragraph" style:parent-style-name="Preformatted_20_Text" style:list-style-name="L11">
      <style:paragraph-properties fo:line-height="100%" fo:text-align="justify" style:justify-single-word="false" fo:padding="0.049cm" fo:border="0.06pt solid #e3e3e3"/>
      <style:text-properties fo:color="#000000" style:font-name="Space Mono" fo:font-size="10pt" style:font-size-asian="10pt" style:font-size-complex="10pt" loext:padding="0.049cm" loext:border="0.06pt solid #e3e3e3"/>
    </style:style>
    <style:style style:name="P26" style:family="paragraph" style:parent-style-name="Preformatted_20_Text" style:list-style-name="L19">
      <style:paragraph-properties fo:line-height="100%" fo:padding="0.049cm" fo:border="0.06pt solid #e3e3e3"/>
      <style:text-properties fo:color="#000000" style:font-name="Space Mono" fo:font-size="10pt" style:font-size-asian="10pt" style:font-size-complex="10pt" loext:padding="0.049cm" loext:border="0.06pt solid #e3e3e3"/>
    </style:style>
    <style:style style:name="P27" style:family="paragraph" style:parent-style-name="Preformatted_20_Text" style:list-style-name="L20">
      <style:paragraph-properties fo:line-height="100%" fo:padding="0.049cm" fo:border="0.06pt solid #e3e3e3"/>
      <style:text-properties fo:color="#000000" style:font-name="Space Mono" fo:font-size="10pt" style:font-size-asian="10pt" style:font-size-complex="10pt" loext:padding="0.049cm" loext:border="0.06pt solid #e3e3e3"/>
    </style:style>
    <style:style style:name="P28" style:family="paragraph" style:parent-style-name="Preformatted_20_Text">
      <style:paragraph-properties fo:line-height="100%" fo:padding="0.049cm" fo:border="0.06pt solid #e3e3e3" style:writing-mode="lr-tb"/>
      <style:text-properties fo:color="#000000" style:font-name="Space Mono" fo:font-size="10pt" style:font-size-asian="10pt" style:font-size-complex="10pt"/>
    </style:style>
    <style:style style:name="P29" style:family="paragraph" style:parent-style-name="Preformatted_20_Text">
      <style:paragraph-properties fo:line-height="100%" fo:text-align="justify" style:justify-single-word="false" fo:padding="0.049cm" fo:border="0.06pt solid #e3e3e3" style:writing-mode="lr-tb"/>
      <style:text-properties fo:color="#000000" style:font-name="Space Mono" fo:font-size="10pt" style:font-size-asian="10pt" style:font-size-complex="10pt"/>
    </style:style>
    <style:style style:name="P30" style:family="paragraph" style:parent-style-name="Preformatted_20_Text" style:list-style-name="L20">
      <style:paragraph-properties fo:line-height="100%" fo:padding="0.049cm" fo:border="0.06pt solid #e3e3e3" style:writing-mode="lr-tb"/>
      <style:text-properties fo:color="#000000" style:font-name="Space Mono" fo:font-size="10pt" style:font-size-asian="10pt" style:font-size-complex="10pt"/>
    </style:style>
    <style:style style:name="P31" style:family="paragraph" style:parent-style-name="Preformatted_20_Text">
      <style:paragraph-properties fo:line-height="100%" fo:padding="0.049cm" fo:border="0.06pt solid #e3e3e3" style:writing-mode="lr-tb"/>
    </style:style>
    <style:style style:name="P32" style:family="paragraph" style:parent-style-name="Preformatted_20_Text">
      <style:paragraph-properties fo:line-height="100%" fo:text-align="justify" style:justify-single-word="false" fo:padding="0.049cm" fo:border="0.06pt solid #e3e3e3" style:writing-mode="lr-tb"/>
    </style:style>
    <style:style style:name="P33" style:family="paragraph" style:parent-style-name="Preformatted_20_Text" style:list-style-name="L5">
      <style:paragraph-properties fo:line-height="100%" fo:text-align="justify" style:justify-single-word="false" fo:padding="0.049cm" fo:border="0.06pt solid #e3e3e3" style:writing-mode="lr-tb"/>
    </style:style>
    <style:style style:name="P34" style:family="paragraph" style:parent-style-name="Preformatted_20_Text" style:list-style-name="L6">
      <style:paragraph-properties fo:line-height="100%" fo:text-align="justify" style:justify-single-word="false" fo:padding="0.049cm" fo:border="0.06pt solid #e3e3e3" style:writing-mode="lr-tb"/>
    </style:style>
    <style:style style:name="P35" style:family="paragraph" style:parent-style-name="Preformatted_20_Text" style:list-style-name="L7">
      <style:paragraph-properties fo:line-height="100%" fo:text-align="justify" style:justify-single-word="false" fo:padding="0.049cm" fo:border="0.06pt solid #e3e3e3" style:writing-mode="lr-tb"/>
    </style:style>
    <style:style style:name="P36" style:family="paragraph" style:parent-style-name="Preformatted_20_Text" style:list-style-name="L10">
      <style:paragraph-properties fo:line-height="100%" fo:text-align="justify" style:justify-single-word="false" fo:padding="0.049cm" fo:border="0.06pt solid #e3e3e3" style:writing-mode="lr-tb"/>
    </style:style>
    <style:style style:name="P37" style:family="paragraph" style:parent-style-name="Preformatted_20_Text" style:list-style-name="L20">
      <style:paragraph-properties fo:line-height="100%" fo:padding="0.049cm" fo:border="0.06pt solid #e3e3e3" style:writing-mode="lr-tb"/>
    </style:style>
    <style:style style:name="P38" style:family="paragraph" style:parent-style-name="Standard">
      <style:paragraph-properties fo:line-height="100%" fo:text-align="justify" style:justify-single-word="false"/>
      <style:text-properties fo:color="#000000" style:font-name="Space Mono" fo:font-size="10pt" style:font-size-asian="10pt" style:font-size-complex="10pt"/>
    </style:style>
    <style:style style:name="P39" style:family="paragraph" style:parent-style-name="Text_20_body">
      <style:paragraph-properties fo:line-height="100%" fo:text-align="justify" style:justify-single-word="false"/>
      <style:text-properties fo:color="#000000" style:font-name="Space Mono" fo:font-size="10pt" style:font-size-asian="10pt" style:font-size-complex="10pt"/>
    </style:style>
    <style:style style:name="P40" style:family="paragraph" style:parent-style-name="Text_20_body" style:list-style-name="L5">
      <style:paragraph-properties fo:margin-top="0cm" fo:margin-bottom="0cm" loext:contextual-spacing="false" fo:line-height="100%" fo:text-align="justify" style:justify-single-word="false" fo:padding="0.049cm" fo:border="0.06pt solid #e3e3e3"/>
      <style:text-properties fo:color="#000000" style:font-name="Space Mono" fo:font-size="10pt" style:font-size-asian="10pt" style:font-size-complex="10pt"/>
    </style:style>
    <style:style style:name="P41" style:family="paragraph" style:parent-style-name="Text_20_body" style:list-style-name="L8">
      <style:paragraph-properties fo:margin-top="0cm" fo:margin-bottom="0cm" loext:contextual-spacing="false" fo:line-height="100%" fo:text-align="justify" style:justify-single-word="false" fo:padding="0.049cm" fo:border="0.06pt solid #e3e3e3"/>
      <style:text-properties fo:color="#000000" style:font-name="Space Mono" fo:font-size="10pt" style:font-size-asian="10pt" style:font-size-complex="10pt"/>
    </style:style>
    <style:style style:name="P42" style:family="paragraph" style:parent-style-name="Text_20_body" style:list-style-name="L1">
      <style:paragraph-properties fo:margin-top="0cm" fo:margin-bottom="0cm" loext:contextual-spacing="false" fo:line-height="100%" fo:text-align="justify" style:justify-single-word="false" fo:padding="0.049cm" fo:border="0.06pt solid #e3e3e3"/>
    </style:style>
    <style:style style:name="P43" style:family="paragraph" style:parent-style-name="Text_20_body" style:list-style-name="L2">
      <style:paragraph-properties fo:margin-top="0cm" fo:margin-bottom="0cm" loext:contextual-spacing="false" fo:line-height="100%" fo:text-align="justify" style:justify-single-word="false" fo:padding="0.049cm" fo:border="0.06pt solid #e3e3e3"/>
    </style:style>
    <style:style style:name="P44" style:family="paragraph" style:parent-style-name="Text_20_body" style:list-style-name="L5">
      <style:paragraph-properties fo:margin-top="0cm" fo:margin-bottom="0cm" loext:contextual-spacing="false" fo:line-height="100%" fo:text-align="justify" style:justify-single-word="false" fo:padding="0.049cm" fo:border="0.06pt solid #e3e3e3"/>
    </style:style>
    <style:style style:name="P45" style:family="paragraph" style:parent-style-name="Text_20_body" style:list-style-name="L6">
      <style:paragraph-properties fo:margin-top="0cm" fo:margin-bottom="0cm" loext:contextual-spacing="false" fo:line-height="100%" fo:text-align="justify" style:justify-single-word="false" fo:padding="0.049cm" fo:border="0.06pt solid #e3e3e3"/>
    </style:style>
    <style:style style:name="P46" style:family="paragraph" style:parent-style-name="Text_20_body" style:list-style-name="L10">
      <style:paragraph-properties fo:margin-top="0cm" fo:margin-bottom="0cm" loext:contextual-spacing="false" fo:line-height="100%" fo:text-align="justify" style:justify-single-word="false" fo:padding="0.049cm" fo:border="0.06pt solid #e3e3e3"/>
    </style:style>
    <style:style style:name="P47" style:family="paragraph" style:parent-style-name="Text_20_body" style:list-style-name="L12">
      <style:paragraph-properties fo:margin-top="0cm" fo:margin-bottom="0cm" loext:contextual-spacing="false" fo:line-height="100%" fo:text-align="justify" style:justify-single-word="false" fo:padding="0.049cm" fo:border="0.06pt solid #e3e3e3"/>
    </style:style>
    <style:style style:name="P48" style:family="paragraph" style:parent-style-name="Text_20_body" style:list-style-name="L13">
      <style:paragraph-properties fo:margin-top="0cm" fo:margin-bottom="0cm" loext:contextual-spacing="false" fo:line-height="100%" fo:text-align="justify" style:justify-single-word="false" fo:padding="0.049cm" fo:border="0.06pt solid #e3e3e3"/>
    </style:style>
    <style:style style:name="P49" style:family="paragraph" style:parent-style-name="Text_20_body" style:list-style-name="L15">
      <style:paragraph-properties fo:margin-top="0cm" fo:margin-bottom="0cm" loext:contextual-spacing="false" fo:line-height="100%" fo:text-align="justify" style:justify-single-word="false" fo:padding="0.049cm" fo:border="0.06pt solid #e3e3e3"/>
    </style:style>
    <style:style style:name="P50" style:family="paragraph" style:parent-style-name="Text_20_body" style:list-style-name="L16">
      <style:paragraph-properties fo:margin-top="0cm" fo:margin-bottom="0cm" loext:contextual-spacing="false" fo:line-height="100%" fo:text-align="justify" style:justify-single-word="false" fo:padding="0.049cm" fo:border="0.06pt solid #e3e3e3"/>
    </style:style>
    <style:style style:name="P51" style:family="paragraph" style:parent-style-name="Text_20_body">
      <style:paragraph-properties fo:line-height="100%" fo:padding="0.049cm" fo:border="0.06pt solid #e3e3e3"/>
      <style:text-properties fo:color="#000000" style:font-name="Space Mono" fo:font-size="10pt" style:font-size-asian="10pt" style:font-size-complex="10pt"/>
    </style:style>
    <style:style style:name="P52" style:family="paragraph" style:parent-style-name="Text_20_body">
      <style:paragraph-properties fo:line-height="100%" fo:text-align="justify" style:justify-single-word="false" fo:padding="0.049cm" fo:border="0.06pt solid #e3e3e3"/>
      <style:text-properties fo:color="#000000" style:font-name="Space Mono" fo:font-size="10pt" style:font-size-asian="10pt" style:font-size-complex="10pt"/>
    </style:style>
    <style:style style:name="P53" style:family="paragraph" style:parent-style-name="Text_20_body" style:list-style-name="L5">
      <style:paragraph-properties fo:line-height="100%" fo:text-align="justify" style:justify-single-word="false" fo:padding="0.049cm" fo:border="0.06pt solid #e3e3e3"/>
      <style:text-properties fo:color="#000000" style:font-name="Space Mono" fo:font-size="10pt" style:font-size-asian="10pt" style:font-size-complex="10pt"/>
    </style:style>
    <style:style style:name="P54" style:family="paragraph" style:parent-style-name="Text_20_body" style:list-style-name="L6">
      <style:paragraph-properties fo:line-height="100%" fo:text-align="justify" style:justify-single-word="false" fo:padding="0.049cm" fo:border="0.06pt solid #e3e3e3"/>
      <style:text-properties fo:color="#000000" style:font-name="Space Mono" fo:font-size="10pt" style:font-size-asian="10pt" style:font-size-complex="10pt"/>
    </style:style>
    <style:style style:name="P55" style:family="paragraph" style:parent-style-name="Text_20_body" style:list-style-name="L8">
      <style:paragraph-properties fo:line-height="100%" fo:text-align="justify" style:justify-single-word="false" fo:padding="0.049cm" fo:border="0.06pt solid #e3e3e3"/>
      <style:text-properties fo:color="#000000" style:font-name="Space Mono" fo:font-size="10pt" style:font-size-asian="10pt" style:font-size-complex="10pt"/>
    </style:style>
    <style:style style:name="P56" style:family="paragraph" style:parent-style-name="Text_20_body">
      <style:paragraph-properties fo:line-height="100%" fo:text-align="justify" style:justify-single-word="false" fo:padding="0.049cm" fo:border="0.06pt solid #e3e3e3"/>
    </style:style>
    <style:style style:name="P57" style:family="paragraph" style:parent-style-name="Text_20_body" style:list-style-name="L1">
      <style:paragraph-properties fo:line-height="100%" fo:text-align="justify" style:justify-single-word="false" fo:padding="0.049cm" fo:border="0.06pt solid #e3e3e3"/>
    </style:style>
    <style:style style:name="P58" style:family="paragraph" style:parent-style-name="Text_20_body" style:list-style-name="L2">
      <style:paragraph-properties fo:line-height="100%" fo:text-align="justify" style:justify-single-word="false" fo:padding="0.049cm" fo:border="0.06pt solid #e3e3e3"/>
    </style:style>
    <style:style style:name="P59" style:family="paragraph" style:parent-style-name="Text_20_body" style:list-style-name="L3">
      <style:paragraph-properties fo:line-height="100%" fo:text-align="justify" style:justify-single-word="false" fo:padding="0.049cm" fo:border="0.06pt solid #e3e3e3"/>
    </style:style>
    <style:style style:name="P60" style:family="paragraph" style:parent-style-name="Text_20_body" style:list-style-name="L4">
      <style:paragraph-properties fo:line-height="100%" fo:text-align="justify" style:justify-single-word="false" fo:padding="0.049cm" fo:border="0.06pt solid #e3e3e3"/>
    </style:style>
    <style:style style:name="P61" style:family="paragraph" style:parent-style-name="Text_20_body" style:list-style-name="L5">
      <style:paragraph-properties fo:line-height="100%" fo:text-align="justify" style:justify-single-word="false" fo:padding="0.049cm" fo:border="0.06pt solid #e3e3e3"/>
    </style:style>
    <style:style style:name="P62" style:family="paragraph" style:parent-style-name="Text_20_body" style:list-style-name="L6">
      <style:paragraph-properties fo:line-height="100%" fo:text-align="justify" style:justify-single-word="false" fo:padding="0.049cm" fo:border="0.06pt solid #e3e3e3"/>
    </style:style>
    <style:style style:name="P63" style:family="paragraph" style:parent-style-name="Text_20_body" style:list-style-name="L7">
      <style:paragraph-properties fo:line-height="100%" fo:text-align="justify" style:justify-single-word="false" fo:padding="0.049cm" fo:border="0.06pt solid #e3e3e3"/>
    </style:style>
    <style:style style:name="P64" style:family="paragraph" style:parent-style-name="Text_20_body" style:list-style-name="L9">
      <style:paragraph-properties fo:line-height="100%" fo:text-align="justify" style:justify-single-word="false" fo:padding="0.049cm" fo:border="0.06pt solid #e3e3e3"/>
    </style:style>
    <style:style style:name="P65" style:family="paragraph" style:parent-style-name="Text_20_body" style:list-style-name="L10">
      <style:paragraph-properties fo:line-height="100%" fo:text-align="justify" style:justify-single-word="false" fo:padding="0.049cm" fo:border="0.06pt solid #e3e3e3"/>
    </style:style>
    <style:style style:name="P66" style:family="paragraph" style:parent-style-name="Text_20_body" style:list-style-name="L11">
      <style:paragraph-properties fo:line-height="100%" fo:text-align="justify" style:justify-single-word="false" fo:padding="0.049cm" fo:border="0.06pt solid #e3e3e3"/>
    </style:style>
    <style:style style:name="P67" style:family="paragraph" style:parent-style-name="Text_20_body" style:list-style-name="L12">
      <style:paragraph-properties fo:line-height="100%" fo:text-align="justify" style:justify-single-word="false" fo:padding="0.049cm" fo:border="0.06pt solid #e3e3e3"/>
    </style:style>
    <style:style style:name="P68" style:family="paragraph" style:parent-style-name="Text_20_body" style:list-style-name="L13">
      <style:paragraph-properties fo:line-height="100%" fo:text-align="justify" style:justify-single-word="false" fo:padding="0.049cm" fo:border="0.06pt solid #e3e3e3"/>
    </style:style>
    <style:style style:name="P69" style:family="paragraph" style:parent-style-name="Text_20_body" style:list-style-name="L14">
      <style:paragraph-properties fo:line-height="100%" fo:text-align="justify" style:justify-single-word="false" fo:padding="0.049cm" fo:border="0.06pt solid #e3e3e3"/>
    </style:style>
    <style:style style:name="P70" style:family="paragraph" style:parent-style-name="Text_20_body" style:list-style-name="L15">
      <style:paragraph-properties fo:line-height="100%" fo:text-align="justify" style:justify-single-word="false" fo:padding="0.049cm" fo:border="0.06pt solid #e3e3e3"/>
    </style:style>
    <style:style style:name="P71" style:family="paragraph" style:parent-style-name="Text_20_body" style:list-style-name="L16">
      <style:paragraph-properties fo:line-height="100%" fo:text-align="justify" style:justify-single-word="false" fo:padding="0.049cm" fo:border="0.06pt solid #e3e3e3"/>
    </style:style>
    <style:style style:name="P72" style:family="paragraph" style:parent-style-name="Text_20_body" style:list-style-name="L17">
      <style:paragraph-properties fo:line-height="100%" fo:text-align="justify" style:justify-single-word="false" fo:padding="0.049cm" fo:border="0.06pt solid #e3e3e3"/>
    </style:style>
    <style:style style:name="P73" style:family="paragraph" style:parent-style-name="Text_20_body" style:list-style-name="L18">
      <style:paragraph-properties fo:line-height="100%" fo:text-align="justify" style:justify-single-word="false" fo:padding="0.049cm" fo:border="0.06pt solid #e3e3e3"/>
    </style:style>
    <style:style style:name="P74" style:family="paragraph" style:parent-style-name="Text_20_body" style:list-style-name="L19">
      <style:paragraph-properties fo:line-height="100%" fo:padding="0.049cm" fo:border="0.06pt solid #e3e3e3"/>
    </style:style>
    <style:style style:name="P75" style:family="paragraph" style:parent-style-name="Text_20_body" style:list-style-name="L20">
      <style:paragraph-properties fo:line-height="100%" fo:padding="0.049cm" fo:border="0.06pt solid #e3e3e3"/>
    </style:style>
    <style:style style:name="T1" style:family="text">
      <style:text-properties loext:padding="0.049cm" loext:border="0.06pt solid #e3e3e3"/>
    </style:style>
    <style:style style:name="T2" style:family="text">
      <style:text-properties style:font-name="Space Mono"/>
    </style:style>
    <style:style style:name="T3" style:family="text">
      <style:text-properties style:font-name="Space Mono" loext:padding="0.049cm" loext:border="0.06pt solid #e3e3e3"/>
    </style:style>
    <style:style style:name="T4" style:family="text">
      <style:text-properties style:font-name="Space Mono" fo:font-size="10pt" style:font-size-asian="10pt" style:font-size-complex="10pt"/>
    </style:style>
    <style:style style:name="T5" style:family="text">
      <style:text-properties style:font-name="Space Mono" fo:font-size="10pt" style:font-size-asian="10pt" style:font-size-complex="10pt" loext:padding="0.049cm" loext:border="0.06pt solid #e3e3e3"/>
    </style:style>
    <style:style style:name="T6" style:family="text">
      <style:text-properties fo:font-size="10pt" style:font-size-asian="10pt" style:font-size-complex="10pt"/>
    </style:style>
    <style:style style:name="T7" style:family="text">
      <style:text-properties fo:color="#000000"/>
    </style:style>
    <style:style style:name="T8" style:family="text">
      <style:text-properties fo:color="#000000" style:font-name="Space Mono"/>
    </style:style>
    <style:style style:name="T9" style:family="text">
      <style:text-properties fo:color="#000000" style:font-name="Space Mono" fo:font-size="10pt" style:font-size-asian="10pt" style:font-size-complex="10pt"/>
    </style:style>
    <style:style style:name="T10" style:family="text">
      <style:text-properties fo:color="#000000" style:font-name="Space Mono" fo:font-size="10pt" style:font-size-asian="10pt" style:font-size-complex="10pt" loext:padding="0.049cm" loext:border="0.06pt solid #e3e3e3"/>
    </style:style>
    <style:style style:name="T11" style:family="text">
      <style:text-properties fo:color="#000000" style:font-name="Space Mono" loext:padding="0.049cm" loext:border="0.06pt solid #e3e3e3"/>
    </style:style>
    <style:style style:name="T12" style:family="text">
      <style:text-properties fo:color="#000000" loext:padding="0.049cm" loext:border="0.06pt solid #e3e3e3"/>
    </style:style>
    <style:style style:name="T13" style:family="text">
      <style:text-properties fo:color="#000000" fo:font-size="10pt" style:font-size-asian="10pt" style:font-size-complex="10pt"/>
    </style:style>
    <style:style style:name="T14" style:family="text">
      <style:text-properties fo:color="#000000" fo:font-size="10pt" style:font-size-asian="10pt" style:font-size-complex="10pt" loext:padding="0.049cm" loext:border="0.06pt solid #e3e3e3"/>
    </style:style>
    <style:style style:name="T15" style:family="text">
      <style:text-properties officeooo:rsid="001be5b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span text:style-name="T15">Python</text:span> Cheat Sheet</text:h>
      <text:h text:style-name="P6" text:outline-level="4">Basic Syntax</text:h>
      <text:p text:style-name="P19"/>
      <text:p text:style-name="P32"><text:span text:style-name="Source_20_Text"><text:span text:style-name="T10"># This is a single-line comment</text:span></text:span></text:p>
      <text:p text:style-name="P29"/>
      <text:p text:style-name="P32"><text:span text:style-name="Source_20_Text"><text:span text:style-name="T10">"""</text:span></text:span></text:p>
      <text:p text:style-name="P32"><text:span text:style-name="Source_20_Text"><text:span text:style-name="T10">This is a</text:span></text:span></text:p>
      <text:p text:style-name="P32"><text:span text:style-name="Source_20_Text"><text:span text:style-name="T10">multi-line comment</text:span></text:span></text:p>
      <text:p text:style-name="P32"><text:span text:style-name="Source_20_Text"><text:span text:style-name="T10">or docstring (used to describe a function or module)</text:span></text:span></text:p>
      <text:p text:style-name="P32"><text:span text:style-name="Source_20_Text"><text:span text:style-name="T10">"""</text:span></text:span></text:p>
      <text:p text:style-name="P29"/>
      <text:p text:style-name="P32"><text:span text:style-name="Source_20_Text"><text:span text:style-name="T10"># Variables</text:span></text:span></text:p>
      <text:p text:style-name="P32"><text:span text:style-name="Source_20_Text"><text:span text:style-name="T10">variable_name = value</text:span></text:span></text:p>
      <text:p text:style-name="P29"/>
      <text:p text:style-name="P32"><text:span text:style-name="Source_20_Text"><text:span text:style-name="T10"># Example</text:span></text:span></text:p>
      <text:p text:style-name="P32"><text:span text:style-name="Source_20_Text"><text:span text:style-name="T10">x = 5</text:span></text:span></text:p>
      <text:p text:style-name="P9"><text:span text:style-name="Source_20_Text"><text:span text:style-name="T10">y = "Hello"</text:span></text:span></text:p>
      <text:h text:style-name="P6" text:outline-level="4">Printing</text:h>
      <text:p text:style-name="P19"/>
      <text:p text:style-name="P32"><text:span text:style-name="Source_20_Text"><text:span text:style-name="T10">print("Hello, World!") <text:s/># Print a string</text:span></text:span></text:p>
      <text:p text:style-name="P32"><text:span text:style-name="Source_20_Text"><text:span text:style-name="T10">print(x) <text:s/># Print the value of a variable</text:span></text:span></text:p>
      <text:p text:style-name="P32"><text:span text:style-name="Source_20_Text"><text:span text:style-name="T10">print(f"The value of x is {x}") <text:s/># f-string for formatted output</text:span></text:span></text:p>
      <text:p text:style-name="P9"><text:span text:style-name="Source_20_Text"><text:span text:style-name="T10">print("The value of y is", y) <text:s/># Print multiple values</text:span></text:span></text:p>
      <text:h text:style-name="P6" text:outline-level="4">Input from User</text:h>
      <text:p text:style-name="P19"/>
      <text:p text:style-name="P32"><text:span text:style-name="Source_20_Text"><text:span text:style-name="T10">name = input("Enter your name: ") <text:s/># String input</text:span></text:span></text:p>
      <text:p text:style-name="P9"><text:span text:style-name="Source_20_Text"><text:span text:style-name="T10">age = int(input("Enter your age: ")) <text:s/># Integer input</text:span></text:span></text:p>
      <text:h text:style-name="P6" text:outline-level="4">Data Types</text:h>
      <text:list xml:id="list4019209251" text:style-name="L1">
        <text:list-item>
          <text:p text:style-name="P42"><text:span text:style-name="Strong_20_Emphasis"><text:span text:style-name="T10">int</text:span></text:span><text:span text:style-name="T9">: Integer numbers</text:span></text:p>
        </text:list-item>
        <text:list-item>
          <text:p text:style-name="P42"><text:span text:style-name="Strong_20_Emphasis"><text:span text:style-name="T10">float</text:span></text:span><text:span text:style-name="T9">: Floating-point numbers</text:span></text:p>
        </text:list-item>
        <text:list-item>
          <text:p text:style-name="P42"><text:span text:style-name="Strong_20_Emphasis"><text:span text:style-name="T10">str</text:span></text:span><text:span text:style-name="T9">: Strings (text)</text:span></text:p>
        </text:list-item>
        <text:list-item>
          <text:p text:style-name="P42"><text:span text:style-name="Strong_20_Emphasis"><text:span text:style-name="T10">bool</text:span></text:span><text:span text:style-name="T9">: Boolean values (True or False)</text:span></text:p>
        </text:list-item>
        <text:list-item>
          <text:p text:style-name="P42"><text:span text:style-name="Strong_20_Emphasis"><text:span text:style-name="T10">list</text:span></text:span><text:span text:style-name="T9">: Ordered, mutable collections</text:span></text:p>
        </text:list-item>
        <text:list-item>
          <text:p text:style-name="P42"><text:span text:style-name="Strong_20_Emphasis"><text:span text:style-name="T10">tuple</text:span></text:span><text:span text:style-name="T9">: Ordered, immutable collections</text:span></text:p>
        </text:list-item>
        <text:list-item>
          <text:p text:style-name="P42"><text:span text:style-name="Strong_20_Emphasis"><text:span text:style-name="T10">dict</text:span></text:span><text:span text:style-name="T9">: Key-value pairs</text:span></text:p>
        </text:list-item>
        <text:list-item>
          <text:p text:style-name="P57"><text:span text:style-name="Strong_20_Emphasis"><text:span text:style-name="T10">set</text:span></text:span><text:span text:style-name="T9">: Unordered, unique collections</text:span></text:p>
        </text:list-item>
      </text:list>
      <text:p text:style-name="P19"><text:soft-page-break/></text:p>
      <text:p text:style-name="P19"/>
      <text:p text:style-name="P32"><text:span text:style-name="Source_20_Text"><text:span text:style-name="T10"># Examples</text:span></text:span></text:p>
      <text:p text:style-name="P32"><text:span text:style-name="Source_20_Text"><text:span text:style-name="T10">num = 10 <text:s/># int</text:span></text:span></text:p>
      <text:p text:style-name="P32"><text:span text:style-name="Source_20_Text"><text:span text:style-name="T10">pi = 3.14 <text:s/># float</text:span></text:span></text:p>
      <text:p text:style-name="P32"><text:span text:style-name="Source_20_Text"><text:span text:style-name="T10">name = "Alice" <text:s/># str</text:span></text:span></text:p>
      <text:p text:style-name="P32"><text:span text:style-name="Source_20_Text"><text:span text:style-name="T10">is_valid = True <text:s/># bool</text:span></text:span></text:p>
      <text:p text:style-name="P32"><text:span text:style-name="Source_20_Text"><text:span text:style-name="T10">colors = ["red", "green", "blue"] <text:s/># list</text:span></text:span></text:p>
      <text:p text:style-name="P32"><text:span text:style-name="Source_20_Text"><text:span text:style-name="T10">point = (1, 2) <text:s/># tuple</text:span></text:span></text:p>
      <text:p text:style-name="P32"><text:span text:style-name="Source_20_Text"><text:span text:style-name="T10">person = {"name": "Bob", "age": 30} <text:s/># dict</text:span></text:span></text:p>
      <text:p text:style-name="P9"><text:span text:style-name="Source_20_Text"><text:span text:style-name="T10">unique_numbers = {1, 2, 3} <text:s/># set</text:span></text:span></text:p>
      <text:h text:style-name="P6" text:outline-level="4">Memory Address</text:h>
      <text:p text:style-name="P19"/>
      <text:p text:style-name="P19"/>
      <text:p text:style-name="P9"><text:span text:style-name="Source_20_Text"><text:span text:style-name="T10">print(id(x)) <text:s/># Get the memory address of a variable</text:span></text:span></text:p>
      <text:h text:style-name="P6" text:outline-level="4">Operators</text:h>
      <text:list xml:id="list3528398052" text:style-name="L2">
        <text:list-item>
          <text:p text:style-name="P43"><text:span text:style-name="Strong_20_Emphasis"><text:span text:style-name="T10">Arithmetic Operators</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text:span></text:span><text:span text:style-name="T9"> (floor division), </text:span><text:span text:style-name="Source_20_Text"><text:span text:style-name="T10">%</text:span></text:span><text:span text:style-name="T9"> (modulus), </text:span><text:span text:style-name="Source_20_Text"><text:span text:style-name="T10">**</text:span></text:span><text:span text:style-name="T9"> (exponentiation)</text:span></text:p>
        </text:list-item>
        <text:list-item>
          <text:p text:style-name="P43"><text:span text:style-name="Strong_20_Emphasis"><text:span text:style-name="T10">Comparison Operators</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gt;</text:span></text:span><text:span text:style-name="T9">, </text:span><text:span text:style-name="Source_20_Text"><text:span text:style-name="T10">&lt;</text:span></text:span><text:span text:style-name="T9">, </text:span><text:span text:style-name="Source_20_Text"><text:span text:style-name="T10">&gt;=</text:span></text:span><text:span text:style-name="T9">, </text:span><text:span text:style-name="Source_20_Text"><text:span text:style-name="T10">&lt;=</text:span></text:span></text:p>
        </text:list-item>
        <text:list-item>
          <text:p text:style-name="P43"><text:span text:style-name="Strong_20_Emphasis"><text:span text:style-name="T10">Logical Operators</text:span></text:span><text:span text:style-name="T9">: </text:span><text:span text:style-name="Source_20_Text"><text:span text:style-name="T10">and</text:span></text:span><text:span text:style-name="T9">, </text:span><text:span text:style-name="Source_20_Text"><text:span text:style-name="T10">or</text:span></text:span><text:span text:style-name="T9">, </text:span><text:span text:style-name="Source_20_Text"><text:span text:style-name="T10">not</text:span></text:span></text:p>
        </text:list-item>
        <text:list-item>
          <text:p text:style-name="P58"><text:span text:style-name="Strong_20_Emphasis"><text:span text:style-name="T10">Assignment Operators</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text:span></text:span><text:span text:style-name="T9">, </text:span><text:span text:style-name="Source_20_Text"><text:span text:style-name="T10">**=</text:span></text:span></text:p>
        </text:list-item>
      </text:list>
      <text:p text:style-name="P19"/>
      <text:p text:style-name="P19"/>
      <text:p text:style-name="P32"><text:span text:style-name="Source_20_Text"><text:span text:style-name="T10"># Arithmetic</text:span></text:span></text:p>
      <text:p text:style-name="P32"><text:span text:style-name="Source_20_Text"><text:span text:style-name="T10">a = 10</text:span></text:span></text:p>
      <text:p text:style-name="P32"><text:span text:style-name="Source_20_Text"><text:span text:style-name="T10">b = 3</text:span></text:span></text:p>
      <text:p text:style-name="P32"><text:span text:style-name="Source_20_Text"><text:span text:style-name="T10">print(a + b) <text:s/># Addition</text:span></text:span></text:p>
      <text:p text:style-name="P32"><text:span text:style-name="Source_20_Text"><text:span text:style-name="T10">print(a - b) <text:s/># Subtraction</text:span></text:span></text:p>
      <text:p text:style-name="P32"><text:span text:style-name="Source_20_Text"><text:span text:style-name="T10">print(a * b) <text:s/># Multiplication</text:span></text:span></text:p>
      <text:p text:style-name="P32"><text:span text:style-name="Source_20_Text"><text:span text:style-name="T10">print(a / b) <text:s/># Division</text:span></text:span></text:p>
      <text:p text:style-name="P32"><text:span text:style-name="Source_20_Text"><text:span text:style-name="T10">print(a // b) <text:s/># Floor division</text:span></text:span></text:p>
      <text:p text:style-name="P32"><text:span text:style-name="Source_20_Text"><text:span text:style-name="T10">print(a % b) <text:s/># Modulus</text:span></text:span></text:p>
      <text:p text:style-name="P32"><text:span text:style-name="Source_20_Text"><text:span text:style-name="T10">print(a ** b) <text:s/># Exponentiation</text:span></text:span></text:p>
      <text:p text:style-name="P29"/>
      <text:p text:style-name="P32"><text:span text:style-name="Source_20_Text"><text:span text:style-name="T10"># Comparison</text:span></text:span></text:p>
      <text:p text:style-name="P32"><text:span text:style-name="Source_20_Text"><text:span text:style-name="T10">print(a == b) <text:s/># Equals</text:span></text:span></text:p>
      <text:p text:style-name="P32"><text:span text:style-name="Source_20_Text"><text:span text:style-name="T10">print(a != b) <text:s/># Not equals</text:span></text:span></text:p>
      <text:p text:style-name="P32"><text:soft-page-break/><text:span text:style-name="Source_20_Text"><text:span text:style-name="T10">print(a &gt; b) <text:s/># Greater than</text:span></text:span></text:p>
      <text:p text:style-name="P32"><text:span text:style-name="Source_20_Text"><text:span text:style-name="T10">print(a &lt; b) <text:s/># Less than</text:span></text:span></text:p>
      <text:p text:style-name="P32"><text:span text:style-name="Source_20_Text"><text:span text:style-name="T10">print(a &gt;= b) <text:s/># Greater than or equal to</text:span></text:span></text:p>
      <text:p text:style-name="P32"><text:span text:style-name="Source_20_Text"><text:span text:style-name="T10">print(a &lt;= b) <text:s/># Less than or equal to</text:span></text:span></text:p>
      <text:p text:style-name="P29"/>
      <text:p text:style-name="P32"><text:span text:style-name="Source_20_Text"><text:span text:style-name="T10"># Logical</text:span></text:span></text:p>
      <text:p text:style-name="P32"><text:span text:style-name="Source_20_Text"><text:span text:style-name="T10">print(a &gt; 5 and b &lt; 5) <text:s/># Logical AND</text:span></text:span></text:p>
      <text:p text:style-name="P32"><text:span text:style-name="Source_20_Text"><text:span text:style-name="T10">print(a &gt; 5 or b &gt; 5) <text:s/># Logical OR</text:span></text:span></text:p>
      <text:p text:style-name="P32"><text:span text:style-name="Source_20_Text"><text:span text:style-name="T10">print(not(a &gt; 5)) <text:s/># Logical NOT</text:span></text:span></text:p>
      <text:p text:style-name="P29"/>
      <text:p text:style-name="P32"><text:span text:style-name="Source_20_Text"><text:span text:style-name="T10"># Assignment</text:span></text:span></text:p>
      <text:p text:style-name="P32"><text:span text:style-name="Source_20_Text"><text:span text:style-name="T10">a += 2 <text:s/># a = a + 2</text:span></text:span></text:p>
      <text:p text:style-name="P9"><text:span text:style-name="Source_20_Text"><text:span text:style-name="T10">b *= 3 <text:s/># b = b * 3</text:span></text:span></text:p>
      <text:h text:style-name="P6" text:outline-level="4">Looping</text:h>
      <text:list xml:id="list733466026" text:style-name="L3">
        <text:list-item>
          <text:p text:style-name="P59"><text:span text:style-name="Strong_20_Emphasis"><text:span text:style-name="T10">For Loop</text:span></text:span></text:p>
        </text:list-item>
      </text:list>
      <text:p text:style-name="P19"/>
      <text:p text:style-name="P19"/>
      <text:p text:style-name="P32"><text:span text:style-name="Source_20_Text"><text:span text:style-name="T10"># Loop through a list</text:span></text:span></text:p>
      <text:p text:style-name="P32"><text:span text:style-name="Source_20_Text"><text:span text:style-name="T10">for color in colors:</text:span></text:span></text:p>
      <text:p text:style-name="P32"><text:span text:style-name="Source_20_Text"><text:span text:style-name="T10"><text:s text:c="4"/>print(color)</text:span></text:span></text:p>
      <text:p text:style-name="P29"/>
      <text:p text:style-name="P32"><text:span text:style-name="Source_20_Text"><text:span text:style-name="T10"># Loop through a range</text:span></text:span></text:p>
      <text:p text:style-name="P32"><text:span text:style-name="Source_20_Text"><text:span text:style-name="T10">for i in range(5):</text:span></text:span></text:p>
      <text:p text:style-name="P9"><text:span text:style-name="Source_20_Text"><text:span text:style-name="T10"><text:s text:c="4"/>print(i)</text:span></text:span></text:p>
      <text:list xml:id="list1137083230" text:style-name="L4">
        <text:list-item>
          <text:p text:style-name="P60"><text:span text:style-name="Strong_20_Emphasis"><text:span text:style-name="T10">While Loop</text:span></text:span></text:p>
        </text:list-item>
      </text:list>
      <text:p text:style-name="P19"/>
      <text:p text:style-name="P19"/>
      <text:p text:style-name="P32"><text:span text:style-name="Source_20_Text"><text:span text:style-name="T10">count = 0</text:span></text:span></text:p>
      <text:p text:style-name="P32"><text:span text:style-name="Source_20_Text"><text:span text:style-name="T10">while count &lt; 5:</text:span></text:span></text:p>
      <text:p text:style-name="P32"><text:span text:style-name="Source_20_Text"><text:span text:style-name="T10"><text:s text:c="4"/>print(count)</text:span></text:span></text:p>
      <text:p text:style-name="P9"><text:span text:style-name="Source_20_Text"><text:span text:style-name="T10"><text:s text:c="4"/>count += 1</text:span></text:span></text:p>
      <text:h text:style-name="P6" text:outline-level="4">Conditional Statements</text:h>
      <text:p text:style-name="P19"/>
      <text:p text:style-name="P19"/>
      <text:p text:style-name="P32"><text:span text:style-name="Source_20_Text"><text:span text:style-name="T10">if condition:</text:span></text:span></text:p>
      <text:p text:style-name="P32"><text:span text:style-name="Source_20_Text"><text:span text:style-name="T10"><text:s text:c="4"/># code block</text:span></text:span></text:p>
      <text:p text:style-name="P32"><text:span text:style-name="Source_20_Text"><text:span text:style-name="T10">elif another_condition:</text:span></text:span></text:p>
      <text:p text:style-name="P32"><text:span text:style-name="Source_20_Text"><text:span text:style-name="T10"><text:s text:c="4"/># another code block</text:span></text:span></text:p>
      <text:p text:style-name="P32"><text:span text:style-name="Source_20_Text"><text:span text:style-name="T10">else:</text:span></text:span></text:p>
      <text:p text:style-name="P32"><text:span text:style-name="Source_20_Text"><text:span text:style-name="T10"><text:s text:c="4"/># another code block</text:span></text:span></text:p>
      <text:p text:style-name="P29"/>
      <text:p text:style-name="P32"><text:span text:style-name="Source_20_Text"><text:span text:style-name="T10"># Example</text:span></text:span></text:p>
      <text:p text:style-name="P32"><text:span text:style-name="Source_20_Text"><text:span text:style-name="T10">age = 20</text:span></text:span></text:p>
      <text:p text:style-name="P32"><text:span text:style-name="Source_20_Text"><text:span text:style-name="T10">if age &gt;= 18:</text:span></text:span></text:p>
      <text:p text:style-name="P32"><text:span text:style-name="Source_20_Text"><text:span text:style-name="T10"><text:s text:c="4"/>print("Adult")</text:span></text:span></text:p>
      <text:p text:style-name="P32"><text:span text:style-name="Source_20_Text"><text:span text:style-name="T10">elif age &gt;= 13:</text:span></text:span></text:p>
      <text:p text:style-name="P32"><text:span text:style-name="Source_20_Text"><text:span text:style-name="T10"><text:s text:c="4"/>print("Teenager")</text:span></text:span></text:p>
      <text:p text:style-name="P32"><text:span text:style-name="Source_20_Text"><text:span text:style-name="T10">else:</text:span></text:span></text:p>
      <text:p text:style-name="P9"><text:span text:style-name="Source_20_Text"><text:span text:style-name="T10"><text:s text:c="4"/>print("Child")</text:span></text:span></text:p>
      <text:h text:style-name="P6" text:outline-level="4">Example Program</text:h>
      <text:p text:style-name="P19"/>
      <text:p text:style-name="P19"><text:soft-page-break/></text:p>
      <text:p text:style-name="P32"><text:span text:style-name="Source_20_Text"><text:span text:style-name="T10"># Get user input</text:span></text:span></text:p>
      <text:p text:style-name="P32"><text:span text:style-name="Source_20_Text"><text:span text:style-name="T10">name = input("Enter your name: ")</text:span></text:span></text:p>
      <text:p text:style-name="P32"><text:span text:style-name="Source_20_Text"><text:span text:style-name="T10">age = int(input("Enter your age: "))</text:span></text:span></text:p>
      <text:p text:style-name="P29"/>
      <text:p text:style-name="P32"><text:span text:style-name="Source_20_Text"><text:span text:style-name="T10"># Check age and print message</text:span></text:span></text:p>
      <text:p text:style-name="P32"><text:span text:style-name="Source_20_Text"><text:span text:style-name="T10">if age &gt;= 18:</text:span></text:span></text:p>
      <text:p text:style-name="P32"><text:span text:style-name="Source_20_Text"><text:span text:style-name="T10"><text:s text:c="4"/>print(f"Hello, {name}. You are an adult.")</text:span></text:span></text:p>
      <text:p text:style-name="P32"><text:span text:style-name="Source_20_Text"><text:span text:style-name="T10">else:</text:span></text:span></text:p>
      <text:p text:style-name="P32"><text:span text:style-name="Source_20_Text"><text:span text:style-name="T10"><text:s text:c="4"/>print(f"Hello, {name}. You are not an adult yet.")</text:span></text:span></text:p>
      <text:p text:style-name="P29"/>
      <text:p text:style-name="P32"><text:span text:style-name="Source_20_Text"><text:span text:style-name="T10"># Loop through a range and print numbers</text:span></text:span></text:p>
      <text:p text:style-name="P32"><text:span text:style-name="Source_20_Text"><text:span text:style-name="T10">for i in range(1, 6):</text:span></text:span></text:p>
      <text:p text:style-name="P32"><text:span text:style-name="Source_20_Text"><text:span text:style-name="T10"><text:s text:c="4"/>print(i)</text:span></text:span></text:p>
      <text:p text:style-name="P29"/>
      <text:p text:style-name="P32"><text:span text:style-name="Source_20_Text"><text:span text:style-name="T10"># Define a list and print its elements</text:span></text:span></text:p>
      <text:p text:style-name="P32"><text:span text:style-name="Source_20_Text"><text:span text:style-name="T10">fruits = ["apple", "banana", "cherry"]</text:span></text:span></text:p>
      <text:p text:style-name="P32"><text:span text:style-name="Source_20_Text"><text:span text:style-name="T10">for fruit in fruits:</text:span></text:span></text:p>
      <text:p text:style-name="P9"><text:span text:style-name="Source_20_Text"><text:span text:style-name="T10"><text:s text:c="4"/>print(fruit)</text:span></text:span></text:p>
      <text:list xml:id="list99251374" text:style-name="L5">
        <text:list-item>
          <text:p text:style-name="P61"><text:span text:style-name="Strong_20_Emphasis"><text:span text:style-name="T10">Integer (int)</text:span></text:span><text:span text:style-name="T9">:</text:span></text:p>
          <text:list>
            <text:list-item>
              <text:p text:style-name="P44"><text:span text:style-name="T9">Declaration: </text:span><text:span text:style-name="Source_20_Text"><text:span text:style-name="T10">num = 10</text:span></text:span></text:p>
            </text:list-item>
            <text:list-item>
              <text:p text:style-name="P44"><text:span text:style-name="T9">Printing: </text:span><text:span text:style-name="Source_20_Text"><text:span text:style-name="T10">print(num)</text:span></text:span></text:p>
            </text:list-item>
            <text:list-item>
              <text:p text:style-name="P44"><text:span text:style-name="T9">Getting from user: </text:span><text:span text:style-name="Source_20_Text"><text:span text:style-name="T10">num = int(input("Enter a number: "))</text:span></text:span></text:p>
            </text:list-item>
            <text:list-item>
              <text:p text:style-name="P44"><text:span text:style-name="T9">Casting: </text:span><text:span text:style-name="Source_20_Text"><text:span text:style-name="T10">num = int(value)</text:span></text:span></text:p>
            </text:list-item>
            <text:list-item>
              <text:p text:style-name="P53">Printing data type and memory address:</text:p>
              <text:p text:style-name="P20"/>
              <text:p text:style-name="P20"/>
              <text:p text:style-name="P33"><text:span text:style-name="Source_20_Text"><text:span text:style-name="T10">print(type(num))</text:span></text:span></text:p>
              <text:p text:style-name="P10"><text:span text:style-name="Source_20_Text"><text:span text:style-name="T10">print(hex(id(num)))</text:span></text:span></text:p>
            </text:list-item>
          </text:list>
        </text:list-item>
        <text:list-item>
          <text:p text:style-name="P61"><text:span text:style-name="Strong_20_Emphasis"><text:span text:style-name="T10">Float (float)</text:span></text:span><text:span text:style-name="T9">:</text:span></text:p>
          <text:list>
            <text:list-item>
              <text:p text:style-name="P44"><text:span text:style-name="T9">Declaration: </text:span><text:span text:style-name="Source_20_Text"><text:span text:style-name="T10">float_num = 3.14</text:span></text:span></text:p>
            </text:list-item>
            <text:list-item>
              <text:p text:style-name="P44"><text:span text:style-name="T9">Printing: </text:span><text:span text:style-name="Source_20_Text"><text:span text:style-name="T10">print(float_num)</text:span></text:span></text:p>
            </text:list-item>
            <text:list-item>
              <text:p text:style-name="P44"><text:span text:style-name="T9">Getting from user: </text:span><text:span text:style-name="Source_20_Text"><text:span text:style-name="T10">float_num = float(input("Enter a float number: "))</text:span></text:span></text:p>
            </text:list-item>
            <text:list-item>
              <text:p text:style-name="P44"><text:span text:style-name="T9">Casting: </text:span><text:span text:style-name="Source_20_Text"><text:span text:style-name="T10">float_num = float(value)</text:span></text:span></text:p>
            </text:list-item>
            <text:list-item>
              <text:p text:style-name="P53">Printing data type and memory address:</text:p>
              <text:p text:style-name="P20"/>
              <text:p text:style-name="P20"/>
              <text:p text:style-name="P33"><text:span text:style-name="Source_20_Text"><text:span text:style-name="T10">print(type(float_num))</text:span></text:span></text:p>
              <text:p text:style-name="P10"><text:span text:style-name="Source_20_Text"><text:span text:style-name="T10">print(hex(id(float_num)))</text:span></text:span></text:p>
            </text:list-item>
          </text:list>
        </text:list-item>
        <text:list-item>
          <text:p text:style-name="P61"><text:span text:style-name="Strong_20_Emphasis"><text:span text:style-name="T10">String (str)</text:span></text:span><text:span text:style-name="T9">:</text:span></text:p>
          <text:list>
            <text:list-item>
              <text:p text:style-name="P44"><text:soft-page-break/><text:span text:style-name="T9">Declaration: </text:span><text:span text:style-name="Source_20_Text"><text:span text:style-name="T10">text = "Hello, World!"</text:span></text:span></text:p>
            </text:list-item>
            <text:list-item>
              <text:p text:style-name="P44"><text:span text:style-name="T9">Printing: </text:span><text:span text:style-name="Source_20_Text"><text:span text:style-name="T10">print(text)</text:span></text:span></text:p>
            </text:list-item>
            <text:list-item>
              <text:p text:style-name="P44"><text:span text:style-name="T9">Getting from user: </text:span><text:span text:style-name="Source_20_Text"><text:span text:style-name="T10">text = input("Enter some text: ")</text:span></text:span></text:p>
            </text:list-item>
            <text:list-item>
              <text:p text:style-name="P44"><text:span text:style-name="T9">Casting: </text:span><text:span text:style-name="Source_20_Text"><text:span text:style-name="T10">text = str(value)</text:span></text:span></text:p>
            </text:list-item>
            <text:list-item>
              <text:p text:style-name="P53">Printing data type and memory address:</text:p>
              <text:p text:style-name="P20"/>
              <text:p text:style-name="P20"/>
              <text:p text:style-name="P33"><text:span text:style-name="Source_20_Text"><text:span text:style-name="T10">print(type(text))</text:span></text:span></text:p>
              <text:p text:style-name="P10"><text:span text:style-name="Source_20_Text"><text:span text:style-name="T10">print(hex(id(text)))</text:span></text:span></text:p>
            </text:list-item>
          </text:list>
        </text:list-item>
        <text:list-item>
          <text:p text:style-name="P61"><text:span text:style-name="Strong_20_Emphasis"><text:span text:style-name="T10">Boolean (bool)</text:span></text:span><text:span text:style-name="T9">:</text:span></text:p>
          <text:list>
            <text:list-item>
              <text:p text:style-name="P44"><text:span text:style-name="T9">Declaration: </text:span><text:span text:style-name="Source_20_Text"><text:span text:style-name="T10">is_true = True</text:span></text:span></text:p>
            </text:list-item>
            <text:list-item>
              <text:p text:style-name="P44"><text:span text:style-name="T9">Printing: </text:span><text:span text:style-name="Source_20_Text"><text:span text:style-name="T10">print(is_true)</text:span></text:span></text:p>
            </text:list-item>
            <text:list-item>
              <text:p text:style-name="P40">Getting from user: Boolean values are typically not directly taken from user input, but you can convert input to boolean if necessary.</text:p>
            </text:list-item>
            <text:list-item>
              <text:p text:style-name="P44"><text:span text:style-name="T9">Casting: </text:span><text:span text:style-name="Source_20_Text"><text:span text:style-name="T10">is_true = bool(value)</text:span></text:span></text:p>
            </text:list-item>
            <text:list-item>
              <text:p text:style-name="P53">Printing data type and memory address:</text:p>
              <text:p text:style-name="P20"/>
              <text:p text:style-name="P20"/>
              <text:p text:style-name="P33"><text:span text:style-name="Source_20_Text"><text:span text:style-name="T10">print(type(is_true))</text:span></text:span></text:p>
              <text:p text:style-name="P10"><text:span text:style-name="Source_20_Text"><text:span text:style-name="T10">print(hex(id(is_true)))</text:span></text:span></text:p>
            </text:list-item>
          </text:list>
        </text:list-item>
        <text:list-item>
          <text:p text:style-name="P61"><text:span text:style-name="Strong_20_Emphasis"><text:span text:style-name="T10">List</text:span></text:span><text:span text:style-name="T9">:</text:span></text:p>
          <text:list>
            <text:list-item>
              <text:p text:style-name="P44"><text:span text:style-name="T9">Declaration: </text:span><text:span text:style-name="Source_20_Text"><text:span text:style-name="T10">my_list = [1, 2, 3, 4, 5]</text:span></text:span></text:p>
            </text:list-item>
            <text:list-item>
              <text:p text:style-name="P44"><text:span text:style-name="T9">Printing: </text:span><text:span text:style-name="Source_20_Text"><text:span text:style-name="T10">print(my_list)</text:span></text:span></text:p>
            </text:list-item>
            <text:list-item>
              <text:p text:style-name="P40">Getting from user: Not commonly taken directly from user input.</text:p>
            </text:list-item>
            <text:list-item>
              <text:p text:style-name="P44"><text:span text:style-name="T9">Casting: </text:span><text:span text:style-name="Source_20_Text"><text:span text:style-name="T10">my_list = list(some_iterable)</text:span></text:span></text:p>
            </text:list-item>
            <text:list-item>
              <text:p text:style-name="P53">Printing data type and memory address:</text:p>
              <text:p text:style-name="P20"/>
              <text:p text:style-name="P20"/>
              <text:p text:style-name="P33"><text:span text:style-name="Source_20_Text"><text:span text:style-name="T10">print(type(my_list))</text:span></text:span></text:p>
              <text:p text:style-name="P10"><text:span text:style-name="Source_20_Text"><text:span text:style-name="T10">print(hex(id(my_list)))</text:span></text:span></text:p>
            </text:list-item>
          </text:list>
        </text:list-item>
        <text:list-item>
          <text:p text:style-name="P61"><text:span text:style-name="Strong_20_Emphasis"><text:span text:style-name="T10">Tuple</text:span></text:span><text:span text:style-name="T9">:</text:span></text:p>
          <text:list>
            <text:list-item>
              <text:p text:style-name="P44"><text:span text:style-name="T9">Declaration: </text:span><text:span text:style-name="Source_20_Text"><text:span text:style-name="T10">my_tuple = (1, 2, 3, 4, 5)</text:span></text:span></text:p>
            </text:list-item>
            <text:list-item>
              <text:p text:style-name="P44"><text:span text:style-name="T9">Printing: </text:span><text:span text:style-name="Source_20_Text"><text:span text:style-name="T10">print(my_tuple)</text:span></text:span></text:p>
            </text:list-item>
            <text:list-item>
              <text:p text:style-name="P40">Getting from user: Not commonly taken directly from user input.</text:p>
            </text:list-item>
            <text:list-item>
              <text:p text:style-name="P44"><text:span text:style-name="T9">Casting: </text:span><text:span text:style-name="Source_20_Text"><text:span text:style-name="T10">my_tuple = tuple(some_iterable)</text:span></text:span></text:p>
            </text:list-item>
            <text:list-item>
              <text:p text:style-name="P53">Printing data type and memory address:</text:p>
              <text:p text:style-name="P20"/>
              <text:p text:style-name="P20"><text:soft-page-break/></text:p>
              <text:p text:style-name="P33"><text:span text:style-name="Source_20_Text"><text:span text:style-name="T10">print(type(my_tuple))</text:span></text:span></text:p>
              <text:p text:style-name="P10"><text:span text:style-name="Source_20_Text"><text:span text:style-name="T10">print(hex(id(my_tuple)))</text:span></text:span></text:p>
            </text:list-item>
          </text:list>
        </text:list-item>
        <text:list-item>
          <text:p text:style-name="P61"><text:span text:style-name="Strong_20_Emphasis"><text:span text:style-name="T10">Dictionary (dict)</text:span></text:span><text:span text:style-name="T9">:</text:span></text:p>
          <text:list>
            <text:list-item>
              <text:p text:style-name="P44"><text:span text:style-name="T9">Declaration: </text:span><text:span text:style-name="Source_20_Text"><text:span text:style-name="T10">my_dict = {'a': 1, 'b': 2, 'c': 3}</text:span></text:span></text:p>
            </text:list-item>
            <text:list-item>
              <text:p text:style-name="P44"><text:span text:style-name="T9">Printing: </text:span><text:span text:style-name="Source_20_Text"><text:span text:style-name="T10">print(my_dict)</text:span></text:span></text:p>
            </text:list-item>
            <text:list-item>
              <text:p text:style-name="P40">Getting from user: Not commonly taken directly from user input.</text:p>
            </text:list-item>
            <text:list-item>
              <text:p text:style-name="P44"><text:span text:style-name="T9">Casting: </text:span><text:span text:style-name="Source_20_Text"><text:span text:style-name="T10">my_dict = dict(some_mapping)</text:span></text:span></text:p>
            </text:list-item>
            <text:list-item>
              <text:p text:style-name="P53">Printing data type and memory address:</text:p>
              <text:p text:style-name="P20"/>
              <text:p text:style-name="P20"/>
              <text:p text:style-name="P33"><text:span text:style-name="Source_20_Text"><text:span text:style-name="T10">print(type(my_dict))</text:span></text:span></text:p>
              <text:p text:style-name="P10"><text:span text:style-name="Source_20_Text"><text:span text:style-name="T10">print(hex(id(my_dict)))</text:span></text:span></text:p>
            </text:list-item>
          </text:list>
        </text:list-item>
      </text:list>
      <text:list xml:id="list794821376" text:style-name="L6">
        <text:list-item>
          <text:p text:style-name="P54">Arithmetic Operators:</text:p>
          <text:list>
            <text:list-item>
              <text:p text:style-name="P45"><text:span text:style-name="T9">Addition: </text:span><text:span text:style-name="Source_20_Text"><text:span text:style-name="T10">+</text:span></text:span></text:p>
            </text:list-item>
            <text:list-item>
              <text:p text:style-name="P45"><text:span text:style-name="T9">Subtraction: </text:span><text:span text:style-name="Source_20_Text"><text:span text:style-name="T10">-</text:span></text:span></text:p>
            </text:list-item>
            <text:list-item>
              <text:p text:style-name="P45"><text:span text:style-name="T9">Multiplication: </text:span><text:span text:style-name="Source_20_Text"><text:span text:style-name="T10">*</text:span></text:span></text:p>
            </text:list-item>
            <text:list-item>
              <text:p text:style-name="P45"><text:span text:style-name="T9">Division: </text:span><text:span text:style-name="Source_20_Text"><text:span text:style-name="T10">/</text:span></text:span></text:p>
            </text:list-item>
            <text:list-item>
              <text:p text:style-name="P45"><text:span text:style-name="T9">Modulus (Remainder): </text:span><text:span text:style-name="Source_20_Text"><text:span text:style-name="T10">%</text:span></text:span></text:p>
            </text:list-item>
            <text:list-item>
              <text:p text:style-name="P62"><text:span text:style-name="T9">Exponentiation: </text:span><text:span text:style-name="Source_20_Text"><text:span text:style-name="T10">**</text:span></text:span></text:p>
            </text:list-item>
          </text:list>
          <text:p text:style-name="P54">Example:</text:p>
          <text:p text:style-name="P21"/>
          <text:p text:style-name="P21"/>
          <text:p text:style-name="P34"><text:span text:style-name="Source_20_Text"><text:span text:style-name="T10">a = 10</text:span></text:span></text:p>
          <text:p text:style-name="P34"><text:span text:style-name="Source_20_Text"><text:span text:style-name="T10">b = 3</text:span></text:span></text:p>
          <text:p text:style-name="P34"><text:span text:style-name="Source_20_Text"><text:span text:style-name="T10">print(a + b) <text:s/># Output: 13</text:span></text:span></text:p>
          <text:p text:style-name="P34"><text:span text:style-name="Source_20_Text"><text:span text:style-name="T10">print(a - b) <text:s/># Output: 7</text:span></text:span></text:p>
          <text:p text:style-name="P34"><text:span text:style-name="Source_20_Text"><text:span text:style-name="T10">print(a * b) <text:s/># Output: 30</text:span></text:span></text:p>
          <text:p text:style-name="P34"><text:span text:style-name="Source_20_Text"><text:span text:style-name="T10">print(a / b) <text:s/># Output: 3.333...</text:span></text:span></text:p>
          <text:p text:style-name="P34"><text:span text:style-name="Source_20_Text"><text:span text:style-name="T10">print(a % b) <text:s/># Output: 1</text:span></text:span></text:p>
          <text:p text:style-name="P11"><text:span text:style-name="Source_20_Text"><text:span text:style-name="T10">print(a ** b) # Output: 1000</text:span></text:span></text:p>
        </text:list-item>
        <text:list-item>
          <text:p text:style-name="P54">Comparison Operators:</text:p>
          <text:list>
            <text:list-item>
              <text:p text:style-name="P45"><text:span text:style-name="T9">Equal to: </text:span><text:span text:style-name="Source_20_Text"><text:span text:style-name="T10">==</text:span></text:span></text:p>
            </text:list-item>
            <text:list-item>
              <text:p text:style-name="P45"><text:span text:style-name="T9">Not equal to: </text:span><text:span text:style-name="Source_20_Text"><text:span text:style-name="T10">!=</text:span></text:span></text:p>
            </text:list-item>
            <text:list-item>
              <text:p text:style-name="P45"><text:span text:style-name="T9">Greater than: </text:span><text:span text:style-name="Source_20_Text"><text:span text:style-name="T10">&gt;</text:span></text:span></text:p>
            </text:list-item>
            <text:list-item>
              <text:p text:style-name="P45"><text:span text:style-name="T9">Less than: </text:span><text:span text:style-name="Source_20_Text"><text:span text:style-name="T10">&lt;</text:span></text:span></text:p>
            </text:list-item>
            <text:list-item>
              <text:p text:style-name="P45"><text:span text:style-name="T9">Greater than or equal to: </text:span><text:span text:style-name="Source_20_Text"><text:span text:style-name="T10">&gt;=</text:span></text:span></text:p>
            </text:list-item>
            <text:list-item>
              <text:p text:style-name="P62"><text:span text:style-name="T9">Less than or equal to: </text:span><text:span text:style-name="Source_20_Text"><text:span text:style-name="T10">&lt;=</text:span></text:span></text:p>
            </text:list-item>
          </text:list>
          <text:p text:style-name="P54"><text:soft-page-break/>Example:</text:p>
          <text:p text:style-name="P21"/>
          <text:p text:style-name="P21"/>
          <text:p text:style-name="P34"><text:span text:style-name="Source_20_Text"><text:span text:style-name="T10">x = 5</text:span></text:span></text:p>
          <text:p text:style-name="P34"><text:span text:style-name="Source_20_Text"><text:span text:style-name="T10">y = 7</text:span></text:span></text:p>
          <text:p text:style-name="P34"><text:span text:style-name="Source_20_Text"><text:span text:style-name="T10">print(x == y) <text:s/># Output: False</text:span></text:span></text:p>
          <text:p text:style-name="P34"><text:span text:style-name="Source_20_Text"><text:span text:style-name="T10">print(x != y) <text:s/># Output: True</text:span></text:span></text:p>
          <text:p text:style-name="P34"><text:span text:style-name="Source_20_Text"><text:span text:style-name="T10">print(x &gt; y) <text:s text:c="2"/># Output: False</text:span></text:span></text:p>
          <text:p text:style-name="P34"><text:span text:style-name="Source_20_Text"><text:span text:style-name="T10">print(x &lt; y) <text:s text:c="2"/># Output: True</text:span></text:span></text:p>
          <text:p text:style-name="P34"><text:span text:style-name="Source_20_Text"><text:span text:style-name="T10">print(x &gt;= y) <text:s/># Output: False</text:span></text:span></text:p>
          <text:p text:style-name="P11"><text:span text:style-name="Source_20_Text"><text:span text:style-name="T10">print(x &lt;= y) <text:s/># Output: True</text:span></text:span></text:p>
        </text:list-item>
        <text:list-item>
          <text:p text:style-name="P54">Logical Operators:</text:p>
          <text:list>
            <text:list-item>
              <text:p text:style-name="P45"><text:span text:style-name="T9">AND: </text:span><text:span text:style-name="Source_20_Text"><text:span text:style-name="T10">and</text:span></text:span></text:p>
            </text:list-item>
            <text:list-item>
              <text:p text:style-name="P45"><text:span text:style-name="T9">OR: </text:span><text:span text:style-name="Source_20_Text"><text:span text:style-name="T10">or</text:span></text:span></text:p>
            </text:list-item>
            <text:list-item>
              <text:p text:style-name="P62"><text:span text:style-name="T9">NOT: </text:span><text:span text:style-name="Source_20_Text"><text:span text:style-name="T10">not</text:span></text:span></text:p>
            </text:list-item>
          </text:list>
          <text:p text:style-name="P54">Example:</text:p>
          <text:p text:style-name="P21"/>
          <text:p text:style-name="P21"/>
          <text:p text:style-name="P34"><text:span text:style-name="Source_20_Text"><text:span text:style-name="T10">p = True</text:span></text:span></text:p>
          <text:p text:style-name="P34"><text:span text:style-name="Source_20_Text"><text:span text:style-name="T10">q = False</text:span></text:span></text:p>
          <text:p text:style-name="P34"><text:span text:style-name="Source_20_Text"><text:span text:style-name="T10">print(p and q) <text:s/># Output: False</text:span></text:span></text:p>
          <text:p text:style-name="P34"><text:span text:style-name="Source_20_Text"><text:span text:style-name="T10">print(p or q) <text:s text:c="2"/># Output: True</text:span></text:span></text:p>
          <text:p text:style-name="P11"><text:span text:style-name="Source_20_Text"><text:span text:style-name="T10">print(not p) <text:s text:c="3"/># Output: False</text:span></text:span></text:p>
        </text:list-item>
        <text:list-item>
          <text:p text:style-name="P54">Assignment Operators:</text:p>
          <text:list>
            <text:list-item>
              <text:p text:style-name="P45"><text:span text:style-name="T9">Assign value: </text:span><text:span text:style-name="Source_20_Text"><text:span text:style-name="T10">=</text:span></text:span></text:p>
            </text:list-item>
            <text:list-item>
              <text:p text:style-name="P45"><text:span text:style-name="T9">Add and assign: </text:span><text:span text:style-name="Source_20_Text"><text:span text:style-name="T10">+=</text:span></text:span></text:p>
            </text:list-item>
            <text:list-item>
              <text:p text:style-name="P45"><text:span text:style-name="T9">Subtract and assign: </text:span><text:span text:style-name="Source_20_Text"><text:span text:style-name="T10">-=</text:span></text:span></text:p>
            </text:list-item>
            <text:list-item>
              <text:p text:style-name="P45"><text:span text:style-name="T9">Multiply and assign: </text:span><text:span text:style-name="Source_20_Text"><text:span text:style-name="T10">*=</text:span></text:span></text:p>
            </text:list-item>
            <text:list-item>
              <text:p text:style-name="P45"><text:span text:style-name="T9">Divide and assign: </text:span><text:span text:style-name="Source_20_Text"><text:span text:style-name="T10">/=</text:span></text:span></text:p>
            </text:list-item>
            <text:list-item>
              <text:p text:style-name="P45"><text:span text:style-name="T9">Modulus and assign: </text:span><text:span text:style-name="Source_20_Text"><text:span text:style-name="T10">%=</text:span></text:span></text:p>
            </text:list-item>
            <text:list-item>
              <text:p text:style-name="P62"><text:span text:style-name="T9">Exponentiate and assign: </text:span><text:span text:style-name="Source_20_Text"><text:span text:style-name="T10">**=</text:span></text:span></text:p>
            </text:list-item>
          </text:list>
          <text:p text:style-name="P54">Example:</text:p>
          <text:p text:style-name="P21"/>
          <text:p text:style-name="P21"/>
          <text:p text:style-name="P34"><text:soft-page-break/><text:span text:style-name="Source_20_Text"><text:span text:style-name="T10">x = 10</text:span></text:span></text:p>
          <text:p text:style-name="P34"><text:span text:style-name="Source_20_Text"><text:span text:style-name="T10">x += 5 <text:s/># Equivalent to x = x + 5</text:span></text:span></text:p>
          <text:p text:style-name="P11"><text:span text:style-name="Source_20_Text"><text:span text:style-name="T10">print(x) <text:s/># Output: 15</text:span></text:span></text:p>
        </text:list-item>
        <text:list-item>
          <text:p text:style-name="P54">Membership Operators:</text:p>
          <text:list>
            <text:list-item>
              <text:p text:style-name="P45"><text:span text:style-name="Source_20_Text"><text:span text:style-name="T10">in</text:span></text:span><text:span text:style-name="T9">: Evaluates to True if a sequence contains a specified value.</text:span></text:p>
            </text:list-item>
            <text:list-item>
              <text:p text:style-name="P62"><text:span text:style-name="Source_20_Text"><text:span text:style-name="T10">not in</text:span></text:span><text:span text:style-name="T9">: Evaluates to True if a sequence does not contain a specified value.</text:span></text:p>
            </text:list-item>
          </text:list>
          <text:p text:style-name="P54">Example:</text:p>
          <text:p text:style-name="P21"/>
          <text:p text:style-name="P21"/>
          <text:p text:style-name="P34"><text:span text:style-name="Source_20_Text"><text:span text:style-name="T10">my_list = [1, 2, 3, 4, 5]</text:span></text:span></text:p>
          <text:p text:style-name="P34"><text:span text:style-name="Source_20_Text"><text:span text:style-name="T10">print(3 in my_list) <text:s text:c="4"/># Output: True</text:span></text:span></text:p>
          <text:p text:style-name="P11"><text:span text:style-name="Source_20_Text"><text:span text:style-name="T10">print(6 not in my_list) # Output: True</text:span></text:span></text:p>
        </text:list-item>
        <text:list-item>
          <text:p text:style-name="P54">Identity Operators:</text:p>
          <text:list>
            <text:list-item>
              <text:p text:style-name="P45"><text:span text:style-name="Source_20_Text"><text:span text:style-name="T10">is</text:span></text:span><text:span text:style-name="T9">: Evaluates to True if both variables are the same object.</text:span></text:p>
            </text:list-item>
            <text:list-item>
              <text:p text:style-name="P62"><text:span text:style-name="Source_20_Text"><text:span text:style-name="T10">is not</text:span></text:span><text:span text:style-name="T9">: Evaluates to True if both variables are not the same object.</text:span></text:p>
            </text:list-item>
          </text:list>
          <text:p text:style-name="P54">Example:</text:p>
          <text:p text:style-name="P21"/>
          <text:p text:style-name="P21"/>
          <text:p text:style-name="P34"><text:span text:style-name="Source_20_Text"><text:span text:style-name="T10">x = [1, 2, 3]</text:span></text:span></text:p>
          <text:p text:style-name="P34"><text:span text:style-name="Source_20_Text"><text:span text:style-name="T10">y = [1, 2, 3]</text:span></text:span></text:p>
          <text:p text:style-name="P34"><text:span text:style-name="Source_20_Text"><text:span text:style-name="T10">print(x is y) <text:s text:c="4"/># Output: False</text:span></text:span></text:p>
          <text:p text:style-name="P11"><text:span text:style-name="Source_20_Text"><text:span text:style-name="T10">print(x is not y) # Output: True</text:span></text:span></text:p>
        </text:list-item>
      </text:list>
      <text:h text:style-name="P3" text:outline-level="3">1. Looping in :</text:h>
      <text:h text:style-name="P7" text:outline-level="4"><text:span text:style-name="T9">a. </text:span><text:span text:style-name="Source_20_Text"><text:span text:style-name="T10">for</text:span></text:span><text:span text:style-name="T9"> Loop:</text:span></text:h>
      <text:p text:style-name="P19"/>
      <text:p text:style-name="P19"/>
      <text:p text:style-name="P32"><text:span text:style-name="Source_20_Text"><text:span text:style-name="T10"># Syntax:</text:span></text:span></text:p>
      <text:p text:style-name="P32"><text:span text:style-name="Source_20_Text"><text:span text:style-name="T10">for item in iterable:</text:span></text:span></text:p>
      <text:p text:style-name="P32"><text:span text:style-name="Source_20_Text"><text:span text:style-name="T10"><text:s text:c="4"/># Code block to execute for each item</text:span></text:span></text:p>
      <text:p text:style-name="P29"/>
      <text:p text:style-name="P32"><text:span text:style-name="Source_20_Text"><text:span text:style-name="T10"># Example:</text:span></text:span></text:p>
      <text:p text:style-name="P32"><text:span text:style-name="Source_20_Text"><text:span text:style-name="T10">fruits = ["apple", "banana", "cherry"]</text:span></text:span></text:p>
      <text:p text:style-name="P32"><text:span text:style-name="Source_20_Text"><text:span text:style-name="T10">for fruit in fruits:</text:span></text:span></text:p>
      <text:p text:style-name="P9"><text:span text:style-name="Source_20_Text"><text:span text:style-name="T10"><text:s text:c="4"/>print(fruit)</text:span></text:span></text:p>
      <text:h text:style-name="P7" text:outline-level="4"><text:span text:style-name="T9">b. </text:span><text:span text:style-name="Source_20_Text"><text:span text:style-name="T10">while</text:span></text:span><text:span text:style-name="T9"> Loop:</text:span></text:h>
      <text:p text:style-name="P19"/>
      <text:p text:style-name="P19"/>
      <text:p text:style-name="P32"><text:span text:style-name="Source_20_Text"><text:span text:style-name="T10"># Syntax:</text:span></text:span></text:p>
      <text:p text:style-name="P32"><text:span text:style-name="Source_20_Text"><text:span text:style-name="T10">while condition:</text:span></text:span></text:p>
      <text:p text:style-name="P32"><text:span text:style-name="Source_20_Text"><text:span text:style-name="T10"><text:s text:c="4"/># Code block to execute as long as condition is True</text:span></text:span></text:p>
      <text:p text:style-name="P29"/>
      <text:p text:style-name="P32"><text:span text:style-name="Source_20_Text"><text:span text:style-name="T10"># Example:</text:span></text:span></text:p>
      <text:p text:style-name="P32"><text:span text:style-name="Source_20_Text"><text:span text:style-name="T10">i = 0</text:span></text:span></text:p>
      <text:p text:style-name="P32"><text:span text:style-name="Source_20_Text"><text:span text:style-name="T10">while i &lt; 5:</text:span></text:span></text:p>
      <text:p text:style-name="P32"><text:soft-page-break/><text:span text:style-name="Source_20_Text"><text:span text:style-name="T10"><text:s text:c="4"/>print(i)</text:span></text:span></text:p>
      <text:p text:style-name="P9"><text:span text:style-name="Source_20_Text"><text:span text:style-name="T10"><text:s text:c="4"/>i += 1</text:span></text:span></text:p>
      <text:h text:style-name="P5" text:outline-level="3">2. Advanced For Looping:</text:h>
      <text:h text:style-name="P7" text:outline-level="4"><text:span text:style-name="T9">a. </text:span><text:span text:style-name="Source_20_Text"><text:span text:style-name="T10">enumerate()</text:span></text:span><text:span text:style-name="T9">:</text:span></text:h>
      <text:p text:style-name="P19"/>
      <text:p text:style-name="P19"/>
      <text:p text:style-name="P32"><text:span text:style-name="Source_20_Text"><text:span text:style-name="T10"># Syntax:</text:span></text:span></text:p>
      <text:p text:style-name="P32"><text:span text:style-name="Source_20_Text"><text:span text:style-name="T10">for index, item in enumerate(iterable):</text:span></text:span></text:p>
      <text:p text:style-name="P32"><text:span text:style-name="Source_20_Text"><text:span text:style-name="T10"><text:s text:c="4"/># Code block to execute with index and item</text:span></text:span></text:p>
      <text:p text:style-name="P29"/>
      <text:p text:style-name="P32"><text:span text:style-name="Source_20_Text"><text:span text:style-name="T10"># Example:</text:span></text:span></text:p>
      <text:p text:style-name="P32"><text:span text:style-name="Source_20_Text"><text:span text:style-name="T10">fruits = ["apple", "banana", "cherry"]</text:span></text:span></text:p>
      <text:p text:style-name="P32"><text:span text:style-name="Source_20_Text"><text:span text:style-name="T10">for index, fruit in enumerate(fruits):</text:span></text:span></text:p>
      <text:p text:style-name="P9"><text:span text:style-name="Source_20_Text"><text:span text:style-name="T10"><text:s text:c="4"/>print(index, fruit)</text:span></text:span></text:p>
      <text:h text:style-name="P7" text:outline-level="4"><text:span text:style-name="T9">b. </text:span><text:span text:style-name="Source_20_Text"><text:span text:style-name="T10">zip()</text:span></text:span><text:span text:style-name="T9">:</text:span></text:h>
      <text:p text:style-name="P19"/>
      <text:p text:style-name="P19"/>
      <text:p text:style-name="P32"><text:span text:style-name="Source_20_Text"><text:span text:style-name="T10"># Syntax:</text:span></text:span></text:p>
      <text:p text:style-name="P32"><text:span text:style-name="Source_20_Text"><text:span text:style-name="T10">for item1, item2 in zip(iterable1, iterable2):</text:span></text:span></text:p>
      <text:p text:style-name="P32"><text:span text:style-name="Source_20_Text"><text:span text:style-name="T10"><text:s text:c="4"/># Code block to execute with corresponding items</text:span></text:span></text:p>
      <text:p text:style-name="P29"/>
      <text:p text:style-name="P32"><text:span text:style-name="Source_20_Text"><text:span text:style-name="T10"># Example:</text:span></text:span></text:p>
      <text:p text:style-name="P32"><text:span text:style-name="Source_20_Text"><text:span text:style-name="T10">names = ["Alice", "Bob", "Charlie"]</text:span></text:span></text:p>
      <text:p text:style-name="P32"><text:span text:style-name="Source_20_Text"><text:span text:style-name="T10">ages = [25, 30, 35]</text:span></text:span></text:p>
      <text:p text:style-name="P32"><text:span text:style-name="Source_20_Text"><text:span text:style-name="T10">for name, age in zip(names, ages):</text:span></text:span></text:p>
      <text:p text:style-name="P9"><text:span text:style-name="Source_20_Text"><text:span text:style-name="T10"><text:s text:c="4"/>print(name, age)</text:span></text:span></text:p>
      <text:h text:style-name="P7" text:outline-level="4"><text:span text:style-name="T9">c. </text:span><text:span text:style-name="Source_20_Text"><text:span text:style-name="T10">range()</text:span></text:span><text:span text:style-name="T9">:</text:span></text:h>
      <text:p text:style-name="P19"/>
      <text:p text:style-name="P19"/>
      <text:p text:style-name="P32"><text:span text:style-name="Source_20_Text"><text:span text:style-name="T10"># Syntax:</text:span></text:span></text:p>
      <text:p text:style-name="P32"><text:span text:style-name="Source_20_Text"><text:span text:style-name="T10">for i in range(start, stop, step):</text:span></text:span></text:p>
      <text:p text:style-name="P32"><text:span text:style-name="Source_20_Text"><text:span text:style-name="T10"><text:s text:c="4"/># Code block to execute with each value of i</text:span></text:span></text:p>
      <text:p text:style-name="P29"/>
      <text:p text:style-name="P32"><text:span text:style-name="Source_20_Text"><text:span text:style-name="T10"># Example:</text:span></text:span></text:p>
      <text:p text:style-name="P32"><text:span text:style-name="Source_20_Text"><text:span text:style-name="T10">for i in range(0, 10, 2):</text:span></text:span></text:p>
      <text:p text:style-name="P9"><text:span text:style-name="Source_20_Text"><text:span text:style-name="T10"><text:s text:c="4"/>print(i)</text:span></text:span></text:p>
      <text:h text:style-name="P6" text:outline-level="4">d. Nested Loops:</text:h>
      <text:p text:style-name="P19"/>
      <text:p text:style-name="P19"/>
      <text:p text:style-name="P32"><text:span text:style-name="Source_20_Text"><text:span text:style-name="T10"># Syntax:</text:span></text:span></text:p>
      <text:p text:style-name="P32"><text:span text:style-name="Source_20_Text"><text:span text:style-name="T10">for item1 in iterable1:</text:span></text:span></text:p>
      <text:p text:style-name="P32"><text:span text:style-name="Source_20_Text"><text:span text:style-name="T10"><text:s text:c="4"/>for item2 in iterable2:</text:span></text:span></text:p>
      <text:p text:style-name="P32"><text:soft-page-break/><text:span text:style-name="Source_20_Text"><text:span text:style-name="T10"><text:s text:c="8"/># Code block to execute with item1 and item2</text:span></text:span></text:p>
      <text:p text:style-name="P29"/>
      <text:p text:style-name="P32"><text:span text:style-name="Source_20_Text"><text:span text:style-name="T10"># Example:</text:span></text:span></text:p>
      <text:p text:style-name="P32"><text:span text:style-name="Source_20_Text"><text:span text:style-name="T10">adj = ["red", "big", "tasty"]</text:span></text:span></text:p>
      <text:p text:style-name="P32"><text:span text:style-name="Source_20_Text"><text:span text:style-name="T10">fruits = ["apple", "banana", "cherry"]</text:span></text:span></text:p>
      <text:p text:style-name="P32"><text:span text:style-name="Source_20_Text"><text:span text:style-name="T10">for a in adj:</text:span></text:span></text:p>
      <text:p text:style-name="P32"><text:span text:style-name="Source_20_Text"><text:span text:style-name="T10"><text:s text:c="4"/>for f in fruits:</text:span></text:span></text:p>
      <text:p text:style-name="P9"><text:span text:style-name="Source_20_Text"><text:span text:style-name="T10"><text:s text:c="8"/>print(a, f)</text:span></text:span></text:p>
      <text:h text:style-name="P7" text:outline-level="4"><text:span text:style-name="T9">e. </text:span><text:span text:style-name="Source_20_Text"><text:span text:style-name="T10">break</text:span></text:span><text:span text:style-name="T9"> and </text:span><text:span text:style-name="Source_20_Text"><text:span text:style-name="T10">continue</text:span></text:span><text:span text:style-name="T9">:</text:span></text:h>
      <text:p text:style-name="P19"/>
      <text:p text:style-name="P19"/>
      <text:p text:style-name="P32"><text:span text:style-name="Source_20_Text"><text:span text:style-name="T10"># Example of break:</text:span></text:span></text:p>
      <text:p text:style-name="P32"><text:span text:style-name="Source_20_Text"><text:span text:style-name="T10">for i in range(10):</text:span></text:span></text:p>
      <text:p text:style-name="P32"><text:span text:style-name="Source_20_Text"><text:span text:style-name="T10"><text:s text:c="4"/>if i == 5:</text:span></text:span></text:p>
      <text:p text:style-name="P32"><text:span text:style-name="Source_20_Text"><text:span text:style-name="T10"><text:s text:c="8"/>break</text:span></text:span></text:p>
      <text:p text:style-name="P32"><text:span text:style-name="Source_20_Text"><text:span text:style-name="T10"><text:s text:c="4"/>print(i)</text:span></text:span></text:p>
      <text:p text:style-name="P29"/>
      <text:p text:style-name="P32"><text:span text:style-name="Source_20_Text"><text:span text:style-name="T10"># Example of continue:</text:span></text:span></text:p>
      <text:p text:style-name="P32"><text:span text:style-name="Source_20_Text"><text:span text:style-name="T10">for i in range(10):</text:span></text:span></text:p>
      <text:p text:style-name="P32"><text:span text:style-name="Source_20_Text"><text:span text:style-name="T10"><text:s text:c="4"/>if i == 5:</text:span></text:span></text:p>
      <text:p text:style-name="P32"><text:span text:style-name="Source_20_Text"><text:span text:style-name="T10"><text:s text:c="8"/>continue</text:span></text:span></text:p>
      <text:p text:style-name="P9"><text:span text:style-name="Source_20_Text"><text:span text:style-name="T10"><text:s text:c="4"/>print(i)</text:span></text:span></text:p>
      <text:h text:style-name="P3" text:outline-level="3">Function Definition:</text:h>
      <text:p text:style-name="P19"/>
      <text:p text:style-name="P19"/>
      <text:p text:style-name="P32"><text:span text:style-name="Source_20_Text"><text:span text:style-name="T10">def function_name(parameters):</text:span></text:span></text:p>
      <text:p text:style-name="P32"><text:span text:style-name="Source_20_Text"><text:span text:style-name="T10"><text:s text:c="4"/>"""Docstring: Description of the function"""</text:span></text:span></text:p>
      <text:p text:style-name="P32"><text:span text:style-name="Source_20_Text"><text:span text:style-name="T10"><text:s text:c="4"/># Function body</text:span></text:span></text:p>
      <text:p text:style-name="P9"><text:span text:style-name="Source_20_Text"><text:span text:style-name="T10"><text:s text:c="4"/>return result</text:span></text:span></text:p>
      <text:h text:style-name="P5" text:outline-level="3">Calling a Function:</text:h>
      <text:p text:style-name="P19"/>
      <text:p text:style-name="P19"/>
      <text:p text:style-name="P9"><text:span text:style-name="Source_20_Text"><text:span text:style-name="T10">result = function_name(arguments)</text:span></text:span></text:p>
      <text:h text:style-name="P5" text:outline-level="3">Parameters and Arguments:</text:h>
      <text:p text:style-name="P19"/>
      <text:p text:style-name="P19"/>
      <text:p text:style-name="P32"><text:span text:style-name="Source_20_Text"><text:span text:style-name="T10">def greet(name):</text:span></text:span></text:p>
      <text:p text:style-name="P32"><text:span text:style-name="Source_20_Text"><text:span text:style-name="T10"><text:s text:c="4"/>print("Hello,", name)</text:span></text:span></text:p>
      <text:p text:style-name="P29"/>
      <text:p text:style-name="P9"><text:span text:style-name="Source_20_Text"><text:span text:style-name="T10">greet("Alice") <text:s/># Argument: "Alice" is passed to the function greet</text:span></text:span></text:p>
      <text:h text:style-name="P5" text:outline-level="3"><text:soft-page-break/>Default Parameters:</text:h>
      <text:p text:style-name="P19"/>
      <text:p text:style-name="P19"/>
      <text:p text:style-name="P32"><text:span text:style-name="Source_20_Text"><text:span text:style-name="T10">def greet(name="World"):</text:span></text:span></text:p>
      <text:p text:style-name="P32"><text:span text:style-name="Source_20_Text"><text:span text:style-name="T10"><text:s text:c="4"/>print("Hello,", name)</text:span></text:span></text:p>
      <text:p text:style-name="P29"/>
      <text:p text:style-name="P32"><text:span text:style-name="Source_20_Text"><text:span text:style-name="T10">greet() <text:s/># Output: Hello, World</text:span></text:span></text:p>
      <text:p text:style-name="P9"><text:span text:style-name="Source_20_Text"><text:span text:style-name="T10">greet("Alice") <text:s/># Output: Hello, Alice</text:span></text:span></text:p>
      <text:h text:style-name="P5" text:outline-level="3">Keyword Arguments:</text:h>
      <text:p text:style-name="P19"/>
      <text:p text:style-name="P19"/>
      <text:p text:style-name="P32"><text:span text:style-name="Source_20_Text"><text:span text:style-name="T10">def greet(name, message):</text:span></text:span></text:p>
      <text:p text:style-name="P32"><text:span text:style-name="Source_20_Text"><text:span text:style-name="T10"><text:s text:c="4"/>print(message, name)</text:span></text:span></text:p>
      <text:p text:style-name="P29"/>
      <text:p text:style-name="P9"><text:span text:style-name="Source_20_Text"><text:span text:style-name="T10">greet(message="Hi", name="Alice") <text:s/># Output: Hi Alice</text:span></text:span></text:p>
      <text:h text:style-name="P5" text:outline-level="3">Arbitrary Number of Arguments:</text:h>
      <text:p text:style-name="P19"/>
      <text:p text:style-name="P19"/>
      <text:p text:style-name="P32"><text:span text:style-name="Source_20_Text"><text:span text:style-name="T10">def calculate_sum(*args):</text:span></text:span></text:p>
      <text:p text:style-name="P32"><text:span text:style-name="Source_20_Text"><text:span text:style-name="T10"><text:s text:c="4"/>return sum(args)</text:span></text:span></text:p>
      <text:p text:style-name="P29"/>
      <text:p text:style-name="P9"><text:span text:style-name="Source_20_Text"><text:span text:style-name="T10">print(calculate_sum(1, 2, 3)) <text:s/># Output: 6</text:span></text:span></text:p>
      <text:h text:style-name="P5" text:outline-level="3">Arbitrary Keyword Arguments:</text:h>
      <text:p text:style-name="P19"/>
      <text:p text:style-name="P19"/>
      <text:p text:style-name="P32"><text:span text:style-name="Source_20_Text"><text:span text:style-name="T10">def print_info(**kwargs):</text:span></text:span></text:p>
      <text:p text:style-name="P32"><text:span text:style-name="Source_20_Text"><text:span text:style-name="T10"><text:s text:c="4"/>for key, value in kwargs.items():</text:span></text:span></text:p>
      <text:p text:style-name="P32"><text:span text:style-name="Source_20_Text"><text:span text:style-name="T10"><text:s text:c="8"/>print(key + ": " + value)</text:span></text:span></text:p>
      <text:p text:style-name="P29"/>
      <text:p text:style-name="P9"><text:span text:style-name="Source_20_Text"><text:span text:style-name="T10">print_info(name="Alice", age="30") <text:s/># Output: name: Alice, age: 30</text:span></text:span></text:p>
      <text:h text:style-name="P5" text:outline-level="3">Return Statement:</text:h>
      <text:p text:style-name="P19"/>
      <text:p text:style-name="P19"/>
      <text:p text:style-name="P32"><text:span text:style-name="Source_20_Text"><text:span text:style-name="T10">def add(a, b):</text:span></text:span></text:p>
      <text:p text:style-name="P32"><text:span text:style-name="Source_20_Text"><text:span text:style-name="T10"><text:s text:c="4"/>return a + b</text:span></text:span></text:p>
      <text:p text:style-name="P29"/>
      <text:p text:style-name="P9"><text:span text:style-name="Source_20_Text"><text:span text:style-name="T10">result = add(3, 4) <text:s/># result = 7</text:span></text:span></text:p>
      <text:h text:style-name="P5" text:outline-level="3">Docstrings:</text:h>
      <text:p text:style-name="P19"/>
      <text:p text:style-name="P19"/>
      <text:p text:style-name="P32"><text:span text:style-name="Source_20_Text"><text:span text:style-name="T10">def square(num):</text:span></text:span></text:p>
      <text:p text:style-name="P32"><text:soft-page-break/><text:span text:style-name="Source_20_Text"><text:span text:style-name="T10"><text:s text:c="4"/>"""Returns the square of a number."""</text:span></text:span></text:p>
      <text:p text:style-name="P32"><text:span text:style-name="Source_20_Text"><text:span text:style-name="T10"><text:s text:c="4"/>return num * num</text:span></text:span></text:p>
      <text:p text:style-name="P29"/>
      <text:p text:style-name="P9"><text:span text:style-name="Source_20_Text"><text:span text:style-name="T10">print(square.__doc__) <text:s/># Output: Returns the square of a number.</text:span></text:span></text:p>
      <text:h text:style-name="P5" text:outline-level="3">Lambda Functions:</text:h>
      <text:p text:style-name="P19"/>
      <text:p text:style-name="P19"/>
      <text:p text:style-name="P32"><text:span text:style-name="Source_20_Text"><text:span text:style-name="T10">square = lambda x: x ** 2</text:span></text:span></text:p>
      <text:p text:style-name="P9"><text:span text:style-name="Source_20_Text"><text:span text:style-name="T10">print(square(5)) <text:s/># Output: 25</text:span></text:span></text:p>
      <text:h text:style-name="P5" text:outline-level="3">Decorators:</text:h>
      <text:p text:style-name="P19"/>
      <text:p text:style-name="P19"/>
      <text:p text:style-name="P32"><text:span text:style-name="Source_20_Text"><text:span text:style-name="T10">def decorator_function(func):</text:span></text:span></text:p>
      <text:p text:style-name="P32"><text:span text:style-name="Source_20_Text"><text:span text:style-name="T10"><text:s text:c="4"/>def wrapper():</text:span></text:span></text:p>
      <text:p text:style-name="P32"><text:span text:style-name="Source_20_Text"><text:span text:style-name="T10"><text:s text:c="8"/>print("Before function execution")</text:span></text:span></text:p>
      <text:p text:style-name="P32"><text:span text:style-name="Source_20_Text"><text:span text:style-name="T10"><text:s text:c="8"/>func()</text:span></text:span></text:p>
      <text:p text:style-name="P32"><text:span text:style-name="Source_20_Text"><text:span text:style-name="T10"><text:s text:c="8"/>print("After function execution")</text:span></text:span></text:p>
      <text:p text:style-name="P32"><text:span text:style-name="Source_20_Text"><text:span text:style-name="T10"><text:s text:c="4"/>return wrapper</text:span></text:span></text:p>
      <text:p text:style-name="P29"/>
      <text:p text:style-name="P32"><text:span text:style-name="Source_20_Text"><text:span text:style-name="T10">@decorator_function</text:span></text:span></text:p>
      <text:p text:style-name="P32"><text:span text:style-name="Source_20_Text"><text:span text:style-name="T10">def say_hello():</text:span></text:span></text:p>
      <text:p text:style-name="P32"><text:span text:style-name="Source_20_Text"><text:span text:style-name="T10"><text:s text:c="4"/>print("Hello!")</text:span></text:span></text:p>
      <text:p text:style-name="P29"/>
      <text:p text:style-name="P32"><text:span text:style-name="Source_20_Text"><text:span text:style-name="T10">say_hello()</text:span></text:span></text:p>
      <text:p text:style-name="P32"><text:span text:style-name="Source_20_Text"><text:span text:style-name="T10"># Output:</text:span></text:span></text:p>
      <text:p text:style-name="P32"><text:span text:style-name="Source_20_Text"><text:span text:style-name="T10"># Before function execution</text:span></text:span></text:p>
      <text:p text:style-name="P32"><text:span text:style-name="Source_20_Text"><text:span text:style-name="T10"># Hello!</text:span></text:span></text:p>
      <text:p text:style-name="P9"><text:span text:style-name="Source_20_Text"><text:span text:style-name="T10"># After function execution</text:span></text:span></text:p>
      <text:h text:style-name="P5" text:outline-level="3">Recursion:</text:h>
      <text:p text:style-name="P19"/>
      <text:p text:style-name="P19"/>
      <text:p text:style-name="P32"><text:span text:style-name="Source_20_Text"><text:span text:style-name="T10">def factorial(n):</text:span></text:span></text:p>
      <text:p text:style-name="P32"><text:span text:style-name="Source_20_Text"><text:span text:style-name="T10"><text:s text:c="4"/>if n == 0:</text:span></text:span></text:p>
      <text:p text:style-name="P32"><text:span text:style-name="Source_20_Text"><text:span text:style-name="T10"><text:s text:c="8"/>return 1</text:span></text:span></text:p>
      <text:p text:style-name="P32"><text:span text:style-name="Source_20_Text"><text:span text:style-name="T10"><text:s text:c="4"/>else:</text:span></text:span></text:p>
      <text:p text:style-name="P32"><text:span text:style-name="Source_20_Text"><text:span text:style-name="T10"><text:s text:c="8"/>return n * factorial(n-1)</text:span></text:span></text:p>
      <text:p text:style-name="P29"/>
      <text:p text:style-name="P9"><text:span text:style-name="Source_20_Text"><text:span text:style-name="T10">print(factorial(5)) <text:s/># Output: 120</text:span></text:span></text:p>
      <text:p text:style-name="P38"/>
      <text:p text:style-name="P38"/>
      <text:p text:style-name="P38"/>
      <text:p text:style-name="P38"/>
      <text:p text:style-name="P38"/>
      <text:p text:style-name="P38"/>
      <text:list xml:id="list3073757963" text:style-name="L7">
        <text:list-item>
          <text:p text:style-name="P63"><text:soft-page-break/><text:span text:style-name="Strong_20_Emphasis"><text:span text:style-name="T10">len()</text:span></text:span><text:span text:style-name="T9">: Returns the length of a string.</text:span></text:p>
          <text:p text:style-name="P22"/>
          <text:p text:style-name="P22"/>
          <text:p text:style-name="P35"><text:span text:style-name="Source_20_Text"><text:span text:style-name="T10">my_string = "Hello, World!"</text:span></text:span></text:p>
          <text:p text:style-name="P12"><text:span text:style-name="Source_20_Text"><text:span text:style-name="T10">print(len(my_string)) <text:s/># Output: 13</text:span></text:span></text:p>
        </text:list-item>
        <text:list-item>
          <text:p text:style-name="P63"><text:span text:style-name="Strong_20_Emphasis"><text:span text:style-name="T10">lower()</text:span></text:span><text:span text:style-name="T9">: Converts all characters in a string to lowercase.</text:span></text:p>
          <text:p text:style-name="P22"/>
          <text:p text:style-name="P22"/>
          <text:p text:style-name="P12"><text:span text:style-name="Source_20_Text"><text:span text:style-name="T10">print(my_string.lower()) <text:s/># Output: hello, world!</text:span></text:span></text:p>
        </text:list-item>
        <text:list-item>
          <text:p text:style-name="P63"><text:span text:style-name="Strong_20_Emphasis"><text:span text:style-name="T10">upper()</text:span></text:span><text:span text:style-name="T9">: Converts all characters in a string to uppercase.</text:span></text:p>
          <text:p text:style-name="P22"/>
          <text:p text:style-name="P22"/>
          <text:p text:style-name="P12"><text:span text:style-name="Source_20_Text"><text:span text:style-name="T10">print(my_string.upper()) <text:s/># Output: HELLO, WORLD!</text:span></text:span></text:p>
        </text:list-item>
        <text:list-item>
          <text:p text:style-name="P63"><text:span text:style-name="Strong_20_Emphasis"><text:span text:style-name="T10">capitalize()</text:span></text:span><text:span text:style-name="T9">: Converts the first character of a string to uppercase.</text:span></text:p>
          <text:p text:style-name="P22"/>
          <text:p text:style-name="P22"/>
          <text:p text:style-name="P12"><text:span text:style-name="Source_20_Text"><text:span text:style-name="T10">print(my_string.capitalize()) <text:s/># Output: Hello, world!</text:span></text:span></text:p>
        </text:list-item>
        <text:list-item>
          <text:p text:style-name="P63"><text:span text:style-name="Strong_20_Emphasis"><text:span text:style-name="T10">title()</text:span></text:span><text:span text:style-name="T9">: Converts the first character of each word to uppercase.</text:span></text:p>
          <text:p text:style-name="P22"/>
          <text:p text:style-name="P22"/>
          <text:p text:style-name="P12"><text:span text:style-name="Source_20_Text"><text:span text:style-name="T10">print(my_string.title()) <text:s/># Output: Hello, World!</text:span></text:span></text:p>
        </text:list-item>
        <text:list-item>
          <text:p text:style-name="P63"><text:span text:style-name="Strong_20_Emphasis"><text:span text:style-name="T10">swapcase()</text:span></text:span><text:span text:style-name="T9">: Swaps the case of each character in a string.</text:span></text:p>
          <text:p text:style-name="P22"/>
          <text:p text:style-name="P22"/>
          <text:p text:style-name="P12"><text:span text:style-name="Source_20_Text"><text:span text:style-name="T10">print(my_string.swapcase()) <text:s/># Output: hELLO, wORLD!</text:span></text:span></text:p>
        </text:list-item>
        <text:list-item>
          <text:p text:style-name="P63"><text:span text:style-name="Strong_20_Emphasis"><text:span text:style-name="T10">strip()</text:span></text:span><text:span text:style-name="T9">: Removes leading and trailing whitespace from a string.</text:span></text:p>
          <text:p text:style-name="P22"/>
          <text:p text:style-name="P22"/>
          <text:p text:style-name="P35"><text:span text:style-name="Source_20_Text"><text:span text:style-name="T10">my_string_with_spaces = " <text:s text:c="2"/>Hello, World! <text:s text:c="2"/>"</text:span></text:span></text:p>
          <text:p text:style-name="P12"><text:span text:style-name="Source_20_Text"><text:span text:style-name="T10">print(my_string_with_spaces.strip()) <text:s/># Output: Hello, World!</text:span></text:span></text:p>
        </text:list-item>
        <text:list-item>
          <text:p text:style-name="P63"><text:span text:style-name="Strong_20_Emphasis"><text:span text:style-name="T10">replace()</text:span></text:span><text:span text:style-name="T9">: Replaces occurrences of a substring within a string with another substring.</text:span></text:p>
          <text:p text:style-name="P22"/>
          <text:p text:style-name="P22"/>
          <text:p text:style-name="P12"><text:span text:style-name="Source_20_Text"><text:span text:style-name="T10">print(my_string.replace("Hello", "Hi")) <text:s/># Output: Hi, World!</text:span></text:span></text:p>
        </text:list-item>
        <text:list-item>
          <text:p text:style-name="P63"><text:span text:style-name="Strong_20_Emphasis"><text:span text:style-name="T10">count()</text:span></text:span><text:span text:style-name="T9">: Returns the number of occurrences of a substring in a string.</text:span></text:p>
          <text:p text:style-name="P22"><text:soft-page-break/></text:p>
          <text:p text:style-name="P22"/>
          <text:p text:style-name="P12"><text:span text:style-name="Source_20_Text"><text:span text:style-name="T10">print(my_string.count("o")) <text:s/># Output: 2</text:span></text:span></text:p>
        </text:list-item>
        <text:list-item>
          <text:p text:style-name="P63"><text:span text:style-name="Strong_20_Emphasis"><text:span text:style-name="T10">find()</text:span></text:span><text:span text:style-name="T9">: Returns the lowest index of a substring in a string, or -1 if it's not found.</text:span></text:p>
          <text:p text:style-name="P22"/>
          <text:p text:style-name="P22"/>
          <text:p text:style-name="P12"><text:span text:style-name="Source_20_Text"><text:span text:style-name="T10">print(my_string.find("World")) <text:s/># Output: 7</text:span></text:span></text:p>
        </text:list-item>
        <text:list-item>
          <text:p text:style-name="P63"><text:span text:style-name="Strong_20_Emphasis"><text:span text:style-name="T10">startswith()</text:span></text:span><text:span text:style-name="T9">: Checks if a string starts with a specified prefix.</text:span></text:p>
          <text:p text:style-name="P22"/>
          <text:p text:style-name="P22"/>
          <text:p text:style-name="P12"><text:span text:style-name="Source_20_Text"><text:span text:style-name="T10">print(my_string.startswith("Hello")) <text:s/># Output: True</text:span></text:span></text:p>
        </text:list-item>
        <text:list-item>
          <text:p text:style-name="P63"><text:span text:style-name="Strong_20_Emphasis"><text:span text:style-name="T10">endswith()</text:span></text:span><text:span text:style-name="T9">: Checks if a string ends with a specified suffix.</text:span></text:p>
          <text:p text:style-name="P22"/>
          <text:p text:style-name="P22"/>
          <text:p text:style-name="P12"><text:span text:style-name="Source_20_Text"><text:span text:style-name="T10">print(my_string.endswith("World")) <text:s/># Output: False</text:span></text:span></text:p>
        </text:list-item>
        <text:list-item>
          <text:p text:style-name="P63"><text:span text:style-name="Strong_20_Emphasis"><text:span text:style-name="T10">split()</text:span></text:span><text:span text:style-name="T9">: Splits a string into a list of substrings based on a delimiter.</text:span></text:p>
          <text:p text:style-name="P22"/>
          <text:p text:style-name="P22"/>
          <text:p text:style-name="P12"><text:span text:style-name="Source_20_Text"><text:span text:style-name="T10">print(my_string.split(",")) <text:s/># Output: ['Hello', ' World!']</text:span></text:span></text:p>
        </text:list-item>
        <text:list-item>
          <text:p text:style-name="P63"><text:span text:style-name="Strong_20_Emphasis"><text:span text:style-name="T10">join()</text:span></text:span><text:span text:style-name="T9">: Joins the elements of a list into a single string using a specified separator.</text:span></text:p>
          <text:p text:style-name="P22"/>
          <text:p text:style-name="P22"/>
          <text:p text:style-name="P35"><text:span text:style-name="Source_20_Text"><text:span text:style-name="T10">my_list = ["Hello", "World"]</text:span></text:span></text:p>
          <text:p text:style-name="P12"><text:span text:style-name="Source_20_Text"><text:span text:style-name="T10">print(", ".join(my_list)) <text:s/># Output: Hello, World</text:span></text:span></text:p>
        </text:list-item>
        <text:list-item>
          <text:p text:style-name="P63"><text:span text:style-name="Strong_20_Emphasis"><text:span text:style-name="T10">isdigit()</text:span></text:span><text:span text:style-name="T9">: Checks if all characters in a string are digits.</text:span></text:p>
          <text:p text:style-name="P22"/>
          <text:p text:style-name="P22"/>
          <text:p text:style-name="P35"><text:span text:style-name="Source_20_Text"><text:span text:style-name="T10">numeric_string = "123"</text:span></text:span></text:p>
          <text:p text:style-name="P12"><text:span text:style-name="Source_20_Text"><text:span text:style-name="T10">print(numeric_string.isdigit()) <text:s/># Output: True</text:span></text:span></text:p>
        </text:list-item>
      </text:list>
      <text:p text:style-name="P52"><text:soft-page-break/>Access modifiers in <text:s/>control the accessibility of attributes and methods of a class. There are three main types of access modifiers in :</text:p>
      <text:list xml:id="list1871638360" text:style-name="L8">
        <text:list-item>
          <text:p text:style-name="P41">Public: Attributes and methods are accessible from outside the class.</text:p>
        </text:list-item>
        <text:list-item>
          <text:p text:style-name="P41">Protected: Attributes and methods can be accessed within the class and its subclasses.</text:p>
        </text:list-item>
        <text:list-item>
          <text:p text:style-name="P55">Private: Attributes and methods are accessible only within the class itself.</text:p>
        </text:list-item>
      </text:list>
      <text:p text:style-name="P52">Let's explore these concepts with some real-time examples:</text:p>
      <text:h text:style-name="P5" text:outline-level="3">Public Access Modifier:</text:h>
      <text:p text:style-name="P19"/>
      <text:p text:style-name="P19"/>
      <text:p text:style-name="P32"><text:span text:style-name="Source_20_Text"><text:span text:style-name="T10">class Car:</text:span></text:span></text:p>
      <text:p text:style-name="P32"><text:span text:style-name="Source_20_Text"><text:span text:style-name="T10"><text:s text:c="4"/>def __init__(self, make, model):</text:span></text:span></text:p>
      <text:p text:style-name="P32"><text:span text:style-name="Source_20_Text"><text:span text:style-name="T10"><text:s text:c="8"/>self.make = make <text:s/># Public attribute</text:span></text:span></text:p>
      <text:p text:style-name="P32"><text:span text:style-name="Source_20_Text"><text:span text:style-name="T10"><text:s text:c="8"/>self.model = model <text:s/># Public attribute</text:span></text:span></text:p>
      <text:p text:style-name="P29"/>
      <text:p text:style-name="P32"><text:span text:style-name="Source_20_Text"><text:span text:style-name="T10"><text:s text:c="4"/>def display_info(self):</text:span></text:span></text:p>
      <text:p text:style-name="P32"><text:span text:style-name="Source_20_Text"><text:span text:style-name="T10"><text:s text:c="8"/>print(f"This is a {self.make} {self.model}.")</text:span></text:span></text:p>
      <text:p text:style-name="P29"/>
      <text:p text:style-name="P32"><text:span text:style-name="Source_20_Text"><text:span text:style-name="T10"># Creating an instance of Car</text:span></text:span></text:p>
      <text:p text:style-name="P32"><text:span text:style-name="Source_20_Text"><text:span text:style-name="T10">my_car = Car("Toyota", "Camry")</text:span></text:span></text:p>
      <text:p text:style-name="P29"/>
      <text:p text:style-name="P32"><text:span text:style-name="Source_20_Text"><text:span text:style-name="T10"># Accessing public attributes and methods</text:span></text:span></text:p>
      <text:p text:style-name="P32"><text:span text:style-name="Source_20_Text"><text:span text:style-name="T10">print(my_car.make) <text:s/># Output: Toyota</text:span></text:span></text:p>
      <text:p text:style-name="P32"><text:span text:style-name="Source_20_Text"><text:span text:style-name="T10">print(my_car.model) <text:s/># Output: Camry</text:span></text:span></text:p>
      <text:p text:style-name="P9"><text:span text:style-name="Source_20_Text"><text:span text:style-name="T10">my_car.display_info() <text:s/># Output: This is a Toyota Camry.</text:span></text:span></text:p>
      <text:p text:style-name="P56"><text:span text:style-name="T9">In this example, </text:span><text:span text:style-name="Source_20_Text"><text:span text:style-name="T10">make</text:span></text:span><text:span text:style-name="T9"> and </text:span><text:span text:style-name="Source_20_Text"><text:span text:style-name="T10">model</text:span></text:span><text:span text:style-name="T9"> attributes are public, so they can be accessed from outside the class.</text:span></text:p>
      <text:h text:style-name="P5" text:outline-level="3">Protected Access Modifier:</text:h>
      <text:p text:style-name="P19"/>
      <text:p text:style-name="P19"/>
      <text:p text:style-name="P32"><text:span text:style-name="Source_20_Text"><text:span text:style-name="T10">class Person:</text:span></text:span></text:p>
      <text:p text:style-name="P32"><text:span text:style-name="Source_20_Text"><text:span text:style-name="T10"><text:s text:c="4"/>def __init__(self, name, age):</text:span></text:span></text:p>
      <text:p text:style-name="P32"><text:span text:style-name="Source_20_Text"><text:span text:style-name="T10"><text:s text:c="8"/>self._name = name <text:s/># Protected attribute</text:span></text:span></text:p>
      <text:p text:style-name="P32"><text:span text:style-name="Source_20_Text"><text:span text:style-name="T10"><text:s text:c="8"/>self._age = age <text:s/># Protected attribute</text:span></text:span></text:p>
      <text:p text:style-name="P29"/>
      <text:p text:style-name="P32"><text:span text:style-name="Source_20_Text"><text:span text:style-name="T10"><text:s text:c="4"/>def display_info(self):</text:span></text:span></text:p>
      <text:p text:style-name="P32"><text:span text:style-name="Source_20_Text"><text:span text:style-name="T10"><text:s text:c="8"/>print(f"Name: {self._name}, Age: {self._age}")</text:span></text:span></text:p>
      <text:p text:style-name="P29"/>
      <text:p text:style-name="P32"><text:span text:style-name="Source_20_Text"><text:span text:style-name="T10"># Creating an instance of Person</text:span></text:span></text:p>
      <text:p text:style-name="P32"><text:span text:style-name="Source_20_Text"><text:span text:style-name="T10">person = Person("Alice", 30)</text:span></text:span></text:p>
      <text:p text:style-name="P29"/>
      <text:p text:style-name="P32"><text:span text:style-name="Source_20_Text"><text:span text:style-name="T10"># Accessing protected attributes and methods</text:span></text:span></text:p>
      <text:p text:style-name="P32"><text:span text:style-name="Source_20_Text"><text:span text:style-name="T10">print(person._name) <text:s/># Output: Alice</text:span></text:span></text:p>
      <text:p text:style-name="P32"><text:span text:style-name="Source_20_Text"><text:span text:style-name="T10">print(person._age) <text:s/># Output: 30</text:span></text:span></text:p>
      <text:p text:style-name="P9"><text:span text:style-name="Source_20_Text"><text:span text:style-name="T10">person.display_info() <text:s/># Output: Name: Alice, Age: 30</text:span></text:span></text:p>
      <text:p text:style-name="P56"><text:span text:style-name="T9">Here, </text:span><text:span text:style-name="Source_20_Text"><text:span text:style-name="T10">_name</text:span></text:span><text:span text:style-name="T9"> and </text:span><text:span text:style-name="Source_20_Text"><text:span text:style-name="T10">_age</text:span></text:span><text:span text:style-name="T9"> attributes are marked as protected. Conventionally, they should be treated as non-public parts of the API, but they can still be accessed from outside the class.</text:span></text:p>
      <text:h text:style-name="P5" text:outline-level="3">Private Access Modifier:</text:h>
      <text:p text:style-name="P19"/>
      <text:p text:style-name="P19"/>
      <text:p text:style-name="P32"><text:span text:style-name="Source_20_Text"><text:span text:style-name="T10">class BankAccount:</text:span></text:span></text:p>
      <text:p text:style-name="P32"><text:span text:style-name="Source_20_Text"><text:span text:style-name="T10"><text:s text:c="4"/>def __init__(self, balance):</text:span></text:span></text:p>
      <text:p text:style-name="P32"><text:soft-page-break/><text:span text:style-name="Source_20_Text"><text:span text:style-name="T10"><text:s text:c="8"/>self.__balance = balance <text:s/># Private attribute</text:span></text:span></text:p>
      <text:p text:style-name="P29"/>
      <text:p text:style-name="P32"><text:span text:style-name="Source_20_Text"><text:span text:style-name="T10"><text:s text:c="4"/>def display_balance(self):</text:span></text:span></text:p>
      <text:p text:style-name="P32"><text:span text:style-name="Source_20_Text"><text:span text:style-name="T10"><text:s text:c="8"/>print(f"Your balance: ${self.__balance}")</text:span></text:span></text:p>
      <text:p text:style-name="P29"/>
      <text:p text:style-name="P32"><text:span text:style-name="Source_20_Text"><text:span text:style-name="T10"><text:s text:c="4"/>def __update_balance(self, amount): <text:s/># Private method</text:span></text:span></text:p>
      <text:p text:style-name="P32"><text:span text:style-name="Source_20_Text"><text:span text:style-name="T10"><text:s text:c="8"/>self.__balance += amount</text:span></text:span></text:p>
      <text:p text:style-name="P29"/>
      <text:p text:style-name="P32"><text:span text:style-name="Source_20_Text"><text:span text:style-name="T10"># Creating an instance of BankAccount</text:span></text:span></text:p>
      <text:p text:style-name="P32"><text:span text:style-name="Source_20_Text"><text:span text:style-name="T10">account = BankAccount(1000)</text:span></text:span></text:p>
      <text:p text:style-name="P29"/>
      <text:p text:style-name="P32"><text:span text:style-name="Source_20_Text"><text:span text:style-name="T10"># Accessing private attributes and methods (throws an error)</text:span></text:span></text:p>
      <text:p text:style-name="P32"><text:span text:style-name="Source_20_Text"><text:span text:style-name="T10">print(account.__balance) <text:s/># Error: 'BankAccount' object has no attribute '__balance'</text:span></text:span></text:p>
      <text:p text:style-name="P32"><text:span text:style-name="Source_20_Text"><text:span text:style-name="T10">account.display_balance() <text:s/># Output: Your balance: $1000</text:span></text:span></text:p>
      <text:p text:style-name="P9"><text:span text:style-name="Source_20_Text"><text:span text:style-name="T10">account.__update_balance(200) <text:s/># Error: 'BankAccount' object has no attribute '__update_balance'</text:span></text:span></text:p>
      <text:p text:style-name="P56"><text:span text:style-name="T9">In this example, </text:span><text:span text:style-name="Source_20_Text"><text:span text:style-name="T10">__balance</text:span></text:span><text:span text:style-name="T9"> attribute and </text:span><text:span text:style-name="Source_20_Text"><text:span text:style-name="T10">__update_balance()</text:span></text:span><text:span text:style-name="T9"> method are marked as private. They cannot be accessed or modified directly from outside the class.</text:span></text:p>
      <text:h text:style-name="P3" text:outline-level="3">Classes and Objects:</text:h>
      <text:p text:style-name="P52">In , a class is a blueprint for creating objects. It defines properties (attributes) and behaviors (methods) that objects of that class will have.</text:p>
      <text:p text:style-name="P19"/>
      <text:p text:style-name="P19"/>
      <text:p text:style-name="P32"><text:span text:style-name="Source_20_Text"><text:span text:style-name="T10">class Car:</text:span></text:span></text:p>
      <text:p text:style-name="P32"><text:span text:style-name="Source_20_Text"><text:span text:style-name="T10"><text:s text:c="4"/>def __init__(self, make, model):</text:span></text:span></text:p>
      <text:p text:style-name="P32"><text:span text:style-name="Source_20_Text"><text:span text:style-name="T10"><text:s text:c="8"/>self.make = make</text:span></text:span></text:p>
      <text:p text:style-name="P32"><text:span text:style-name="Source_20_Text"><text:span text:style-name="T10"><text:s text:c="8"/>self.model = model</text:span></text:span></text:p>
      <text:p text:style-name="P32"><text:span text:style-name="Source_20_Text"><text:span text:style-name="T10"><text:s text:c="8"/></text:span></text:span></text:p>
      <text:p text:style-name="P32"><text:span text:style-name="Source_20_Text"><text:span text:style-name="T10"><text:s text:c="4"/>def drive(self):</text:span></text:span></text:p>
      <text:p text:style-name="P32"><text:span text:style-name="Source_20_Text"><text:span text:style-name="T10"><text:s text:c="8"/>print(f"{self.make} {self.model} is driving.")</text:span></text:span></text:p>
      <text:p text:style-name="P32"><text:span text:style-name="Source_20_Text"><text:span text:style-name="T10"><text:s text:c="8"/></text:span></text:span></text:p>
      <text:p text:style-name="P32"><text:span text:style-name="Source_20_Text"><text:span text:style-name="T10"># Creating objects of the Car class</text:span></text:span></text:p>
      <text:p text:style-name="P32"><text:span text:style-name="Source_20_Text"><text:span text:style-name="T10">car1 = Car("Toyota", "Corolla")</text:span></text:span></text:p>
      <text:p text:style-name="P32"><text:span text:style-name="Source_20_Text"><text:span text:style-name="T10">car2 = Car("Honda", "Civic")</text:span></text:span></text:p>
      <text:p text:style-name="P29"/>
      <text:p text:style-name="P32"><text:span text:style-name="Source_20_Text"><text:span text:style-name="T10"># Accessing object properties</text:span></text:span></text:p>
      <text:p text:style-name="P32"><text:span text:style-name="Source_20_Text"><text:span text:style-name="T10">print(car1.make, car1.model) <text:s/># Output: Toyota Corolla</text:span></text:span></text:p>
      <text:p text:style-name="P32"><text:span text:style-name="Source_20_Text"><text:span text:style-name="T10">print(car2.make, car2.model) <text:s/># Output: Honda Civic</text:span></text:span></text:p>
      <text:p text:style-name="P29"/>
      <text:p text:style-name="P32"><text:span text:style-name="Source_20_Text"><text:span text:style-name="T10"># Calling object methods</text:span></text:span></text:p>
      <text:p text:style-name="P32"><text:span text:style-name="Source_20_Text"><text:span text:style-name="T10">car1.drive() <text:s/># Output: Toyota Corolla is driving.</text:span></text:span></text:p>
      <text:p text:style-name="P9"><text:span text:style-name="Source_20_Text"><text:span text:style-name="T10">car2.drive() <text:s/># Output: Honda Civic is driving.</text:span></text:span></text:p>
      <text:h text:style-name="P5" text:outline-level="3">Inheritance:</text:h>
      <text:p text:style-name="P52">Inheritance allows a class (subclass) to inherit properties and behaviors from another class (superclass). It promotes code reusability.</text:p>
      <text:p text:style-name="P19"><text:soft-page-break/></text:p>
      <text:p text:style-name="P19"/>
      <text:p text:style-name="P32"><text:span text:style-name="Source_20_Text"><text:span text:style-name="T10">class ElectricCar(Car):</text:span></text:span></text:p>
      <text:p text:style-name="P32"><text:span text:style-name="Source_20_Text"><text:span text:style-name="T10"><text:s text:c="4"/>def __init__(self, make, model, battery_capacity):</text:span></text:span></text:p>
      <text:p text:style-name="P32"><text:span text:style-name="Source_20_Text"><text:span text:style-name="T10"><text:s text:c="8"/>super().__init__(make, model)</text:span></text:span></text:p>
      <text:p text:style-name="P32"><text:span text:style-name="Source_20_Text"><text:span text:style-name="T10"><text:s text:c="8"/>self.battery_capacity = battery_capacity</text:span></text:span></text:p>
      <text:p text:style-name="P32"><text:span text:style-name="Source_20_Text"><text:span text:style-name="T10"><text:s text:c="8"/></text:span></text:span></text:p>
      <text:p text:style-name="P32"><text:span text:style-name="Source_20_Text"><text:span text:style-name="T10"><text:s text:c="4"/>def charge(self):</text:span></text:span></text:p>
      <text:p text:style-name="P32"><text:span text:style-name="Source_20_Text"><text:span text:style-name="T10"><text:s text:c="8"/>print(f"{self.make} {self.model} is charging.")</text:span></text:span></text:p>
      <text:p text:style-name="P32"><text:span text:style-name="Source_20_Text"><text:span text:style-name="T10"><text:s text:c="8"/></text:span></text:span></text:p>
      <text:p text:style-name="P32"><text:span text:style-name="Source_20_Text"><text:span text:style-name="T10"># Creating objects of the ElectricCar class</text:span></text:span></text:p>
      <text:p text:style-name="P32"><text:span text:style-name="Source_20_Text"><text:span text:style-name="T10">electric_car = ElectricCar("Tesla", "Model S", "100 kWh")</text:span></text:span></text:p>
      <text:p text:style-name="P29"/>
      <text:p text:style-name="P32"><text:span text:style-name="Source_20_Text"><text:span text:style-name="T10"># Accessing inherited properties and calling inherited methods</text:span></text:span></text:p>
      <text:p text:style-name="P32"><text:span text:style-name="Source_20_Text"><text:span text:style-name="T10">print(electric_car.make, electric_car.model) <text:s/># Output: Tesla Model S</text:span></text:span></text:p>
      <text:p text:style-name="P32"><text:span text:style-name="Source_20_Text"><text:span text:style-name="T10">electric_car.drive() <text:s/># Output: Tesla Model S is driving.</text:span></text:span></text:p>
      <text:p text:style-name="P29"/>
      <text:p text:style-name="P32"><text:span text:style-name="Source_20_Text"><text:span text:style-name="T10"># Calling subclass method</text:span></text:span></text:p>
      <text:p text:style-name="P9"><text:span text:style-name="Source_20_Text"><text:span text:style-name="T10">electric_car.charge() <text:s/># Output: Tesla Model S is charging.</text:span></text:span></text:p>
      <text:h text:style-name="P5" text:outline-level="3">Polymorphism:</text:h>
      <text:p text:style-name="P52">Polymorphism allows objects of different classes to be treated as objects of a common superclass. It promotes flexibility and extensibility.</text:p>
      <text:p text:style-name="P19"/>
      <text:p text:style-name="P19"/>
      <text:p text:style-name="P32"><text:span text:style-name="Source_20_Text"><text:span text:style-name="T10">class Animal:</text:span></text:span></text:p>
      <text:p text:style-name="P32"><text:span text:style-name="Source_20_Text"><text:span text:style-name="T10"><text:s text:c="4"/>def speak(self):</text:span></text:span></text:p>
      <text:p text:style-name="P32"><text:span text:style-name="Source_20_Text"><text:span text:style-name="T10"><text:s text:c="8"/>pass</text:span></text:span></text:p>
      <text:p text:style-name="P29"/>
      <text:p text:style-name="P32"><text:span text:style-name="Source_20_Text"><text:span text:style-name="T10">class Dog(Animal):</text:span></text:span></text:p>
      <text:p text:style-name="P32"><text:span text:style-name="Source_20_Text"><text:span text:style-name="T10"><text:s text:c="4"/>def speak(self):</text:span></text:span></text:p>
      <text:p text:style-name="P32"><text:span text:style-name="Source_20_Text"><text:span text:style-name="T10"><text:s text:c="8"/>return "Woof!"</text:span></text:span></text:p>
      <text:p text:style-name="P29"/>
      <text:p text:style-name="P32"><text:span text:style-name="Source_20_Text"><text:span text:style-name="T10">class Cat(Animal):</text:span></text:span></text:p>
      <text:p text:style-name="P32"><text:span text:style-name="Source_20_Text"><text:span text:style-name="T10"><text:s text:c="4"/>def speak(self):</text:span></text:span></text:p>
      <text:p text:style-name="P32"><text:span text:style-name="Source_20_Text"><text:span text:style-name="T10"><text:s text:c="8"/>return "Meow!"</text:span></text:span></text:p>
      <text:p text:style-name="P29"/>
      <text:p text:style-name="P32"><text:span text:style-name="Source_20_Text"><text:span text:style-name="T10"># Function that takes any Animal object and makes it speak</text:span></text:span></text:p>
      <text:p text:style-name="P32"><text:span text:style-name="Source_20_Text"><text:span text:style-name="T10">def make_speak(animal):</text:span></text:span></text:p>
      <text:p text:style-name="P32"><text:span text:style-name="Source_20_Text"><text:span text:style-name="T10"><text:s text:c="4"/>print(animal.speak())</text:span></text:span></text:p>
      <text:p text:style-name="P29"/>
      <text:p text:style-name="P32"><text:span text:style-name="Source_20_Text"><text:span text:style-name="T10"># Creating objects of Dog and Cat classes</text:span></text:span></text:p>
      <text:p text:style-name="P32"><text:span text:style-name="Source_20_Text"><text:span text:style-name="T10">dog = Dog()</text:span></text:span></text:p>
      <text:p text:style-name="P32"><text:span text:style-name="Source_20_Text"><text:span text:style-name="T10">cat = Cat()</text:span></text:span></text:p>
      <text:p text:style-name="P29"/>
      <text:p text:style-name="P32"><text:span text:style-name="Source_20_Text"><text:span text:style-name="T10"># Making objects speak</text:span></text:span></text:p>
      <text:p text:style-name="P32"><text:span text:style-name="Source_20_Text"><text:span text:style-name="T10">make_speak(dog) <text:s/># Output: Woof!</text:span></text:span></text:p>
      <text:p text:style-name="P9"><text:span text:style-name="Source_20_Text"><text:span text:style-name="T10">make_speak(cat) <text:s/># Output: Meow!</text:span></text:span></text:p>
      <text:h text:style-name="P3" text:outline-level="3"><text:soft-page-break/>Abstraction:</text:h>
      <text:p text:style-name="P52">Abstraction is the process of hiding the implementation details and showing only the essential features of an object. In other words, it focuses on what an object does rather than how it does it.</text:p>
      <text:p text:style-name="P52">Let's consider a simple example:</text:p>
      <text:p text:style-name="P19"/>
      <text:p text:style-name="P19"/>
      <text:p text:style-name="P32"><text:span text:style-name="Source_20_Text"><text:span text:style-name="T10">from abc import ABC, abstractmethod</text:span></text:span></text:p>
      <text:p text:style-name="P29"/>
      <text:p text:style-name="P32"><text:span text:style-name="Source_20_Text"><text:span text:style-name="T10">class Shape(ABC):</text:span></text:span></text:p>
      <text:p text:style-name="P32"><text:span text:style-name="Source_20_Text"><text:span text:style-name="T10"><text:s text:c="4"/>@abstractmethod</text:span></text:span></text:p>
      <text:p text:style-name="P32"><text:span text:style-name="Source_20_Text"><text:span text:style-name="T10"><text:s text:c="4"/>def area(self):</text:span></text:span></text:p>
      <text:p text:style-name="P32"><text:span text:style-name="Source_20_Text"><text:span text:style-name="T10"><text:s text:c="8"/>pass</text:span></text:span></text:p>
      <text:p text:style-name="P29"/>
      <text:p text:style-name="P32"><text:span text:style-name="Source_20_Text"><text:span text:style-name="T10">class Rectangle(Shape):</text:span></text:span></text:p>
      <text:p text:style-name="P32"><text:span text:style-name="Source_20_Text"><text:span text:style-name="T10"><text:s text:c="4"/>def __init__(self, width, height):</text:span></text:span></text:p>
      <text:p text:style-name="P32"><text:span text:style-name="Source_20_Text"><text:span text:style-name="T10"><text:s text:c="8"/>self.width = width</text:span></text:span></text:p>
      <text:p text:style-name="P32"><text:span text:style-name="Source_20_Text"><text:span text:style-name="T10"><text:s text:c="8"/>self.height = height</text:span></text:span></text:p>
      <text:p text:style-name="P32"><text:span text:style-name="Source_20_Text"><text:span text:style-name="T10"><text:s text:c="4"/></text:span></text:span></text:p>
      <text:p text:style-name="P32"><text:span text:style-name="Source_20_Text"><text:span text:style-name="T10"><text:s text:c="4"/>def area(self):</text:span></text:span></text:p>
      <text:p text:style-name="P32"><text:span text:style-name="Source_20_Text"><text:span text:style-name="T10"><text:s text:c="8"/>return self.width * self.height</text:span></text:span></text:p>
      <text:p text:style-name="P29"/>
      <text:p text:style-name="P32"><text:span text:style-name="Source_20_Text"><text:span text:style-name="T10"># Creating objects and calling the area method</text:span></text:span></text:p>
      <text:p text:style-name="P32"><text:span text:style-name="Source_20_Text"><text:span text:style-name="T10">rectangle = Rectangle(5, 4)</text:span></text:span></text:p>
      <text:p text:style-name="P9"><text:span text:style-name="Source_20_Text"><text:span text:style-name="T10">print("Area of rectangle:", rectangle.area()) <text:s/># Output: 20</text:span></text:span></text:p>
      <text:p text:style-name="P56"><text:span text:style-name="T9">In this example, </text:span><text:span text:style-name="Source_20_Text"><text:span text:style-name="T10">Shape</text:span></text:span><text:span text:style-name="T9"> is an abstract class with an abstract method </text:span><text:span text:style-name="Source_20_Text"><text:span text:style-name="T10">area()</text:span></text:span><text:span text:style-name="T9">. It defines a common interface for all shapes, but doesn't provide an implementation for the </text:span><text:span text:style-name="Source_20_Text"><text:span text:style-name="T10">area()</text:span></text:span><text:span text:style-name="T9"> method. The </text:span><text:span text:style-name="Source_20_Text"><text:span text:style-name="T10">Rectangle</text:span></text:span><text:span text:style-name="T9"> class inherits from </text:span><text:span text:style-name="Source_20_Text"><text:span text:style-name="T10">Shape</text:span></text:span><text:span text:style-name="T9"> and provides its implementation of the </text:span><text:span text:style-name="Source_20_Text"><text:span text:style-name="T10">area()</text:span></text:span><text:span text:style-name="T9"> method. Users of the </text:span><text:span text:style-name="Source_20_Text"><text:span text:style-name="T10">Rectangle</text:span></text:span><text:span text:style-name="T9"> class don't need to know how the area is calculated; they just need to know that they can call the </text:span><text:span text:style-name="Source_20_Text"><text:span text:style-name="T10">area()</text:span></text:span><text:span text:style-name="T9"> method to get the area of the rectangle.</text:span></text:p>
      <text:h text:style-name="P5" text:outline-level="3">Encapsulation:</text:h>
      <text:p text:style-name="P52">Encapsulation is the bundling of data and methods that operate on the data into a single unit (class). It restricts direct access to some of the object's components and prevents external code from directly modifying an object's internal state.</text:p>
      <text:p text:style-name="P19"/>
      <text:p text:style-name="P19"/>
      <text:p text:style-name="P32"><text:span text:style-name="Source_20_Text"><text:span text:style-name="T10">class BankAccount:</text:span></text:span></text:p>
      <text:p text:style-name="P32"><text:span text:style-name="Source_20_Text"><text:span text:style-name="T10"><text:s text:c="4"/>def __init__(self, balance=0):</text:span></text:span></text:p>
      <text:p text:style-name="P32"><text:span text:style-name="Source_20_Text"><text:span text:style-name="T10"><text:s text:c="8"/>self._balance = balance</text:span></text:span></text:p>
      <text:p text:style-name="P32"><text:span text:style-name="Source_20_Text"><text:span text:style-name="T10"><text:s text:c="4"/></text:span></text:span></text:p>
      <text:p text:style-name="P32"><text:span text:style-name="Source_20_Text"><text:span text:style-name="T10"><text:s text:c="4"/>def deposit(self, amount):</text:span></text:span></text:p>
      <text:p text:style-name="P32"><text:span text:style-name="Source_20_Text"><text:span text:style-name="T10"><text:s text:c="8"/>if amount &gt; 0:</text:span></text:span></text:p>
      <text:p text:style-name="P32"><text:span text:style-name="Source_20_Text"><text:span text:style-name="T10"><text:s text:c="12"/>self._balance += amount</text:span></text:span></text:p>
      <text:p text:style-name="P32"><text:span text:style-name="Source_20_Text"><text:span text:style-name="T10"><text:s text:c="12"/>print(f"Deposited ${amount}. New balance: ${self._balance}")</text:span></text:span></text:p>
      <text:p text:style-name="P32"><text:span text:style-name="Source_20_Text"><text:span text:style-name="T10"><text:s text:c="4"/></text:span></text:span></text:p>
      <text:p text:style-name="P32"><text:soft-page-break/><text:span text:style-name="Source_20_Text"><text:span text:style-name="T10"><text:s text:c="4"/>def withdraw(self, amount):</text:span></text:span></text:p>
      <text:p text:style-name="P32"><text:span text:style-name="Source_20_Text"><text:span text:style-name="T10"><text:s text:c="8"/>if 0 &lt; amount &lt;= self._balance:</text:span></text:span></text:p>
      <text:p text:style-name="P32"><text:span text:style-name="Source_20_Text"><text:span text:style-name="T10"><text:s text:c="12"/>self._balance -= amount</text:span></text:span></text:p>
      <text:p text:style-name="P32"><text:span text:style-name="Source_20_Text"><text:span text:style-name="T10"><text:s text:c="12"/>print(f"Withdrew ${amount}. New balance: ${self._balance}")</text:span></text:span></text:p>
      <text:p text:style-name="P32"><text:span text:style-name="Source_20_Text"><text:span text:style-name="T10"><text:s text:c="8"/>else:</text:span></text:span></text:p>
      <text:p text:style-name="P32"><text:span text:style-name="Source_20_Text"><text:span text:style-name="T10"><text:s text:c="12"/>print("Insufficient funds")</text:span></text:span></text:p>
      <text:p text:style-name="P29"/>
      <text:p text:style-name="P32"><text:span text:style-name="Source_20_Text"><text:span text:style-name="T10"># Creating an object of BankAccount</text:span></text:span></text:p>
      <text:p text:style-name="P32"><text:span text:style-name="Source_20_Text"><text:span text:style-name="T10">account = BankAccount(1000)</text:span></text:span></text:p>
      <text:p text:style-name="P29"/>
      <text:p text:style-name="P32"><text:span text:style-name="Source_20_Text"><text:span text:style-name="T10"># Accessing and modifying balance directly (not encapsulated)</text:span></text:span></text:p>
      <text:p text:style-name="P32"><text:span text:style-name="Source_20_Text"><text:span text:style-name="T10">print(account._balance) <text:s/># Output: 1000</text:span></text:span></text:p>
      <text:p text:style-name="P32"><text:span text:style-name="Source_20_Text"><text:span text:style-name="T10">account._balance = 500 <text:s text:c="2"/># Balance modified directly</text:span></text:span></text:p>
      <text:p text:style-name="P32"><text:span text:style-name="Source_20_Text"><text:span text:style-name="T10">print(account._balance) <text:s/># Output: 500</text:span></text:span></text:p>
      <text:p text:style-name="P29"/>
      <text:p text:style-name="P32"><text:span text:style-name="Source_20_Text"><text:span text:style-name="T10"># Using methods to deposit and withdraw (encapsulated)</text:span></text:span></text:p>
      <text:p text:style-name="P32"><text:span text:style-name="Source_20_Text"><text:span text:style-name="T10">account.deposit(200) <text:s text:c="4"/># Output: Deposited $200. New balance: $700</text:span></text:span></text:p>
      <text:p text:style-name="P9"><text:span text:style-name="Source_20_Text"><text:span text:style-name="T10">account.withdraw(1000) <text:s text:c="2"/># Output: Withdrew $1000. New balance: $700</text:span></text:span></text:p>
      <text:p text:style-name="P56"><text:span text:style-name="T9">In this example, the </text:span><text:span text:style-name="Source_20_Text"><text:span text:style-name="T10">_balance</text:span></text:span><text:span text:style-name="T9"> attribute is encapsulated within the </text:span><text:span text:style-name="Source_20_Text"><text:span text:style-name="T10">BankAccount</text:span></text:span><text:span text:style-name="T9"> class. It can be accessed and modified only through the </text:span><text:span text:style-name="Source_20_Text"><text:span text:style-name="T10">deposit()</text:span></text:span><text:span text:style-name="T9"> and </text:span><text:span text:style-name="Source_20_Text"><text:span text:style-name="T10">withdraw()</text:span></text:span><text:span text:style-name="T9"> methods, ensuring that the internal state of the object remains consistent and preventing accidental misuse by external code.</text:span></text:p>
      <text:h text:style-name="P3" text:outline-level="3">Basic Concepts:</text:h>
      <text:list xml:id="list3689085212" text:style-name="L9">
        <text:list-item>
          <text:p text:style-name="P64"><text:span text:style-name="Strong_20_Emphasis"><text:span text:style-name="T10">Creating Lists:</text:span></text:span><text:span text:style-name="T9"> You can create a list by enclosing comma-separated values within square brackets </text:span><text:span text:style-name="Source_20_Text"><text:span text:style-name="T10">[]</text:span></text:span><text:span text:style-name="T9">.</text:span></text:p>
          <text:p text:style-name="P23"/>
          <text:p text:style-name="P23"/>
          <text:p text:style-name="P13"><text:span text:style-name="Source_20_Text"><text:span text:style-name="T10">my_list = [1, 2, 3, 4, 5]</text:span></text:span></text:p>
        </text:list-item>
        <text:list-item>
          <text:p text:style-name="P64"><text:span text:style-name="Strong_20_Emphasis"><text:span text:style-name="T10">Accessing Elements:</text:span></text:span><text:span text:style-name="T9"> Elements in a list are accessed using index numbers, starting from 0.</text:span></text:p>
          <text:p text:style-name="P23"/>
          <text:p text:style-name="P23"/>
          <text:p text:style-name="P13"><text:span text:style-name="Source_20_Text"><text:span text:style-name="T10">print(my_list[0]) <text:s/># Output: 1</text:span></text:span></text:p>
        </text:list-item>
        <text:list-item>
          <text:p text:style-name="P64"><text:span text:style-name="Strong_20_Emphasis"><text:span text:style-name="T10">List Slicing:</text:span></text:span><text:span text:style-name="T9"> You can extract a portion of a list using slicing.</text:span></text:p>
          <text:p text:style-name="P23"/>
          <text:p text:style-name="P23"/>
          <text:p text:style-name="P13"><text:span text:style-name="Source_20_Text"><text:span text:style-name="T10">print(my_list[1:3]) <text:s/># Output: [2, 3]</text:span></text:span></text:p>
        </text:list-item>
        <text:list-item>
          <text:p text:style-name="P64"><text:span text:style-name="Strong_20_Emphasis"><text:span text:style-name="T10">List Concatenation:</text:span></text:span><text:span text:style-name="T9"> Lists can be concatenated using the </text:span><text:span text:style-name="Source_20_Text"><text:span text:style-name="T10">+</text:span></text:span><text:span text:style-name="T9"> operator.</text:span></text:p>
          <text:p text:style-name="P23"/>
          <text:p text:style-name="P23"/>
          <text:p text:style-name="P13"><text:span text:style-name="Source_20_Text"><text:span text:style-name="T10">new_list = my_list + [6, 7, 8]</text:span></text:span></text:p>
        </text:list-item>
      </text:list>
      <text:h text:style-name="P5" text:outline-level="3"><text:soft-page-break/>Advanced Concepts:</text:h>
      <text:list xml:id="list1372525753" text:style-name="L10">
        <text:list-item>
          <text:p text:style-name="P65"><text:span text:style-name="Strong_20_Emphasis"><text:span text:style-name="T10">List Comprehension:</text:span></text:span><text:span text:style-name="T9"> A concise way to create lists.</text:span></text:p>
          <text:p text:style-name="P24"/>
          <text:p text:style-name="P24"/>
          <text:p text:style-name="P14"><text:span text:style-name="Source_20_Text"><text:span text:style-name="T10">squares = [x**2 for x in range(1, 6)] <text:s/># Output: [1, 4, 9, 16, 25]</text:span></text:span></text:p>
        </text:list-item>
        <text:list-item>
          <text:p text:style-name="P65"><text:span text:style-name="Strong_20_Emphasis"><text:span text:style-name="T10">List Methods:</text:span></text:span></text:p>
          <text:list>
            <text:list-item>
              <text:p text:style-name="P46"><text:span text:style-name="Source_20_Text"><text:span text:style-name="T10">append()</text:span></text:span><text:span text:style-name="T9">: Adds an element to the end of the list.</text:span></text:p>
            </text:list-item>
            <text:list-item>
              <text:p text:style-name="P46"><text:span text:style-name="Source_20_Text"><text:span text:style-name="T10">extend()</text:span></text:span><text:span text:style-name="T9">: Appends elements from another list.</text:span></text:p>
            </text:list-item>
            <text:list-item>
              <text:p text:style-name="P46"><text:span text:style-name="Source_20_Text"><text:span text:style-name="T10">insert()</text:span></text:span><text:span text:style-name="T9">: Inserts an element at a specified position.</text:span></text:p>
            </text:list-item>
            <text:list-item>
              <text:p text:style-name="P46"><text:span text:style-name="Source_20_Text"><text:span text:style-name="T10">remove()</text:span></text:span><text:span text:style-name="T9">: Removes the first occurrence of a value.</text:span></text:p>
            </text:list-item>
            <text:list-item>
              <text:p text:style-name="P46"><text:span text:style-name="Source_20_Text"><text:span text:style-name="T10">pop()</text:span></text:span><text:span text:style-name="T9">: Removes and returns an element by index.</text:span></text:p>
            </text:list-item>
            <text:list-item>
              <text:p text:style-name="P46"><text:span text:style-name="Source_20_Text"><text:span text:style-name="T10">index()</text:span></text:span><text:span text:style-name="T9">: Returns the index of the first occurrence of a value.</text:span></text:p>
            </text:list-item>
            <text:list-item>
              <text:p text:style-name="P46"><text:span text:style-name="Source_20_Text"><text:span text:style-name="T10">count()</text:span></text:span><text:span text:style-name="T9">: Returns the number of occurrences of a value.</text:span></text:p>
            </text:list-item>
            <text:list-item>
              <text:p text:style-name="P46"><text:span text:style-name="Source_20_Text"><text:span text:style-name="T10">sort()</text:span></text:span><text:span text:style-name="T9">: Sorts the list.</text:span></text:p>
            </text:list-item>
            <text:list-item>
              <text:p text:style-name="P65"><text:span text:style-name="Source_20_Text"><text:span text:style-name="T10">reverse()</text:span></text:span><text:span text:style-name="T9">: Reverses the list.</text:span></text:p>
            </text:list-item>
          </text:list>
          <text:p text:style-name="P24"/>
          <text:p text:style-name="P24"/>
          <text:p text:style-name="P36"><text:span text:style-name="Source_20_Text"><text:span text:style-name="T10">my_list.append(6)</text:span></text:span></text:p>
          <text:p text:style-name="P36"><text:span text:style-name="Source_20_Text"><text:span text:style-name="T10">my_list.extend([7, 8])</text:span></text:span></text:p>
          <text:p text:style-name="P36"><text:span text:style-name="Source_20_Text"><text:span text:style-name="T10">my_list.insert(2, 2.5)</text:span></text:span></text:p>
          <text:p text:style-name="P36"><text:span text:style-name="Source_20_Text"><text:span text:style-name="T10">my_list.remove(3)</text:span></text:span></text:p>
          <text:p text:style-name="P36"><text:span text:style-name="Source_20_Text"><text:span text:style-name="T10">popped = my_list.pop(0)</text:span></text:span></text:p>
          <text:p text:style-name="P14"><text:span text:style-name="Source_20_Text"><text:span text:style-name="T10">index = my_list.index(5)</text:span></text:span></text:p>
        </text:list-item>
        <text:list-item>
          <text:p text:style-name="P65"><text:span text:style-name="Strong_20_Emphasis"><text:span text:style-name="T10">List Membership:</text:span></text:span><text:span text:style-name="T9"> Check if an element exists in a list.</text:span></text:p>
          <text:p text:style-name="P24"/>
          <text:p text:style-name="P24"/>
          <text:p text:style-name="P14"><text:span text:style-name="Source_20_Text"><text:span text:style-name="T10">print(5 in my_list) <text:s/># Output: True</text:span></text:span></text:p>
        </text:list-item>
        <text:list-item>
          <text:p text:style-name="P65"><text:span text:style-name="Strong_20_Emphasis"><text:span text:style-name="T10">Nested Lists:</text:span></text:span><text:span text:style-name="T9"> Lists can contain other lists.</text:span></text:p>
          <text:p text:style-name="P24"/>
          <text:p text:style-name="P24"/>
          <text:p text:style-name="P14"><text:span text:style-name="Source_20_Text"><text:span text:style-name="T10">nested_list = [[1, 2, 3], [4, 5, 6], [7, 8, 9]]</text:span></text:span></text:p>
        </text:list-item>
      </text:list>
      <text:h text:style-name="P5" text:outline-level="3">Real-time Examples:</text:h>
      <text:list xml:id="list300952473" text:style-name="L11">
        <text:list-item>
          <text:p text:style-name="P66"><text:span text:style-name="Strong_20_Emphasis"><text:span text:style-name="T10">Shopping List:</text:span></text:span></text:p>
          <text:p text:style-name="P25"/>
          <text:p text:style-name="P25"/>
          <text:p text:style-name="P15"><text:span text:style-name="Source_20_Text"><text:span text:style-name="T10">shopping_list = ["Apples", "Bananas", "Milk", "Bread"]</text:span></text:span></text:p>
        </text:list-item>
        <text:list-item>
          <text:p text:style-name="P66"><text:soft-page-break/><text:span text:style-name="Strong_20_Emphasis"><text:span text:style-name="T10">To-Do List:</text:span></text:span></text:p>
          <text:p text:style-name="P25"/>
          <text:p text:style-name="P25"/>
          <text:p text:style-name="P15"><text:span text:style-name="Source_20_Text"><text:span text:style-name="T10">todo_list = ["Go to gym", "Buy groceries", "Finish report"]</text:span></text:span></text:p>
        </text:list-item>
        <text:list-item>
          <text:p text:style-name="P66"><text:span text:style-name="Strong_20_Emphasis"><text:span text:style-name="T10">Matrix Operations:</text:span></text:span></text:p>
          <text:p text:style-name="P25"/>
          <text:p text:style-name="P25"/>
          <text:p text:style-name="P15"><text:span text:style-name="Source_20_Text"><text:span text:style-name="T10">matrix = [[1, 2, 3], [4, 5, 6], [7, 8, 9]]</text:span></text:span></text:p>
        </text:list-item>
      </text:list>
      <text:h text:style-name="P1" text:outline-level="2">Basics of Tuples:</text:h>
      <text:p text:style-name="P56"><text:span text:style-name="T9">A tuple in <text:s/>is a collection of ordered elements, similar to a list, but it's immutable, meaning once it's created, you cannot change its contents. Tuples are defined using parentheses </text:span><text:span text:style-name="Source_20_Text"><text:span text:style-name="T10">()</text:span></text:span><text:span text:style-name="T9">.</text:span></text:p>
      <text:h text:style-name="P5" text:outline-level="3">Creating a Tuple:</text:h>
      <text:p text:style-name="P19"/>
      <text:p text:style-name="P19"/>
      <text:p text:style-name="P9"><text:span text:style-name="Source_20_Text"><text:span text:style-name="T10">my_tuple = (1, 2, 3, 4, 5)</text:span></text:span></text:p>
      <text:h text:style-name="P5" text:outline-level="3">Accessing Elements:</text:h>
      <text:p text:style-name="P52">You can access elements of a tuple using indexing, similar to lists.</text:p>
      <text:p text:style-name="P19"/>
      <text:p text:style-name="P19"/>
      <text:p text:style-name="P9"><text:span text:style-name="Source_20_Text"><text:span text:style-name="T10">print(my_tuple[0]) <text:s/># Output: 1</text:span></text:span></text:p>
      <text:h text:style-name="P5" text:outline-level="3">Iterating through a Tuple:</text:h>
      <text:p text:style-name="P52">You can use a loop to iterate over the elements of a tuple.</text:p>
      <text:p text:style-name="P19"/>
      <text:p text:style-name="P19"/>
      <text:p text:style-name="P32"><text:span text:style-name="Source_20_Text"><text:span text:style-name="T10">for item in my_tuple:</text:span></text:span></text:p>
      <text:p text:style-name="P9"><text:span text:style-name="Source_20_Text"><text:span text:style-name="T10"><text:s text:c="4"/>print(item)</text:span></text:span></text:p>
      <text:h text:style-name="P5" text:outline-level="3">Tuple Packing and Unpacking:</text:h>
      <text:p text:style-name="P52">Tuple packing is when you create a tuple without using parentheses.</text:p>
      <text:p text:style-name="P19"/>
      <text:p text:style-name="P19"/>
      <text:p text:style-name="P9"><text:span text:style-name="Source_20_Text"><text:span text:style-name="T10">my_tuple = 1, 2, 3</text:span></text:span></text:p>
      <text:p text:style-name="P52">Tuple unpacking allows you to assign the elements of a tuple to multiple variables.</text:p>
      <text:p text:style-name="P19"/>
      <text:p text:style-name="P19"><text:soft-page-break/></text:p>
      <text:p text:style-name="P32"><text:span text:style-name="Source_20_Text"><text:span text:style-name="T10">a, b, c = my_tuple</text:span></text:span></text:p>
      <text:p text:style-name="P32"><text:span text:style-name="Source_20_Text"><text:span text:style-name="T10">print(a) <text:s/># Output: 1</text:span></text:span></text:p>
      <text:p text:style-name="P32"><text:span text:style-name="Source_20_Text"><text:span text:style-name="T10">print(b) <text:s/># Output: 2</text:span></text:span></text:p>
      <text:p text:style-name="P9"><text:span text:style-name="Source_20_Text"><text:span text:style-name="T10">print(c) <text:s/># Output: 3</text:span></text:span></text:p>
      <text:h text:style-name="P2" text:outline-level="2">Advanced Concepts and Functions:</text:h>
      <text:h text:style-name="P5" text:outline-level="3">Tuple Concatenation:</text:h>
      <text:p text:style-name="P56"><text:span text:style-name="T9">You can concatenate two tuples using the </text:span><text:span text:style-name="Source_20_Text"><text:span text:style-name="T10">+</text:span></text:span><text:span text:style-name="T9"> operator.</text:span></text:p>
      <text:p text:style-name="P19"/>
      <text:p text:style-name="P19"/>
      <text:p text:style-name="P32"><text:span text:style-name="Source_20_Text"><text:span text:style-name="T10">tuple1 = (1, 2, 3)</text:span></text:span></text:p>
      <text:p text:style-name="P32"><text:span text:style-name="Source_20_Text"><text:span text:style-name="T10">tuple2 = (4, 5, 6)</text:span></text:span></text:p>
      <text:p text:style-name="P32"><text:span text:style-name="Source_20_Text"><text:span text:style-name="T10">concatenated_tuple = tuple1 + tuple2</text:span></text:span></text:p>
      <text:p text:style-name="P9"><text:span text:style-name="Source_20_Text"><text:span text:style-name="T10">print(concatenated_tuple) <text:s/># Output: (1, 2, 3, 4, 5, 6)</text:span></text:span></text:p>
      <text:h text:style-name="P5" text:outline-level="3">Tuple Slicing:</text:h>
      <text:p text:style-name="P52">You can slice tuples to extract specific subsets.</text:p>
      <text:p text:style-name="P19"/>
      <text:p text:style-name="P19"/>
      <text:p text:style-name="P32"><text:span text:style-name="Source_20_Text"><text:span text:style-name="T10">my_tuple = (1, 2, 3, 4, 5)</text:span></text:span></text:p>
      <text:p text:style-name="P32"><text:span text:style-name="Source_20_Text"><text:span text:style-name="T10">subset_tuple = my_tuple[1:4]</text:span></text:span></text:p>
      <text:p text:style-name="P9"><text:span text:style-name="Source_20_Text"><text:span text:style-name="T10">print(subset_tuple) <text:s/># Output: (2, 3, 4)</text:span></text:span></text:p>
      <text:h text:style-name="P5" text:outline-level="3">Tuple Methods:</text:h>
      <text:p text:style-name="P56"><text:span text:style-name="T9">Tuples have few methods because they are immutable. Two common methods are </text:span><text:span text:style-name="Source_20_Text"><text:span text:style-name="T10">count()</text:span></text:span><text:span text:style-name="T9"> and </text:span><text:span text:style-name="Source_20_Text"><text:span text:style-name="T10">index()</text:span></text:span><text:span text:style-name="T9">.</text:span></text:p>
      <text:list xml:id="list4136357897" text:style-name="L12">
        <text:list-item>
          <text:p text:style-name="P47"><text:span text:style-name="Source_20_Text"><text:span text:style-name="T10">count()</text:span></text:span><text:span text:style-name="T9">: Returns the number of times a specified value occurs in the tuple.</text:span></text:p>
        </text:list-item>
        <text:list-item>
          <text:p text:style-name="P67"><text:span text:style-name="Source_20_Text"><text:span text:style-name="T10">index()</text:span></text:span><text:span text:style-name="T9">: Returns the index of the first occurrence of a specified value.</text:span></text:p>
        </text:list-item>
      </text:list>
      <text:p text:style-name="P19"/>
      <text:p text:style-name="P19"/>
      <text:p text:style-name="P32"><text:span text:style-name="Source_20_Text"><text:span text:style-name="T10">my_tuple = (1, 2, 2, 3, 4, 5)</text:span></text:span></text:p>
      <text:p text:style-name="P32"><text:span text:style-name="Source_20_Text"><text:span text:style-name="T10">print(my_tuple.count(2)) <text:s/># Output: 2</text:span></text:span></text:p>
      <text:p text:style-name="P9"><text:span text:style-name="Source_20_Text"><text:span text:style-name="T10">print(my_tuple.index(3)) <text:s/># Output: 3</text:span></text:span></text:p>
      <text:h text:style-name="P5" text:outline-level="3">Real-life Example:</text:h>
      <text:p text:style-name="P56"><text:span text:style-name="T9">Consider storing the coordinates of points in a 2D space. Each point can be represented as a tuple </text:span><text:span text:style-name="Source_20_Text"><text:span text:style-name="T10">(x, y)</text:span></text:span><text:span text:style-name="T9">.</text:span></text:p>
      <text:p text:style-name="P19"/>
      <text:p text:style-name="P19"/>
      <text:p text:style-name="P32"><text:soft-page-break/><text:span text:style-name="Source_20_Text"><text:span text:style-name="T10">points = ((1, 2), (3, 4), (5, 6))</text:span></text:span></text:p>
      <text:p text:style-name="P29"/>
      <text:p text:style-name="P32"><text:span text:style-name="Source_20_Text"><text:span text:style-name="T10"># Calculate the distance between two points</text:span></text:span></text:p>
      <text:p text:style-name="P32"><text:span text:style-name="Source_20_Text"><text:span text:style-name="T10">def distance(point1, point2):</text:span></text:span></text:p>
      <text:p text:style-name="P32"><text:span text:style-name="Source_20_Text"><text:span text:style-name="T10"><text:s text:c="4"/>x1, y1 = point1</text:span></text:span></text:p>
      <text:p text:style-name="P32"><text:span text:style-name="Source_20_Text"><text:span text:style-name="T10"><text:s text:c="4"/>x2, y2 = point2</text:span></text:span></text:p>
      <text:p text:style-name="P32"><text:span text:style-name="Source_20_Text"><text:span text:style-name="T10"><text:s text:c="4"/>return ((x2 - x1) ** 2 + (y2 - y1) ** 2) ** 0.5</text:span></text:span></text:p>
      <text:p text:style-name="P29"/>
      <text:p text:style-name="P9"><text:span text:style-name="Source_20_Text"><text:span text:style-name="T10">print(distance(points[0], points[1])) <text:s/># Output: 2.8284271247461903</text:span></text:span></text:p>
      <text:h text:style-name="P3" text:outline-level="3">Basics of Sets in :</text:h>
      <text:p text:style-name="P56"><text:span text:style-name="T9">A set is an unordered collection of unique elements. It is defined using curly braces </text:span><text:span text:style-name="Source_20_Text"><text:span text:style-name="T10">{}</text:span></text:span><text:span text:style-name="T9"> and elements are separated by commas. Sets do not allow duplicate elements.</text:span></text:p>
      <text:h text:style-name="P6" text:outline-level="4">Creating a Set:</text:h>
      <text:p text:style-name="P19"/>
      <text:p text:style-name="P19"/>
      <text:p text:style-name="P32"><text:span text:style-name="Source_20_Text"><text:span text:style-name="T10"># Creating a set</text:span></text:span></text:p>
      <text:p text:style-name="P32"><text:span text:style-name="Source_20_Text"><text:span text:style-name="T10">my_set = {1, 2, 3, 4, 5}</text:span></text:span></text:p>
      <text:p text:style-name="P32"><text:span text:style-name="Source_20_Text"><text:span text:style-name="T10">print(my_set) <text:s/># Output: {1, 2, 3, 4, 5}</text:span></text:span></text:p>
      <text:p text:style-name="P29"/>
      <text:p text:style-name="P32"><text:span text:style-name="Source_20_Text"><text:span text:style-name="T10"># Creating an empty set</text:span></text:span></text:p>
      <text:p text:style-name="P9"><text:span text:style-name="Source_20_Text"><text:span text:style-name="T10">empty_set = set()</text:span></text:span></text:p>
      <text:h text:style-name="P6" text:outline-level="4">Adding and Removing Elements:</text:h>
      <text:p text:style-name="P19"/>
      <text:p text:style-name="P19"/>
      <text:p text:style-name="P32"><text:span text:style-name="Source_20_Text"><text:span text:style-name="T10"># Adding elements to a set</text:span></text:span></text:p>
      <text:p text:style-name="P32"><text:span text:style-name="Source_20_Text"><text:span text:style-name="T10">my_set.add(6)</text:span></text:span></text:p>
      <text:p text:style-name="P32"><text:span text:style-name="Source_20_Text"><text:span text:style-name="T10">print(my_set) <text:s/># Output: {1, 2, 3, 4, 5, 6}</text:span></text:span></text:p>
      <text:p text:style-name="P29"/>
      <text:p text:style-name="P32"><text:span text:style-name="Source_20_Text"><text:span text:style-name="T10"># Removing elements from a set</text:span></text:span></text:p>
      <text:p text:style-name="P32"><text:span text:style-name="Source_20_Text"><text:span text:style-name="T10">my_set.remove(3)</text:span></text:span></text:p>
      <text:p text:style-name="P9"><text:span text:style-name="Source_20_Text"><text:span text:style-name="T10">print(my_set) <text:s/># Output: {1, 2, 4, 5, 6}</text:span></text:span></text:p>
      <text:h text:style-name="P6" text:outline-level="4">Operations on Sets:</text:h>
      <text:p text:style-name="P19"/>
      <text:p text:style-name="P19"/>
      <text:p text:style-name="P32"><text:span text:style-name="Source_20_Text"><text:span text:style-name="T10">set1 = {1, 2, 3, 4, 5}</text:span></text:span></text:p>
      <text:p text:style-name="P32"><text:span text:style-name="Source_20_Text"><text:span text:style-name="T10">set2 = {4, 5, 6, 7, 8}</text:span></text:span></text:p>
      <text:p text:style-name="P29"/>
      <text:p text:style-name="P32"><text:span text:style-name="Source_20_Text"><text:span text:style-name="T10"># Union of two sets</text:span></text:span></text:p>
      <text:p text:style-name="P32"><text:span text:style-name="Source_20_Text"><text:span text:style-name="T10">union_set = set1.union(set2)</text:span></text:span></text:p>
      <text:p text:style-name="P32"><text:span text:style-name="Source_20_Text"><text:span text:style-name="T10">print(union_set) <text:s/># Output: {1, 2, 3, 4, 5, 6, 7, 8}</text:span></text:span></text:p>
      <text:p text:style-name="P29"/>
      <text:p text:style-name="P32"><text:span text:style-name="Source_20_Text"><text:span text:style-name="T10"># Intersection of two sets</text:span></text:span></text:p>
      <text:p text:style-name="P32"><text:span text:style-name="Source_20_Text"><text:span text:style-name="T10">intersection_set = set1.intersection(set2)</text:span></text:span></text:p>
      <text:p text:style-name="P32"><text:span text:style-name="Source_20_Text"><text:span text:style-name="T10">print(intersection_set) <text:s/># Output: {4, 5}</text:span></text:span></text:p>
      <text:p text:style-name="P29"><text:soft-page-break/></text:p>
      <text:p text:style-name="P32"><text:span text:style-name="Source_20_Text"><text:span text:style-name="T10"># Difference of two sets</text:span></text:span></text:p>
      <text:p text:style-name="P32"><text:span text:style-name="Source_20_Text"><text:span text:style-name="T10">difference_set = set1.difference(set2)</text:span></text:span></text:p>
      <text:p text:style-name="P32"><text:span text:style-name="Source_20_Text"><text:span text:style-name="T10">print(difference_set) <text:s/># Output: {1, 2, 3}</text:span></text:span></text:p>
      <text:p text:style-name="P29"/>
      <text:p text:style-name="P32"><text:span text:style-name="Source_20_Text"><text:span text:style-name="T10"># Subset check</text:span></text:span></text:p>
      <text:p text:style-name="P32"><text:span text:style-name="Source_20_Text"><text:span text:style-name="T10">is_subset = set1.issubset(set2)</text:span></text:span></text:p>
      <text:p text:style-name="P9"><text:span text:style-name="Source_20_Text"><text:span text:style-name="T10">print(is_subset) <text:s/># Output: False</text:span></text:span></text:p>
      <text:h text:style-name="P6" text:outline-level="4">Real-Life Example:</text:h>
      <text:p text:style-name="P52">Consider a classroom with students who like different subjects. Each student has their own set of favorite subjects. We can represent this using sets in .</text:p>
      <text:p text:style-name="P19"/>
      <text:p text:style-name="P19"/>
      <text:p text:style-name="P32"><text:span text:style-name="Source_20_Text"><text:span text:style-name="T10">john = {"Math", "Science", "History"}</text:span></text:span></text:p>
      <text:p text:style-name="P32"><text:span text:style-name="Source_20_Text"><text:span text:style-name="T10">emma = {"Science", "Art", "English"}</text:span></text:span></text:p>
      <text:p text:style-name="P32"><text:span text:style-name="Source_20_Text"><text:span text:style-name="T10">sam = {"Math", "History", "Geography"}</text:span></text:span></text:p>
      <text:p text:style-name="P29"/>
      <text:p text:style-name="P32"><text:span text:style-name="Source_20_Text"><text:span text:style-name="T10"># Intersection gives the subjects liked by all students</text:span></text:span></text:p>
      <text:p text:style-name="P32"><text:span text:style-name="Source_20_Text"><text:span text:style-name="T10">common_subjects = john.intersection(emma, sam)</text:span></text:span></text:p>
      <text:p text:style-name="P9"><text:span text:style-name="Source_20_Text"><text:span text:style-name="T10">print(common_subjects) <text:s/># Output: {'History', 'Science'}</text:span></text:span></text:p>
      <text:h text:style-name="P5" text:outline-level="3">Advanced Concepts:</text:h>
      <text:h text:style-name="P6" text:outline-level="4">Frozensets:</text:h>
      <text:p text:style-name="P52">A frozenset is an immutable version of a set. Once created, its elements cannot be changed or modified.</text:p>
      <text:p text:style-name="P19"/>
      <text:p text:style-name="P19"/>
      <text:p text:style-name="P9"><text:span text:style-name="Source_20_Text"><text:span text:style-name="T10">frozen_set = frozenset([1, 2, 3, 4, 5])</text:span></text:span></text:p>
      <text:h text:style-name="P6" text:outline-level="4">Set Comprehensions:</text:h>
      <text:p text:style-name="P52">Similar to list comprehensions, you can also create sets using set comprehensions.</text:p>
      <text:p text:style-name="P19"/>
      <text:p text:style-name="P19"/>
      <text:p text:style-name="P32"><text:span text:style-name="Source_20_Text"><text:span text:style-name="T10">squared_set = {x**2 for x in range(10)}</text:span></text:span></text:p>
      <text:p text:style-name="P9"><text:span text:style-name="Source_20_Text"><text:span text:style-name="T10">print(squared_set) <text:s/># Output: {0, 1, 4, 9, 16, 25, 36, 49, 64, 81}</text:span></text:span></text:p>
      <text:h text:style-name="P6" text:outline-level="4"><text:soft-page-break/>More Functions:</text:h>
      <text:p text:style-name="P56"><text:span text:style-name="T9"><text:s/>provides more functions to work with sets like </text:span><text:span text:style-name="Source_20_Text"><text:span text:style-name="T10">update()</text:span></text:span><text:span text:style-name="T9">, </text:span><text:span text:style-name="Source_20_Text"><text:span text:style-name="T10">discard()</text:span></text:span><text:span text:style-name="T9">, </text:span><text:span text:style-name="Source_20_Text"><text:span text:style-name="T10">clear()</text:span></text:span><text:span text:style-name="T9">, etc. You can explore them based on your requirements.</text:span></text:p>
      <text:h text:style-name="P6" text:outline-level="4">Real-Life Example:</text:h>
      <text:p text:style-name="P52">Consider a social media platform where users can follow each other. You can represent followers of each user using sets.</text:p>
      <text:p text:style-name="P19"/>
      <text:p text:style-name="P19"/>
      <text:p text:style-name="P32"><text:span text:style-name="Source_20_Text"><text:span text:style-name="T10">john_followers = {"Emma", "Sam", "Alice"}</text:span></text:span></text:p>
      <text:p text:style-name="P32"><text:span text:style-name="Source_20_Text"><text:span text:style-name="T10">emma_followers = {"John", "Alice"}</text:span></text:span></text:p>
      <text:p text:style-name="P32"><text:span text:style-name="Source_20_Text"><text:span text:style-name="T10">sam_followers = {"John", "Alice", "Bob"}</text:span></text:span></text:p>
      <text:p text:style-name="P29"/>
      <text:p text:style-name="P32"><text:span text:style-name="Source_20_Text"><text:span text:style-name="T10"># Union of all followers gives the total followers</text:span></text:span></text:p>
      <text:p text:style-name="P32"><text:span text:style-name="Source_20_Text"><text:span text:style-name="T10">total_followers = john_followers.union(emma_followers, sam_followers)</text:span></text:span></text:p>
      <text:p text:style-name="P9"><text:span text:style-name="Source_20_Text"><text:span text:style-name="T10">print(total_followers) <text:s/># Output: {'Sam', 'Bob', 'John', 'Emma', 'Alice'}</text:span></text:span></text:p>
      <text:h text:style-name="P3" text:outline-level="3">Basic Concepts:</text:h>
      <text:h text:style-name="P6" text:outline-level="4">1. Creating a Dictionary:</text:h>
      <text:p text:style-name="P56"><text:span text:style-name="T9">You can create a dictionary by enclosing comma-separated key-value pairs within curly braces </text:span><text:span text:style-name="Source_20_Text"><text:span text:style-name="T10">{}</text:span></text:span><text:span text:style-name="T9">.</text:span></text:p>
      <text:p text:style-name="P19"/>
      <text:p text:style-name="P19"/>
      <text:p text:style-name="P32"><text:span text:style-name="Source_20_Text"><text:span text:style-name="T10"># Creating a dictionary</text:span></text:span></text:p>
      <text:p text:style-name="P9"><text:span text:style-name="Source_20_Text"><text:span text:style-name="T10">my_dict = {'name': 'John', 'age': 30, 'city': 'New York'}</text:span></text:span></text:p>
      <text:h text:style-name="P6" text:outline-level="4">2. Accessing Values:</text:h>
      <text:p text:style-name="P56"><text:span text:style-name="T9">You can access the value associated with a key using square brackets </text:span><text:span text:style-name="Source_20_Text"><text:span text:style-name="T10">[]</text:span></text:span><text:span text:style-name="T9">.</text:span></text:p>
      <text:p text:style-name="P19"/>
      <text:p text:style-name="P19"/>
      <text:p text:style-name="P32"><text:span text:style-name="Source_20_Text"><text:span text:style-name="T10"># Accessing values</text:span></text:span></text:p>
      <text:p text:style-name="P9"><text:span text:style-name="Source_20_Text"><text:span text:style-name="T10">print(my_dict['name']) <text:s/># Output: John</text:span></text:span></text:p>
      <text:h text:style-name="P6" text:outline-level="4">3. Adding and Updating Elements:</text:h>
      <text:p text:style-name="P52">You can add new key-value pairs or update existing ones.</text:p>
      <text:p text:style-name="P19"/>
      <text:p text:style-name="P19"/>
      <text:p text:style-name="P32"><text:span text:style-name="Source_20_Text"><text:span text:style-name="T10"># Adding and updating elements</text:span></text:span></text:p>
      <text:p text:style-name="P32"><text:span text:style-name="Source_20_Text"><text:span text:style-name="T10">my_dict['email'] = 'john@example.com'</text:span></text:span></text:p>
      <text:p text:style-name="P9"><text:span text:style-name="Source_20_Text"><text:span text:style-name="T10">my_dict['age'] = 31</text:span></text:span></text:p>
      <text:h text:style-name="P6" text:outline-level="4">4. Removing Elements:</text:h>
      <text:p text:style-name="P56"><text:span text:style-name="T9">You can remove elements using </text:span><text:span text:style-name="Source_20_Text"><text:span text:style-name="T10">del</text:span></text:span><text:span text:style-name="T9"> keyword or </text:span><text:span text:style-name="Source_20_Text"><text:span text:style-name="T10">pop()</text:span></text:span><text:span text:style-name="T9"> method.</text:span></text:p>
      <text:p text:style-name="P19"/>
      <text:p text:style-name="P19"/>
      <text:p text:style-name="P32"><text:span text:style-name="Source_20_Text"><text:span text:style-name="T10"># Removing elements</text:span></text:span></text:p>
      <text:p text:style-name="P32"><text:span text:style-name="Source_20_Text"><text:span text:style-name="T10">del my_dict['city']</text:span></text:span></text:p>
      <text:p text:style-name="P9"><text:span text:style-name="Source_20_Text"><text:span text:style-name="T10">age = my_dict.pop('age')</text:span></text:span></text:p>
      <text:h text:style-name="P6" text:outline-level="4"><text:soft-page-break/>5. Checking if Key Exists:</text:h>
      <text:p text:style-name="P56"><text:span text:style-name="T9">You can check if a key exists in a dictionary using the </text:span><text:span text:style-name="Source_20_Text"><text:span text:style-name="T10">in</text:span></text:span><text:span text:style-name="T9"> keyword.</text:span></text:p>
      <text:p text:style-name="P19"/>
      <text:p text:style-name="P19"/>
      <text:p text:style-name="P32"><text:span text:style-name="Source_20_Text"><text:span text:style-name="T10"># Checking if key exists</text:span></text:span></text:p>
      <text:p text:style-name="P32"><text:span text:style-name="Source_20_Text"><text:span text:style-name="T10">if 'name' in my_dict:</text:span></text:span></text:p>
      <text:p text:style-name="P9"><text:span text:style-name="Source_20_Text"><text:span text:style-name="T10"><text:s text:c="4"/>print("Key 'name' exists!")</text:span></text:span></text:p>
      <text:h text:style-name="P5" text:outline-level="3">Advanced Concepts:</text:h>
      <text:h text:style-name="P6" text:outline-level="4">1. Dictionary Methods:</text:h>
      <text:list xml:id="list1918979389" text:style-name="L13">
        <text:list-item>
          <text:p text:style-name="P48"><text:span text:style-name="Source_20_Text"><text:span text:style-name="T10">keys()</text:span></text:span><text:span text:style-name="T9">: Returns a view of all keys in the dictionary.</text:span></text:p>
        </text:list-item>
        <text:list-item>
          <text:p text:style-name="P48"><text:span text:style-name="Source_20_Text"><text:span text:style-name="T10">values()</text:span></text:span><text:span text:style-name="T9">: Returns a view of all values in the dictionary.</text:span></text:p>
        </text:list-item>
        <text:list-item>
          <text:p text:style-name="P68"><text:span text:style-name="Source_20_Text"><text:span text:style-name="T10">items()</text:span></text:span><text:span text:style-name="T9">: Returns a view of all key-value pairs in the dictionary.</text:span></text:p>
        </text:list-item>
      </text:list>
      <text:p text:style-name="P19"/>
      <text:p text:style-name="P19"/>
      <text:p text:style-name="P32"><text:span text:style-name="Source_20_Text"><text:span text:style-name="T10"># Dictionary methods</text:span></text:span></text:p>
      <text:p text:style-name="P32"><text:span text:style-name="Source_20_Text"><text:span text:style-name="T10">keys = my_dict.keys()</text:span></text:span></text:p>
      <text:p text:style-name="P32"><text:span text:style-name="Source_20_Text"><text:span text:style-name="T10">values = my_dict.values()</text:span></text:span></text:p>
      <text:p text:style-name="P9"><text:span text:style-name="Source_20_Text"><text:span text:style-name="T10">items = my_dict.items()</text:span></text:span></text:p>
      <text:h text:style-name="P6" text:outline-level="4">2. Dictionary Comprehensions:</text:h>
      <text:p text:style-name="P52">Like list comprehensions, you can also create dictionaries using dictionary comprehensions.</text:p>
      <text:p text:style-name="P19"/>
      <text:p text:style-name="P19"/>
      <text:p text:style-name="P32"><text:span text:style-name="Source_20_Text"><text:span text:style-name="T10"># Dictionary comprehension</text:span></text:span></text:p>
      <text:p text:style-name="P9"><text:span text:style-name="Source_20_Text"><text:span text:style-name="T10">squares = {x: x*x for x in range(1, 6)}</text:span></text:span></text:p>
      <text:h text:style-name="P6" text:outline-level="4">3. Nested Dictionaries:</text:h>
      <text:p text:style-name="P52">Dictionaries can contain other dictionaries as values, allowing you to represent hierarchical data.</text:p>
      <text:p text:style-name="P19"/>
      <text:p text:style-name="P19"/>
      <text:p text:style-name="P32"><text:span text:style-name="Source_20_Text"><text:span text:style-name="T10"># Nested dictionaries</text:span></text:span></text:p>
      <text:p text:style-name="P32"><text:span text:style-name="Source_20_Text"><text:span text:style-name="T10">employee = {</text:span></text:span></text:p>
      <text:p text:style-name="P32"><text:span text:style-name="Source_20_Text"><text:span text:style-name="T10"><text:s text:c="4"/>'name': 'John',</text:span></text:span></text:p>
      <text:p text:style-name="P32"><text:span text:style-name="Source_20_Text"><text:span text:style-name="T10"><text:s text:c="4"/>'age': 30,</text:span></text:span></text:p>
      <text:p text:style-name="P32"><text:soft-page-break/><text:span text:style-name="Source_20_Text"><text:span text:style-name="T10"><text:s text:c="4"/>'contact': {</text:span></text:span></text:p>
      <text:p text:style-name="P32"><text:span text:style-name="Source_20_Text"><text:span text:style-name="T10"><text:s text:c="8"/>'email': 'john@example.com',</text:span></text:span></text:p>
      <text:p text:style-name="P32"><text:span text:style-name="Source_20_Text"><text:span text:style-name="T10"><text:s text:c="8"/>'phone': '123-456-7890'</text:span></text:span></text:p>
      <text:p text:style-name="P32"><text:span text:style-name="Source_20_Text"><text:span text:style-name="T10"><text:s text:c="4"/>}</text:span></text:span></text:p>
      <text:p text:style-name="P9"><text:span text:style-name="Source_20_Text"><text:span text:style-name="T10">}</text:span></text:span></text:p>
      <text:h text:style-name="P6" text:outline-level="4">4. Using Dictionaries for Counting:</text:h>
      <text:p text:style-name="P52">Dictionaries are often used for counting occurrences of elements.</text:p>
      <text:p text:style-name="P19"/>
      <text:p text:style-name="P19"/>
      <text:p text:style-name="P32"><text:span text:style-name="Source_20_Text"><text:span text:style-name="T10"># Using dictionaries for counting</text:span></text:span></text:p>
      <text:p text:style-name="P32"><text:span text:style-name="Source_20_Text"><text:span text:style-name="T10">word_freq = {}</text:span></text:span></text:p>
      <text:p text:style-name="P32"><text:span text:style-name="Source_20_Text"><text:span text:style-name="T10">sentence = "hello world hello"</text:span></text:span></text:p>
      <text:p text:style-name="P32"><text:span text:style-name="Source_20_Text"><text:span text:style-name="T10">for word in sentence.split():</text:span></text:span></text:p>
      <text:p text:style-name="P9"><text:span text:style-name="Source_20_Text"><text:span text:style-name="T10"><text:s text:c="4"/>word_freq[word] = word_freq.get(word, 0) + 1</text:span></text:span></text:p>
      <text:h text:style-name="P6" text:outline-level="4">5. Dictionary as Switch Case:</text:h>
      <text:p text:style-name="P52">You can use dictionaries to implement switch-case like behavior.</text:p>
      <text:p text:style-name="P19"/>
      <text:p text:style-name="P19"/>
      <text:p text:style-name="P32"><text:span text:style-name="Source_20_Text"><text:span text:style-name="T10"># Dictionary as switch case</text:span></text:span></text:p>
      <text:p text:style-name="P32"><text:span text:style-name="Source_20_Text"><text:span text:style-name="T10">def func1():</text:span></text:span></text:p>
      <text:p text:style-name="P32"><text:span text:style-name="Source_20_Text"><text:span text:style-name="T10"><text:s text:c="4"/>return "Function 1"</text:span></text:span></text:p>
      <text:p text:style-name="P29"/>
      <text:p text:style-name="P32"><text:span text:style-name="Source_20_Text"><text:span text:style-name="T10">def func2():</text:span></text:span></text:p>
      <text:p text:style-name="P32"><text:span text:style-name="Source_20_Text"><text:span text:style-name="T10"><text:s text:c="4"/>return "Function 2"</text:span></text:span></text:p>
      <text:p text:style-name="P29"/>
      <text:p text:style-name="P32"><text:span text:style-name="Source_20_Text"><text:span text:style-name="T10">switch = {</text:span></text:span></text:p>
      <text:p text:style-name="P32"><text:span text:style-name="Source_20_Text"><text:span text:style-name="T10"><text:s text:c="4"/>'case1': func1,</text:span></text:span></text:p>
      <text:p text:style-name="P32"><text:span text:style-name="Source_20_Text"><text:span text:style-name="T10"><text:s text:c="4"/>'case2': func2,</text:span></text:span></text:p>
      <text:p text:style-name="P32"><text:span text:style-name="Source_20_Text"><text:span text:style-name="T10">}</text:span></text:span></text:p>
      <text:p text:style-name="P9"><text:span text:style-name="Source_20_Text"><text:span text:style-name="T10">result = switch['case1']()</text:span></text:span></text:p>
      <text:h text:style-name="P5" text:outline-level="3">Real-Time Examples:</text:h>
      <text:list xml:id="list4204702807" text:style-name="L14">
        <text:list-item>
          <text:p text:style-name="P69"><text:span text:style-name="Strong_20_Emphasis"><text:span text:style-name="T10">Building a Contact Book</text:span></text:span><text:span text:style-name="T9">: You can use dictionaries to build a contact book where each contact is represented by a dictionary with keys like name, email, phone, etc.</text:span></text:p>
        </text:list-item>
        <text:list-item>
          <text:p text:style-name="P69"><text:span text:style-name="Strong_20_Emphasis"><text:span text:style-name="T10">Word Frequency Counter</text:span></text:span><text:span text:style-name="T9">: Analyze a text document and count the frequency of each word using a dictionary.</text:span></text:p>
        </text:list-item>
        <text:list-item>
          <text:p text:style-name="P69"><text:soft-page-break/><text:span text:style-name="Strong_20_Emphasis"><text:span text:style-name="T10">Inventory Management</text:span></text:span><text:span text:style-name="T9">: Manage inventory items using dictionaries where each item has attributes like name, price, quantity, etc.</text:span></text:p>
        </text:list-item>
        <text:list-item>
          <text:p text:style-name="P69"><text:span text:style-name="Strong_20_Emphasis"><text:span text:style-name="T10">Configuration Settings</text:span></text:span><text:span text:style-name="T9">: Store configuration settings of an application in a dictionary for easy access and manipulation.</text:span></text:p>
        </text:list-item>
      </text:list>
      <text:h text:style-name="P3" text:outline-level="3">Basic Concepts:</text:h>
      <text:h text:style-name="P6" text:outline-level="4">1. What is an Exception?</text:h>
      <text:p text:style-name="P52">An exception is an error that occurs during the execution of a program. When an exception occurs, the program halts and raises an exception object.</text:p>
      <text:h text:style-name="P6" text:outline-level="4">2. Types of Exceptions:</text:h>
      <text:list xml:id="list387272840" text:style-name="L15">
        <text:list-item>
          <text:p text:style-name="P49"><text:span text:style-name="Strong_20_Emphasis"><text:span text:style-name="T10">Built-in Exceptions</text:span></text:span><text:span text:style-name="T9">: These are exceptions that are already defined in , such as </text:span><text:span text:style-name="Source_20_Text"><text:span text:style-name="T10">TypeError</text:span></text:span><text:span text:style-name="T9">, </text:span><text:span text:style-name="Source_20_Text"><text:span text:style-name="T10">ValueError</text:span></text:span><text:span text:style-name="T9">, </text:span><text:span text:style-name="Source_20_Text"><text:span text:style-name="T10">ZeroDivisionError</text:span></text:span><text:span text:style-name="T9">, etc.</text:span></text:p>
        </text:list-item>
        <text:list-item>
          <text:p text:style-name="P70"><text:span text:style-name="Strong_20_Emphasis"><text:span text:style-name="T10">User-defined Exceptions</text:span></text:span><text:span text:style-name="T9">: You can also define your own custom exceptions by creating a new class that inherits from the built-in </text:span><text:span text:style-name="Source_20_Text"><text:span text:style-name="T10">Exception</text:span></text:span><text:span text:style-name="T9"> class.</text:span></text:p>
        </text:list-item>
      </text:list>
      <text:h text:style-name="P7" text:outline-level="4"><text:span text:style-name="T9">3. The </text:span><text:span text:style-name="Source_20_Text"><text:span text:style-name="T10">try</text:span></text:span><text:span text:style-name="T9">, </text:span><text:span text:style-name="Source_20_Text"><text:span text:style-name="T10">except</text:span></text:span><text:span text:style-name="T9">, </text:span><text:span text:style-name="Source_20_Text"><text:span text:style-name="T10">else</text:span></text:span><text:span text:style-name="T9">, and </text:span><text:span text:style-name="Source_20_Text"><text:span text:style-name="T10">finally</text:span></text:span><text:span text:style-name="T9"> Blocks:</text:span></text:h>
      <text:list xml:id="list1396993747" text:style-name="L16">
        <text:list-item>
          <text:p text:style-name="P50"><text:span text:style-name="Strong_20_Emphasis"><text:span text:style-name="T10">try</text:span></text:span><text:span text:style-name="T9">: This block is used to wrap the code that may raise an exception.</text:span></text:p>
        </text:list-item>
        <text:list-item>
          <text:p text:style-name="P50"><text:span text:style-name="Strong_20_Emphasis"><text:span text:style-name="T10">except</text:span></text:span><text:span text:style-name="T9">: This block is used to handle the exception. You can specify which type of exception you want to catch, or catch all exceptions using a generic </text:span><text:span text:style-name="Source_20_Text"><text:span text:style-name="T10">except</text:span></text:span><text:span text:style-name="T9"> block.</text:span></text:p>
        </text:list-item>
        <text:list-item>
          <text:p text:style-name="P50"><text:span text:style-name="Strong_20_Emphasis"><text:span text:style-name="T10">else</text:span></text:span><text:span text:style-name="T9">: This block is executed if the code in the </text:span><text:span text:style-name="Source_20_Text"><text:span text:style-name="T10">try</text:span></text:span><text:span text:style-name="T9"> block doesn't raise any exceptions.</text:span></text:p>
        </text:list-item>
        <text:list-item>
          <text:p text:style-name="P71"><text:span text:style-name="Strong_20_Emphasis"><text:span text:style-name="T10">finally</text:span></text:span><text:span text:style-name="T9">: This block is always executed, regardless of whether an exception occurred or not. It's typically used for cleanup code (e.g., closing files or releasing resources).</text:span></text:p>
        </text:list-item>
      </text:list>
      <text:h text:style-name="P5" text:outline-level="3">Real-time Examples:</text:h>
      <text:h text:style-name="P6" text:outline-level="4">1. Division by Zero:</text:h>
      <text:p text:style-name="P19"/>
      <text:p text:style-name="P19"/>
      <text:p text:style-name="P32"><text:span text:style-name="Source_20_Text"><text:span text:style-name="T10">try:</text:span></text:span></text:p>
      <text:p text:style-name="P32"><text:span text:style-name="Source_20_Text"><text:span text:style-name="T10"><text:s text:c="4"/>result = 10 / 0</text:span></text:span></text:p>
      <text:p text:style-name="P32"><text:span text:style-name="Source_20_Text"><text:span text:style-name="T10">except ZeroDivisionError:</text:span></text:span></text:p>
      <text:p text:style-name="P9"><text:span text:style-name="Source_20_Text"><text:span text:style-name="T10"><text:s text:c="4"/>print("Error: Division by zero!")</text:span></text:span></text:p>
      <text:h text:style-name="P6" text:outline-level="4">2. File Handling:</text:h>
      <text:p text:style-name="P19"/>
      <text:p text:style-name="P19"/>
      <text:p text:style-name="P32"><text:span text:style-name="Source_20_Text"><text:span text:style-name="T10">try:</text:span></text:span></text:p>
      <text:p text:style-name="P32"><text:span text:style-name="Source_20_Text"><text:span text:style-name="T10"><text:s text:c="4"/>file = open("example.txt", "r")</text:span></text:span></text:p>
      <text:p text:style-name="P32"><text:span text:style-name="Source_20_Text"><text:span text:style-name="T10"><text:s text:c="4"/>content = file.read()</text:span></text:span></text:p>
      <text:p text:style-name="P32"><text:span text:style-name="Source_20_Text"><text:span text:style-name="T10"><text:s text:c="4"/>file.close()</text:span></text:span></text:p>
      <text:p text:style-name="P32"><text:span text:style-name="Source_20_Text"><text:span text:style-name="T10">except FileNotFoundError:</text:span></text:span></text:p>
      <text:p text:style-name="P32"><text:span text:style-name="Source_20_Text"><text:span text:style-name="T10"><text:s text:c="4"/>print("Error: File not found!")</text:span></text:span></text:p>
      <text:p text:style-name="P32"><text:span text:style-name="Source_20_Text"><text:span text:style-name="T10">else:</text:span></text:span></text:p>
      <text:p text:style-name="P32"><text:span text:style-name="Source_20_Text"><text:span text:style-name="T10"><text:s text:c="4"/>print("File content:", content)</text:span></text:span></text:p>
      <text:p text:style-name="P32"><text:span text:style-name="Source_20_Text"><text:span text:style-name="T10">finally:</text:span></text:span></text:p>
      <text:p text:style-name="P9"><text:span text:style-name="Source_20_Text"><text:span text:style-name="T10"><text:s text:c="4"/>print("File handling completed.")</text:span></text:span></text:p>
      <text:h text:style-name="P6" text:outline-level="4">3. Custom Exception:</text:h>
      <text:p text:style-name="P19"/>
      <text:p text:style-name="P19"/>
      <text:p text:style-name="P32"><text:span text:style-name="Source_20_Text"><text:span text:style-name="T10">class CustomError(Exception):</text:span></text:span></text:p>
      <text:p text:style-name="P32"><text:span text:style-name="Source_20_Text"><text:span text:style-name="T10"><text:s text:c="4"/>pass</text:span></text:span></text:p>
      <text:p text:style-name="P29"/>
      <text:p text:style-name="P32"><text:soft-page-break/><text:span text:style-name="Source_20_Text"><text:span text:style-name="T10">def check_value(x):</text:span></text:span></text:p>
      <text:p text:style-name="P32"><text:span text:style-name="Source_20_Text"><text:span text:style-name="T10"><text:s text:c="4"/>if x &lt; 0:</text:span></text:span></text:p>
      <text:p text:style-name="P32"><text:span text:style-name="Source_20_Text"><text:span text:style-name="T10"><text:s text:c="8"/>raise CustomError("Value must be positive")</text:span></text:span></text:p>
      <text:p text:style-name="P29"/>
      <text:p text:style-name="P32"><text:span text:style-name="Source_20_Text"><text:span text:style-name="T10">try:</text:span></text:span></text:p>
      <text:p text:style-name="P32"><text:span text:style-name="Source_20_Text"><text:span text:style-name="T10"><text:s text:c="4"/>check_value(-5)</text:span></text:span></text:p>
      <text:p text:style-name="P32"><text:span text:style-name="Source_20_Text"><text:span text:style-name="T10">except CustomError as e:</text:span></text:span></text:p>
      <text:p text:style-name="P9"><text:span text:style-name="Source_20_Text"><text:span text:style-name="T10"><text:s text:c="4"/>print("Custom Error:", e)</text:span></text:span></text:p>
      <text:h text:style-name="P6" text:outline-level="4">4. Database Connection:</text:h>
      <text:p text:style-name="P19"/>
      <text:p text:style-name="P19"/>
      <text:p text:style-name="P32"><text:span text:style-name="Source_20_Text"><text:span text:style-name="T10">import sqlite3</text:span></text:span></text:p>
      <text:p text:style-name="P29"/>
      <text:p text:style-name="P32"><text:span text:style-name="Source_20_Text"><text:span text:style-name="T10">try:</text:span></text:span></text:p>
      <text:p text:style-name="P32"><text:span text:style-name="Source_20_Text"><text:span text:style-name="T10"><text:s text:c="4"/>connection = sqlite3.connect("example.db")</text:span></text:span></text:p>
      <text:p text:style-name="P32"><text:span text:style-name="Source_20_Text"><text:span text:style-name="T10"><text:s text:c="4"/>cursor = connection.cursor()</text:span></text:span></text:p>
      <text:p text:style-name="P32"><text:span text:style-name="Source_20_Text"><text:span text:style-name="T10"><text:s text:c="4"/># Execute some SQL queries</text:span></text:span></text:p>
      <text:p text:style-name="P32"><text:span text:style-name="Source_20_Text"><text:span text:style-name="T10">except sqlite3.Error as e:</text:span></text:span></text:p>
      <text:p text:style-name="P32"><text:span text:style-name="Source_20_Text"><text:span text:style-name="T10"><text:s text:c="4"/>print("Error connecting to database:", e)</text:span></text:span></text:p>
      <text:p text:style-name="P32"><text:span text:style-name="Source_20_Text"><text:span text:style-name="T10">finally:</text:span></text:span></text:p>
      <text:p text:style-name="P32"><text:span text:style-name="Source_20_Text"><text:span text:style-name="T10"><text:s text:c="4"/>if connection:</text:span></text:span></text:p>
      <text:p text:style-name="P9"><text:span text:style-name="Source_20_Text"><text:span text:style-name="T10"><text:s text:c="8"/>connection.close()</text:span></text:span></text:p>
      <text:h text:style-name="P3" text:outline-level="3">File I/O (Input/Output):</text:h>
      <text:h text:style-name="P6" text:outline-level="4">Reading from a File:</text:h>
      <text:p text:style-name="P52">To read from a file in , you typically follow these steps:</text:p>
      <text:list xml:id="list1051583310" text:style-name="L17">
        <text:list-item>
          <text:p text:style-name="P72"><text:span text:style-name="Strong_20_Emphasis"><text:span text:style-name="T10">Open the File</text:span></text:span><text:span text:style-name="T9">: Use the </text:span><text:span text:style-name="Source_20_Text"><text:span text:style-name="T10">open()</text:span></text:span><text:span text:style-name="T9"> function, specifying the file name and the mode (</text:span><text:span text:style-name="Source_20_Text"><text:span text:style-name="T10">'r'</text:span></text:span><text:span text:style-name="T9"> for reading).</text:span></text:p>
        </text:list-item>
        <text:list-item>
          <text:p text:style-name="P72"><text:span text:style-name="Strong_20_Emphasis"><text:span text:style-name="T10">Read the File Content</text:span></text:span><text:span text:style-name="T9">: Use methods like </text:span><text:span text:style-name="Source_20_Text"><text:span text:style-name="T10">read()</text:span></text:span><text:span text:style-name="T9">, </text:span><text:span text:style-name="Source_20_Text"><text:span text:style-name="T10">readline()</text:span></text:span><text:span text:style-name="T9">, or </text:span><text:span text:style-name="Source_20_Text"><text:span text:style-name="T10">readlines()</text:span></text:span><text:span text:style-name="T9"> to read the content.</text:span></text:p>
        </text:list-item>
        <text:list-item>
          <text:p text:style-name="P72"><text:span text:style-name="Strong_20_Emphasis"><text:span text:style-name="T10">Close the File</text:span></text:span><text:span text:style-name="T9">: Always close the file using the </text:span><text:span text:style-name="Source_20_Text"><text:span text:style-name="T10">close()</text:span></text:span><text:span text:style-name="T9"> method to free up system resources.</text:span></text:p>
        </text:list-item>
      </text:list>
      <text:p text:style-name="P52">Example:</text:p>
      <text:p text:style-name="P19"><text:soft-page-break/></text:p>
      <text:p text:style-name="P19"/>
      <text:p text:style-name="P32"><text:span text:style-name="Source_20_Text"><text:span text:style-name="T10"># Open the file</text:span></text:span></text:p>
      <text:p text:style-name="P32"><text:span text:style-name="Source_20_Text"><text:span text:style-name="T10">file = open('example.txt', 'r')</text:span></text:span></text:p>
      <text:p text:style-name="P29"/>
      <text:p text:style-name="P32"><text:span text:style-name="Source_20_Text"><text:span text:style-name="T10"># Read the content</text:span></text:span></text:p>
      <text:p text:style-name="P32"><text:span text:style-name="Source_20_Text"><text:span text:style-name="T10">content = file.read()</text:span></text:span></text:p>
      <text:p text:style-name="P32"><text:span text:style-name="Source_20_Text"><text:span text:style-name="T10">print(content)</text:span></text:span></text:p>
      <text:p text:style-name="P29"/>
      <text:p text:style-name="P32"><text:span text:style-name="Source_20_Text"><text:span text:style-name="T10"># Close the file</text:span></text:span></text:p>
      <text:p text:style-name="P9"><text:span text:style-name="Source_20_Text"><text:span text:style-name="T10">file.close()</text:span></text:span></text:p>
      <text:h text:style-name="P6" text:outline-level="4">Writing to a File:</text:h>
      <text:p text:style-name="P52">To write to a file in :</text:p>
      <text:list xml:id="list2229907204" text:style-name="L18">
        <text:list-item>
          <text:p text:style-name="P73"><text:span text:style-name="Strong_20_Emphasis"><text:span text:style-name="T10">Open the File</text:span></text:span><text:span text:style-name="T9">: Use the </text:span><text:span text:style-name="Source_20_Text"><text:span text:style-name="T10">open()</text:span></text:span><text:span text:style-name="T9"> function with mode </text:span><text:span text:style-name="Source_20_Text"><text:span text:style-name="T10">'w'</text:span></text:span><text:span text:style-name="T9"> for writing. This will create a new file if it doesn't exist or truncate the existing one.</text:span></text:p>
        </text:list-item>
        <text:list-item>
          <text:p text:style-name="P73"><text:span text:style-name="Strong_20_Emphasis"><text:span text:style-name="T10">Write to the File</text:span></text:span><text:span text:style-name="T9">: Use the </text:span><text:span text:style-name="Source_20_Text"><text:span text:style-name="T10">write()</text:span></text:span><text:span text:style-name="T9"> method to add content to the file.</text:span></text:p>
        </text:list-item>
        <text:list-item>
          <text:p text:style-name="P73"><text:span text:style-name="Strong_20_Emphasis"><text:span text:style-name="T10">Close the File</text:span></text:span><text:span text:style-name="T9">: Close the file after writing to it.</text:span></text:p>
        </text:list-item>
      </text:list>
      <text:p text:style-name="P52">Example:</text:p>
      <text:p text:style-name="P19"/>
      <text:p text:style-name="P19"/>
      <text:p text:style-name="P32"><text:span text:style-name="Source_20_Text"><text:span text:style-name="T10"># Open the file in write mode</text:span></text:span></text:p>
      <text:p text:style-name="P32"><text:span text:style-name="Source_20_Text"><text:span text:style-name="T10">file = open('example.txt', 'w')</text:span></text:span></text:p>
      <text:p text:style-name="P29"/>
      <text:p text:style-name="P32"><text:span text:style-name="Source_20_Text"><text:span text:style-name="T10"># Write content to the file</text:span></text:span></text:p>
      <text:p text:style-name="P32"><text:span text:style-name="Source_20_Text"><text:span text:style-name="T10">file.write("Hello, world!\n")</text:span></text:span></text:p>
      <text:p text:style-name="P29"/>
      <text:p text:style-name="P32"><text:span text:style-name="Source_20_Text"><text:span text:style-name="T10"># Close the file</text:span></text:span></text:p>
      <text:p text:style-name="P9"><text:span text:style-name="Source_20_Text"><text:span text:style-name="T10">file.close()</text:span></text:span></text:p>
      <text:h text:style-name="P5" text:outline-level="3">Date and Time Handling:</text:h>
      <text:p text:style-name="P56"><text:span text:style-name="T9">'s </text:span><text:span text:style-name="Source_20_Text"><text:span text:style-name="T10">datetime</text:span></text:span><text:span text:style-name="T9"> module provides classes for manipulating dates and times. Let's see some basic operations:</text:span></text:p>
      <text:p text:style-name="P19"><text:soft-page-break/></text:p>
      <text:p text:style-name="P19"/>
      <text:p text:style-name="P32"><text:span text:style-name="Source_20_Text"><text:span text:style-name="T10">import datetime</text:span></text:span></text:p>
      <text:p text:style-name="P29"/>
      <text:p text:style-name="P32"><text:span text:style-name="Source_20_Text"><text:span text:style-name="T10"># Get current date and time</text:span></text:span></text:p>
      <text:p text:style-name="P32"><text:span text:style-name="Source_20_Text"><text:span text:style-name="T10">now = datetime.datetime.now()</text:span></text:span></text:p>
      <text:p text:style-name="P32"><text:span text:style-name="Source_20_Text"><text:span text:style-name="T10">print("Current date and time:", now)</text:span></text:span></text:p>
      <text:p text:style-name="P29"/>
      <text:p text:style-name="P32"><text:span text:style-name="Source_20_Text"><text:span text:style-name="T10"># Format date and time</text:span></text:span></text:p>
      <text:p text:style-name="P32"><text:span text:style-name="Source_20_Text"><text:span text:style-name="T10">formatted_now = now.strftime("%Y-%m-%d %H:%M:%S")</text:span></text:span></text:p>
      <text:p text:style-name="P32"><text:span text:style-name="Source_20_Text"><text:span text:style-name="T10">print("Formatted date and time:", formatted_now)</text:span></text:span></text:p>
      <text:p text:style-name="P29"/>
      <text:p text:style-name="P32"><text:span text:style-name="Source_20_Text"><text:span text:style-name="T10"># Parse a string to datetime</text:span></text:span></text:p>
      <text:p text:style-name="P32"><text:span text:style-name="Source_20_Text"><text:span text:style-name="T10">date_str = "2023-05-15"</text:span></text:span></text:p>
      <text:p text:style-name="P32"><text:span text:style-name="Source_20_Text"><text:span text:style-name="T10">parsed_date = datetime.datetime.strptime(date_str, "%Y-%m-%d")</text:span></text:span></text:p>
      <text:p text:style-name="P9"><text:span text:style-name="Source_20_Text"><text:span text:style-name="T10">print("Parsed date:", parsed_date)</text:span></text:span></text:p>
      <text:h text:style-name="P5" text:outline-level="3">Real-Time Examples:</text:h>
      <text:h text:style-name="P6" text:outline-level="4">File I/O Example:</text:h>
      <text:p text:style-name="P56"><text:span text:style-name="T9">Let's say we have a file </text:span><text:span text:style-name="Source_20_Text"><text:span text:style-name="T10">contacts.txt</text:span></text:span><text:span text:style-name="T9"> containing names and emails. We can read this file, extract email addresses, and store them in a new file:</text:span></text:p>
      <text:p text:style-name="P19"/>
      <text:p text:style-name="P19"/>
      <text:p text:style-name="P32"><text:span text:style-name="Source_20_Text"><text:span text:style-name="T10"># Read from contacts.txt and extract emails</text:span></text:span></text:p>
      <text:p text:style-name="P32"><text:span text:style-name="Source_20_Text"><text:span text:style-name="T10">with open('contacts.txt', 'r') as f:</text:span></text:span></text:p>
      <text:p text:style-name="P32"><text:span text:style-name="Source_20_Text"><text:span text:style-name="T10"><text:s text:c="4"/>emails = [line.split(',')[1].strip() for line in f]</text:span></text:span></text:p>
      <text:p text:style-name="P29"/>
      <text:p text:style-name="P32"><text:span text:style-name="Source_20_Text"><text:span text:style-name="T10"># Write emails to a new file</text:span></text:span></text:p>
      <text:p text:style-name="P32"><text:span text:style-name="Source_20_Text"><text:span text:style-name="T10">with open('emails.txt', 'w') as f:</text:span></text:span></text:p>
      <text:p text:style-name="P32"><text:span text:style-name="Source_20_Text"><text:span text:style-name="T10"><text:s text:c="4"/>for email in emails:</text:span></text:span></text:p>
      <text:p text:style-name="P9"><text:span text:style-name="Source_20_Text"><text:span text:style-name="T10"><text:s text:c="8"/>f.write(email + '\n')</text:span></text:span></text:p>
      <text:h text:style-name="P6" text:outline-level="4">Date and Time Example:</text:h>
      <text:p text:style-name="P52">Suppose you want to log events with timestamps. You can write a function to log messages with current timestamps to a file:</text:p>
      <text:p text:style-name="P19"/>
      <text:p text:style-name="P19"/>
      <text:p text:style-name="P32"><text:span text:style-name="Source_20_Text"><text:span text:style-name="T10">import datetime</text:span></text:span></text:p>
      <text:p text:style-name="P29"/>
      <text:p text:style-name="P32"><text:soft-page-break/><text:span text:style-name="Source_20_Text"><text:span text:style-name="T10">def log_message(message):</text:span></text:span></text:p>
      <text:p text:style-name="P32"><text:span text:style-name="Source_20_Text"><text:span text:style-name="T10"><text:s text:c="4"/>timestamp = datetime.datetime.now().strftime("%Y-%m-%d %H:%M:%S")</text:span></text:span></text:p>
      <text:p text:style-name="P32"><text:span text:style-name="Source_20_Text"><text:span text:style-name="T10"><text:s text:c="4"/>with open('log.txt', 'a') as f: <text:s/># 'a' for append mode</text:span></text:span></text:p>
      <text:p text:style-name="P32"><text:span text:style-name="Source_20_Text"><text:span text:style-name="T10"><text:s text:c="8"/>f.write(f"{timestamp}: {message}\n")</text:span></text:span></text:p>
      <text:p text:style-name="P29"/>
      <text:p text:style-name="P32"><text:span text:style-name="Source_20_Text"><text:span text:style-name="T10"># Example usage:</text:span></text:span></text:p>
      <text:p text:style-name="P32"><text:span text:style-name="Source_20_Text"><text:span text:style-name="T10">log_message("System initialized")</text:span></text:span></text:p>
      <text:p text:style-name="P9"><text:span text:style-name="Source_20_Text"><text:span text:style-name="T10">log_message("Error: File not found")</text:span></text:span></text:p>
      <text:p text:style-name="P39"><text:line-break/>Basic Concepts:</text:p>
      <text:list xml:id="list3695663258" text:style-name="L19">
        <text:list-item>
          <text:p text:style-name="P74"><text:span text:style-name="Strong_20_Emphasis"><text:span text:style-name="T10">Creating an Array/List:</text:span></text:span></text:p>
          <text:p text:style-name="P26"/>
          <text:p text:style-name="P26"/>
          <text:p text:style-name="P16"><text:span text:style-name="Source_20_Text"><text:span text:style-name="T10">my_array = [1, 2, 3, 4, 5]</text:span></text:span></text:p>
        </text:list-item>
        <text:list-item>
          <text:p text:style-name="P74"><text:span text:style-name="Strong_20_Emphasis"><text:span text:style-name="T10">Accessing Elements:</text:span></text:span><text:span text:style-name="T9"> You can access elements using indices, starting from 0.</text:span></text:p>
          <text:p text:style-name="P26"/>
          <text:p text:style-name="P26"/>
          <text:p text:style-name="P16"><text:span text:style-name="Source_20_Text"><text:span text:style-name="T10">print(my_array[0]) <text:s/># Output: 1</text:span></text:span></text:p>
        </text:list-item>
        <text:list-item>
          <text:p text:style-name="P74"><text:span text:style-name="Strong_20_Emphasis"><text:span text:style-name="T10">Array Length:</text:span></text:span><text:span text:style-name="T9"> To find the length of an array, you can use the </text:span><text:span text:style-name="Source_20_Text"><text:span text:style-name="T10">len()</text:span></text:span><text:span text:style-name="T9"> function.</text:span></text:p>
          <text:p text:style-name="P26"/>
          <text:p text:style-name="P26"/>
          <text:p text:style-name="P16"><text:span text:style-name="Source_20_Text"><text:span text:style-name="T10">print(len(my_array)) <text:s/># Output: 5</text:span></text:span></text:p>
        </text:list-item>
        <text:list-item>
          <text:p text:style-name="P74"><text:span text:style-name="Strong_20_Emphasis"><text:span text:style-name="T10">Slicing:</text:span></text:span><text:span text:style-name="T9"> Slicing allows you to access a subset of the array.</text:span></text:p>
          <text:p text:style-name="P26"/>
          <text:p text:style-name="P26"/>
          <text:p text:style-name="P16"><text:span text:style-name="Source_20_Text"><text:span text:style-name="T10">print(my_array[1:3]) <text:s/># Output: [2, 3]</text:span></text:span></text:p>
        </text:list-item>
      </text:list>
      <text:h text:style-name="P4" text:outline-level="3">Advanced Concepts:</text:h>
      <text:list xml:id="list2877438857" text:style-name="L20">
        <text:list-item>
          <text:p text:style-name="P75"><text:span text:style-name="Strong_20_Emphasis"><text:span text:style-name="T10">Appending and Extending:</text:span></text:span><text:span text:style-name="T9"> You can add elements to an array using </text:span><text:span text:style-name="Source_20_Text"><text:span text:style-name="T10">append()</text:span></text:span><text:span text:style-name="T9"> or add another array using </text:span><text:span text:style-name="Source_20_Text"><text:span text:style-name="T10">extend()</text:span></text:span><text:span text:style-name="T9">.</text:span></text:p>
          <text:p text:style-name="P27"/>
          <text:p text:style-name="P27"/>
          <text:p text:style-name="P37"><text:span text:style-name="Source_20_Text"><text:span text:style-name="T10">my_array.append(6)</text:span></text:span></text:p>
          <text:p text:style-name="P37"><text:soft-page-break/><text:span text:style-name="Source_20_Text"><text:span text:style-name="T10">print(my_array) <text:s/># Output: [1, 2, 3, 4, 5, 6]</text:span></text:span></text:p>
          <text:p text:style-name="P30"/>
          <text:p text:style-name="P37"><text:span text:style-name="Source_20_Text"><text:span text:style-name="T10">another_array = [7, 8, 9]</text:span></text:span></text:p>
          <text:p text:style-name="P37"><text:span text:style-name="Source_20_Text"><text:span text:style-name="T10">my_array.extend(another_array)</text:span></text:span></text:p>
          <text:p text:style-name="P17"><text:span text:style-name="Source_20_Text"><text:span text:style-name="T10">print(my_array) <text:s/># Output: [1, 2, 3, 4, 5, 6, 7, 8, 9]</text:span></text:span></text:p>
        </text:list-item>
        <text:list-item>
          <text:p text:style-name="P75"><text:span text:style-name="Strong_20_Emphasis"><text:span text:style-name="T10">Removing Elements:</text:span></text:span><text:span text:style-name="T9"> You can remove elements by value using </text:span><text:span text:style-name="Source_20_Text"><text:span text:style-name="T10">remove()</text:span></text:span><text:span text:style-name="T9"> or by index using </text:span><text:span text:style-name="Source_20_Text"><text:span text:style-name="T10">del</text:span></text:span><text:span text:style-name="T9"> or </text:span><text:span text:style-name="Source_20_Text"><text:span text:style-name="T10">pop()</text:span></text:span><text:span text:style-name="T9">.</text:span></text:p>
          <text:p text:style-name="P27"/>
          <text:p text:style-name="P27"/>
          <text:p text:style-name="P37"><text:span text:style-name="Source_20_Text"><text:span text:style-name="T10">my_array.remove(3)</text:span></text:span></text:p>
          <text:p text:style-name="P37"><text:span text:style-name="Source_20_Text"><text:span text:style-name="T10">print(my_array) <text:s/># Output: [1, 2, 4, 5, 6, 7, 8, 9]</text:span></text:span></text:p>
          <text:p text:style-name="P30"/>
          <text:p text:style-name="P37"><text:span text:style-name="Source_20_Text"><text:span text:style-name="T10">del my_array[0]</text:span></text:span></text:p>
          <text:p text:style-name="P37"><text:span text:style-name="Source_20_Text"><text:span text:style-name="T10">print(my_array) <text:s/># Output: [2, 4, 5, 6, 7, 8, 9]</text:span></text:span></text:p>
          <text:p text:style-name="P30"/>
          <text:p text:style-name="P37"><text:span text:style-name="Source_20_Text"><text:span text:style-name="T10">my_array.pop() <text:s/># Removes and returns the last element</text:span></text:span></text:p>
          <text:p text:style-name="P17"><text:span text:style-name="Source_20_Text"><text:span text:style-name="T10">print(my_array) <text:s/># Output: [2, 4, 5, 6, 7, 8]</text:span></text:span></text:p>
        </text:list-item>
        <text:list-item>
          <text:p text:style-name="P75"><text:span text:style-name="Strong_20_Emphasis"><text:span text:style-name="T10">Searching:</text:span></text:span><text:span text:style-name="T9"> You can search for elements using </text:span><text:span text:style-name="Source_20_Text"><text:span text:style-name="T10">index()</text:span></text:span><text:span text:style-name="T9"> or </text:span><text:span text:style-name="Source_20_Text"><text:span text:style-name="T10">in</text:span></text:span><text:span text:style-name="T9"> operator.</text:span></text:p>
          <text:p text:style-name="P27"/>
          <text:p text:style-name="P27"/>
          <text:p text:style-name="P37"><text:span text:style-name="Source_20_Text"><text:span text:style-name="T10">print(my_array.index(5)) <text:s/># Output: 2</text:span></text:span></text:p>
          <text:p text:style-name="P17"><text:span text:style-name="Source_20_Text"><text:span text:style-name="T10">print(6 in my_array) <text:s/># Output: True</text:span></text:span></text:p>
        </text:list-item>
        <text:list-item>
          <text:p text:style-name="P75"><text:span text:style-name="Strong_20_Emphasis"><text:span text:style-name="T10">Sorting and Reversing:</text:span></text:span><text:span text:style-name="T9"> You can sort an array using </text:span><text:span text:style-name="Source_20_Text"><text:span text:style-name="T10">sort()</text:span></text:span><text:span text:style-name="T9"> or reverse it using </text:span><text:span text:style-name="Source_20_Text"><text:span text:style-name="T10">reverse()</text:span></text:span><text:span text:style-name="T9">.</text:span></text:p>
          <text:p text:style-name="P27"/>
          <text:p text:style-name="P27"/>
          <text:p text:style-name="P37"><text:span text:style-name="Source_20_Text"><text:span text:style-name="T10">my_array.sort()</text:span></text:span></text:p>
          <text:p text:style-name="P37"><text:span text:style-name="Source_20_Text"><text:span text:style-name="T10">print(my_array) <text:s/># Output: [2, 4, 5, 6, 7, 8]</text:span></text:span></text:p>
          <text:p text:style-name="P30"/>
          <text:p text:style-name="P37"><text:span text:style-name="Source_20_Text"><text:span text:style-name="T10">my_array.reverse()</text:span></text:span></text:p>
          <text:p text:style-name="P17"><text:span text:style-name="Source_20_Text"><text:span text:style-name="T10">print(my_array) <text:s/># Output: [8, 7, 6, 5, 4, 2]</text:span></text:span></text:p>
        </text:list-item>
      </text:list>
      <text:h text:style-name="P4" text:outline-level="3">Real-life Example: Student Grades</text:h>
      <text:p text:style-name="P51">Let's say you want to store the grades of students in a class. You can use a <text:s/>array for this purpose.</text:p>
      <text:p text:style-name="P18"/>
      <text:p text:style-name="P18"/>
      <text:p text:style-name="P31"><text:soft-page-break/><text:span text:style-name="Source_20_Text"><text:span text:style-name="T10">grades = [85, 92, 78, 95, 88]</text:span></text:span></text:p>
      <text:p text:style-name="P28"/>
      <text:p text:style-name="P31"><text:span text:style-name="Source_20_Text"><text:span text:style-name="T10"># Finding the average grade</text:span></text:span></text:p>
      <text:p text:style-name="P31"><text:span text:style-name="Source_20_Text"><text:span text:style-name="T10">average_grade = sum(grades) / len(grades)</text:span></text:span></text:p>
      <text:p text:style-name="P31"><text:span text:style-name="Source_20_Text"><text:span text:style-name="T10">print("Average Grade:", average_grade)</text:span></text:span></text:p>
      <text:p text:style-name="P28"/>
      <text:p text:style-name="P31"><text:span text:style-name="Source_20_Text"><text:span text:style-name="T10"># Finding the highest and lowest grades</text:span></text:span></text:p>
      <text:p text:style-name="P31"><text:span text:style-name="Source_20_Text"><text:span text:style-name="T10">highest_grade = max(grades)</text:span></text:span></text:p>
      <text:p text:style-name="P31"><text:span text:style-name="Source_20_Text"><text:span text:style-name="T10">lowest_grade = min(grades)</text:span></text:span></text:p>
      <text:p text:style-name="P31"><text:span text:style-name="Source_20_Text"><text:span text:style-name="T10">print("Highest Grade:", highest_grade)</text:span></text:span></text:p>
      <text:p text:style-name="P8"><text:span text:style-name="Source_20_Text"><text:span text:style-name="T10">print("Lowest Grade:", lowest_grade)</text:span></text:span></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pace Mono" svg:font-family="'Space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81cm" fo:margin-right="1.12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3T18:34:35.427057594</meta:creation-date>
    <dc:date>2024-05-23T18:50:47.348703284</dc:date>
    <meta:editing-duration>PT16M12S</meta:editing-duration>
    <meta:editing-cycles>2</meta:editing-cycles>
    <meta:generator>LibreOffice/6.4.7.2$Linux_X86_64 LibreOffice_project/40$Build-2</meta:generator>
    <meta:document-statistic meta:table-count="0" meta:image-count="0" meta:object-count="0" meta:page-count="34" meta:paragraph-count="929" meta:word-count="5126" meta:character-count="32688" meta:non-whitespace-character-count="27628"/>
  </office:meta>
</office:document-meta>
</file>